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72.png" manifest:version="1.2"/>
  <manifest:file-entry manifest:media-type="image/png" manifest:full-path="Pictures/371.png" manifest:version="1.2"/>
  <manifest:file-entry manifest:media-type="image/png" manifest:full-path="Pictures/370.png" manifest:version="1.2"/>
  <manifest:file-entry manifest:media-type="image/png" manifest:full-path="Pictures/369.png" manifest:version="1.2"/>
  <manifest:file-entry manifest:media-type="image/png" manifest:full-path="Pictures/368.png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image/png" manifest:full-path="Pictures/363.png" manifest:version="1.2"/>
  <manifest:file-entry manifest:media-type="image/png" manifest:full-path="Pictures/362.png" manifest:version="1.2"/>
  <manifest:file-entry manifest:media-type="image/png" manifest:full-path="Pictures/361.png" manifest:version="1.2"/>
  <manifest:file-entry manifest:media-type="image/png" manifest:full-path="Pictures/360.png" manifest:version="1.2"/>
  <manifest:file-entry manifest:media-type="image/png" manifest:full-path="Pictures/359.png" manifest:version="1.2"/>
  <manifest:file-entry manifest:media-type="image/png" manifest:full-path="Pictures/358.png" manifest:version="1.2"/>
  <manifest:file-entry manifest:media-type="image/png" manifest:full-path="Pictures/357.png" manifest:version="1.2"/>
  <manifest:file-entry manifest:media-type="image/png" manifest:full-path="Pictures/356.png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image/png" manifest:full-path="Pictures/333.png" manifest:version="1.2"/>
  <manifest:file-entry manifest:media-type="application/xml" manifest:full-path="Formula-331/settings.xml" manifest:version="1.2"/>
  <manifest:file-entry manifest:media-type="application/xml" manifest:full-path="Formula-331/content.xml" manifest:version="1.2"/>
  <manifest:file-entry manifest:media-type="application/xml" manifest:full-path="Formula-329/settings.xml" manifest:version="1.2"/>
  <manifest:file-entry manifest:media-type="application/xml" manifest:full-path="Formula-329/content.xml" manifest:version="1.2"/>
  <manifest:file-entry manifest:media-type="application/xml" manifest:full-path="Formula-327/settings.xml" manifest:version="1.2"/>
  <manifest:file-entry manifest:media-type="application/xml" manifest:full-path="Formula-327/content.xml" manifest:version="1.2"/>
  <manifest:file-entry manifest:media-type="application/xml" manifest:full-path="Formula-325/settings.xml" manifest:version="1.2"/>
  <manifest:file-entry manifest:media-type="application/xml" manifest:full-path="Formula-325/content.xml" manifest:version="1.2"/>
  <manifest:file-entry manifest:media-type="application/xml" manifest:full-path="Formula-323/settings.xml" manifest:version="1.2"/>
  <manifest:file-entry manifest:media-type="application/xml" manifest:full-path="Formula-323/content.xml" manifest:version="1.2"/>
  <manifest:file-entry manifest:media-type="image/png" manifest:full-path="Pictures/322.png" manifest:version="1.2"/>
  <manifest:file-entry manifest:media-type="image/png" manifest:full-path="Pictures/321.png" manifest:version="1.2"/>
  <manifest:file-entry manifest:media-type="application/xml" manifest:full-path="Formula-319/settings.xml" manifest:version="1.2"/>
  <manifest:file-entry manifest:media-type="application/xml" manifest:full-path="Formula-319/content.xml" manifest:version="1.2"/>
  <manifest:file-entry manifest:media-type="application/xml" manifest:full-path="Formula-317/settings.xml" manifest:version="1.2"/>
  <manifest:file-entry manifest:media-type="application/xml" manifest:full-path="Formula-317/content.xml" manifest:version="1.2"/>
  <manifest:file-entry manifest:media-type="application/xml" manifest:full-path="Formula-315/settings.xml" manifest:version="1.2"/>
  <manifest:file-entry manifest:media-type="application/xml" manifest:full-path="Formula-315/content.xml" manifest:version="1.2"/>
  <manifest:file-entry manifest:media-type="application/xml" manifest:full-path="Formula-313/settings.xml" manifest:version="1.2"/>
  <manifest:file-entry manifest:media-type="application/xml" manifest:full-path="Formula-313/content.xml" manifest:version="1.2"/>
  <manifest:file-entry manifest:media-type="application/xml" manifest:full-path="Formula-311/settings.xml" manifest:version="1.2"/>
  <manifest:file-entry manifest:media-type="application/xml" manifest:full-path="Formula-311/content.xml" manifest:version="1.2"/>
  <manifest:file-entry manifest:media-type="application/xml" manifest:full-path="Formula-309/settings.xml" manifest:version="1.2"/>
  <manifest:file-entry manifest:media-type="application/xml" manifest:full-path="Formula-309/content.xml" manifest:version="1.2"/>
  <manifest:file-entry manifest:media-type="image/png" manifest:full-path="Pictures/308.png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image/png" manifest:full-path="Pictures/303.png" manifest:version="1.2"/>
  <manifest:file-entry manifest:media-type="image/png" manifest:full-path="Pictures/302.png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Text_20_body" style:list-style-name="L210">
      <style:paragraph-properties fo:margin-top="0in" fo:margin-bottom="0in"/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Text_20_body" style:list-style-name="L217">
      <style:paragraph-properties fo:margin-top="0in" fo:margin-bottom="0in"/>
    </style:style>
    <style:style style:name="P504" style:family="paragraph" style:parent-style-name="Text_20_body" style:list-style-name="L218">
      <style:paragraph-properties fo:margin-top="0in" fo:margin-bottom="0in"/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Text_20_body" style:list-style-name="L219">
      <style:paragraph-properties fo:margin-top="0in" fo:margin-bottom="0in"/>
    </style:style>
    <style:style style:name="P526" style:family="paragraph" style:parent-style-name="Text_20_body" style:list-style-name="L220">
      <style:paragraph-properties fo:margin-top="0in" fo:margin-bottom="0in"/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Text_20_body" style:list-style-name="L221">
      <style:paragraph-properties fo:margin-top="0in" fo:margin-bottom="0in"/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Text_20_body" style:list-style-name="L222">
      <style:paragraph-properties fo:margin-top="0in" fo:margin-bottom="0in"/>
    </style:style>
    <style:style style:name="P539" style:family="paragraph" style:parent-style-name="Text_20_body" style:list-style-name="L223">
      <style:paragraph-properties fo:margin-top="0in" fo:margin-bottom="0in"/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Text_20_body" style:list-style-name="L224">
      <style:paragraph-properties fo:margin-top="0in" fo:margin-bottom="0in"/>
    </style:style>
    <style:style style:name="P544" style:family="paragraph" style:parent-style-name="Text_20_body" style:list-style-name="L225">
      <style:paragraph-properties fo:margin-top="0in" fo:margin-bottom="0in"/>
    </style:style>
    <style:style style:name="P545" style:family="paragraph" style:parent-style-name="Text_20_body" style:list-style-name="L226">
      <style:paragraph-properties fo:margin-top="0in" fo:margin-bottom="0in"/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Text_20_body" style:list-style-name="L227">
      <style:paragraph-properties fo:margin-top="0in" fo:margin-bottom="0in"/>
    </style:style>
    <style:style style:name="P559" style:family="paragraph" style:parent-style-name="Text_20_body" style:list-style-name="L228">
      <style:paragraph-properties fo:margin-top="0in" fo:margin-bottom="0in"/>
    </style:style>
    <style:style style:name="P560" style:family="paragraph" style:parent-style-name="Text_20_body" style:list-style-name="L229">
      <style:paragraph-properties fo:margin-top="0in" fo:margin-bottom="0in"/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Text_20_body" style:list-style-name="L230">
      <style:paragraph-properties fo:margin-top="0in" fo:margin-bottom="0in"/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  <style:paragraph-properties fo:margin-top="0in" fo:margin-bottom="0in"/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</style:style>
    <style:style style:name="P621" style:family="paragraph" style:parent-style-name="Text_20_body" style:list-style-name="L239">
      <style:paragraph-properties fo:margin-top="0in" fo:margin-bottom="0in"/>
    </style:style>
    <style:style style:name="P622" style:family="paragraph" style:parent-style-name="Text_20_body" style:list-style-name="L240">
      <style:paragraph-properties fo:margin-top="0in" fo:margin-bottom="0in"/>
    </style:style>
    <style:style style:name="P623" style:family="paragraph" style:parent-style-name="Text_20_body" style:list-style-name="L241">
      <style:paragraph-properties fo:margin-top="0in" fo:margin-bottom="0in"/>
    </style:style>
    <style:style style:name="P624" style:family="paragraph" style:parent-style-name="Text_20_body" style:list-style-name="L242">
      <style:paragraph-properties fo:margin-top="0in" fo:margin-bottom="0in"/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Text_20_body" style:list-style-name="L243">
      <style:paragraph-properties fo:margin-top="0in" fo:margin-bottom="0in"/>
    </style:style>
    <style:style style:name="P658" style:family="paragraph" style:parent-style-name="Text_20_body" style:list-style-name="L244">
      <style:paragraph-properties fo:margin-top="0in" fo:margin-bottom="0in"/>
    </style:style>
    <style:style style:name="P659" style:family="paragraph" style:parent-style-name="Text_20_body" style:list-style-name="L245">
      <style:paragraph-properties fo:margin-top="0in" fo:margin-bottom="0in"/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</style:style>
    <style:style style:name="P662" style:family="paragraph" style:parent-style-name="Text_20_body" style:list-style-name="L248">
    </style:style>
    <style:style style:name="P663" style:family="paragraph" style:parent-style-name="Text_20_body" style:list-style-name="L249"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Text_20_body" style:list-style-name="L251">
      <style:paragraph-properties fo:margin-top="0in" fo:margin-bottom="0in"/>
    </style:style>
    <style:style style:name="P666" style:family="paragraph" style:parent-style-name="Text_20_body" style:list-style-name="L252">
      <style:paragraph-properties fo:margin-top="0in" fo:margin-bottom="0in"/>
    </style:style>
    <style:style style:name="P667" style:family="paragraph" style:parent-style-name="Text_20_body" style:list-style-name="L253">
      <style:paragraph-properties fo:margin-top="0in" fo:margin-bottom="0in"/>
    </style:style>
    <style:style style:name="P668" style:family="paragraph" style:parent-style-name="Text_20_body" style:list-style-name="L254">
      <style:paragraph-properties fo:margin-top="0in" fo:margin-bottom="0in"/>
    </style:style>
    <style:style style:name="P669" style:family="paragraph" style:parent-style-name="Text_20_body" style:list-style-name="L255">
      <style:paragraph-properties fo:margin-top="0in" fo:margin-bottom="0in"/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Text_20_body" style:list-style-name="L259">
      <style:paragraph-properties fo:margin-top="0in" fo:margin-bottom="0in"/>
    </style:style>
    <style:style style:name="P682" style:family="paragraph" style:parent-style-name="Text_20_body" style:list-style-name="L260">
      <style:paragraph-properties fo:margin-top="0in" fo:margin-bottom="0in"/>
    </style:style>
    <style:style style:name="P683" style:family="paragraph" style:parent-style-name="Text_20_body" style:list-style-name="L261">
      <style:paragraph-properties fo:margin-top="0in" fo:margin-bottom="0in"/>
    </style:style>
    <style:style style:name="P684" style:family="paragraph" style:parent-style-name="Text_20_body" style:list-style-name="L262">
      <style:paragraph-properties fo:margin-top="0in" fo:margin-bottom="0in"/>
    </style:style>
    <style:style style:name="P685" style:family="paragraph" style:parent-style-name="Text_20_body" style:list-style-name="L263">
      <style:paragraph-properties fo:margin-top="0in" fo:margin-bottom="0in"/>
    </style:style>
    <style:style style:name="P686" style:family="paragraph" style:parent-style-name="Text_20_body" style:list-style-name="L264">
      <style:paragraph-properties fo:margin-top="0in" fo:margin-bottom="0in"/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Table_20_Heading">
      <style:paragraph-properties fo:text-align="center" style:justify-single-word="false"/>
    </style:style>
    <style:style style:name="P699" style:family="paragraph" style:parent-style-name="Table_20_Heading">
      <style:paragraph-properties fo:text-align="center" style:justify-single-word="false"/>
    </style:style>
    <style:style style:name="P700" style:family="paragraph" style:parent-style-name="Table_20_Contents">
      <style:paragraph-properties fo:text-align="center" style:justify-single-word="false"/>
    </style:style>
    <style:style style:name="P701" style:family="paragraph" style:parent-style-name="Table_20_Contents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Heading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Table_20_Contents">
      <style:paragraph-properties fo:text-align="center" style:justify-single-word="false"/>
    </style:style>
    <style:style style:name="P706" style:family="paragraph" style:parent-style-name="Text_20_body" style:list-style-name="L265">
      <style:paragraph-properties fo:margin-top="0in" fo:margin-bottom="0in"/>
    </style:style>
    <style:style style:name="P707" style:family="paragraph" style:parent-style-name="Table_20_Heading">
      <style:paragraph-properties fo:text-align="center" style:justify-single-word="false"/>
    </style:style>
    <style:style style:name="P708" style:family="paragraph" style:parent-style-name="Table_20_Heading">
      <style:paragraph-properties fo:text-align="center" style:justify-single-word="false"/>
    </style:style>
    <style:style style:name="P709" style:family="paragraph" style:parent-style-name="Table_20_Contents">
      <style:paragraph-properties fo:text-align="center" style:justify-single-word="false"/>
    </style:style>
    <style:style style:name="P710" style:family="paragraph" style:parent-style-name="Table_20_Contents">
      <style:paragraph-properties fo:text-align="center" style:justify-single-word="false"/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Text_20_body" style:list-style-name="L266">
      <style:paragraph-properties fo:margin-top="0in" fo:margin-bottom="0in"/>
    </style:style>
    <style:style style:name="P726" style:family="paragraph" style:parent-style-name="Text_20_body" style:list-style-name="L267">
      <style:paragraph-properties fo:margin-top="0in" fo:margin-bottom="0in"/>
    </style:style>
    <style:style style:name="P727" style:family="paragraph" style:parent-style-name="Text_20_body" style:list-style-name="L268">
      <style:paragraph-properties fo:margin-top="0in" fo:margin-bottom="0in"/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Text_20_body" style:list-style-name="L269">
      <style:paragraph-properties fo:margin-top="0in" fo:margin-bottom="0in"/>
    </style:style>
    <style:style style:name="P741" style:family="paragraph" style:parent-style-name="Text_20_body" style:list-style-name="L270">
      <style:paragraph-properties fo:margin-top="0in" fo:margin-bottom="0in"/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Text_20_body" style:list-style-name="L271">
      <style:paragraph-properties fo:margin-top="0in" fo:margin-bottom="0in"/>
    </style:style>
    <style:style style:name="P754" style:family="paragraph" style:parent-style-name="Text_20_body" style:list-style-name="L272">
      <style:paragraph-properties fo:margin-top="0in" fo:margin-bottom="0in"/>
    </style:style>
    <style:style style:name="P755" style:family="paragraph" style:parent-style-name="Text_20_body" style:list-style-name="L273">
      <style:paragraph-properties fo:margin-top="0in" fo:margin-bottom="0in"/>
    </style:style>
    <style:style style:name="P756" style:family="paragraph" style:parent-style-name="Text_20_body" style:list-style-name="L274">
      <style:paragraph-properties fo:margin-top="0in" fo:margin-bottom="0in"/>
    </style:style>
    <style:style style:name="P757" style:family="paragraph" style:parent-style-name="Text_20_body" style:list-style-name="L275">
      <style:paragraph-properties fo:margin-top="0in" fo:margin-bottom="0in"/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ext_20_body" style:list-style-name="L278">
      <style:paragraph-properties fo:margin-top="0in" fo:margin-bottom="0in"/>
    </style:style>
    <style:style style:name="P789" style:family="paragraph" style:parent-style-name="Text_20_body" style:list-style-name="L279">
      <style:paragraph-properties fo:margin-top="0in" fo:margin-bottom="0in"/>
    </style:style>
    <style:style style:name="P790" style:family="paragraph" style:parent-style-name="Text_20_body" style:list-style-name="L280">
      <style:paragraph-properties fo:margin-top="0in" fo:margin-bottom="0in"/>
    </style:style>
    <style:style style:name="P791" style:family="paragraph" style:parent-style-name="Text_20_body" style:list-style-name="L281">
      <style:paragraph-properties fo:margin-top="0in" fo:margin-bottom="0in"/>
    </style:style>
    <style:style style:name="P792" style:family="paragraph" style:parent-style-name="Text_20_body" style:list-style-name="L282">
      <style:paragraph-properties fo:margin-top="0in" fo:margin-bottom="0in"/>
    </style:style>
    <style:style style:name="P793" style:family="paragraph" style:parent-style-name="Text_20_body" style:list-style-name="L283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Contents">
      <style:paragraph-properties fo:text-align="center" style:justify-single-word="false"/>
    </style:style>
    <style:style style:name="P796" style:family="paragraph" style:parent-style-name="Text_20_body" style:list-style-name="L284">
      <style:paragraph-properties fo:margin-top="0in" fo:margin-bottom="0in"/>
    </style:style>
    <style:style style:name="P797" style:family="paragraph" style:parent-style-name="Table_20_Heading">
      <style:paragraph-properties fo:text-align="center" style:justify-single-word="false"/>
    </style:style>
    <style:style style:name="P798" style:family="paragraph" style:parent-style-name="Table_20_Contents">
      <style:paragraph-properties fo:text-align="center" style:justify-single-word="false"/>
    </style:style>
    <style:style style:name="P799" style:family="paragraph" style:parent-style-name="Text_20_body" style:list-style-name="L285">
      <style:paragraph-properties fo:margin-top="0in" fo:margin-bottom="0in"/>
    </style:style>
    <style:style style:name="P800" style:family="paragraph" style:parent-style-name="Table_20_Heading">
      <style:paragraph-properties fo:text-align="center" style:justify-single-word="false"/>
    </style:style>
    <style:style style:name="P801" style:family="paragraph" style:parent-style-name="Table_20_Heading">
      <style:paragraph-properties fo:text-align="center" style:justify-single-word="false"/>
    </style:style>
    <style:style style:name="P802" style:family="paragraph" style:parent-style-name="Table_20_Contents">
      <style:paragraph-properties fo:text-align="center" style:justify-single-word="false"/>
    </style:style>
    <style:style style:name="P803" style:family="paragraph" style:parent-style-name="Table_20_Contents">
      <style:paragraph-properties fo:text-align="center" style:justify-single-word="false"/>
    </style:style>
    <style:style style:name="P804" style:family="paragraph" style:parent-style-name="Text_20_body" style:list-style-name="L286">
    </style:style>
    <style:style style:name="P805" style:family="paragraph" style:parent-style-name="Text_20_body" style:list-style-name="L287">
      <style:paragraph-properties fo:margin-top="0in" fo:margin-bottom="0in"/>
    </style:style>
    <style:style style:name="P806" style:family="paragraph" style:parent-style-name="Text_20_body" style:list-style-name="L288">
      <style:paragraph-properties fo:margin-top="0in" fo:margin-bottom="0in"/>
    </style:style>
    <style:style style:name="P807" style:family="paragraph" style:parent-style-name="Text_20_body" style:list-style-name="L289">
      <style:paragraph-properties fo:margin-top="0in" fo:margin-bottom="0in"/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Text_20_body" style:list-style-name="L290">
      <style:paragraph-properties fo:margin-top="0in" fo:margin-bottom="0in"/>
    </style:style>
    <style:style style:name="P835" style:family="paragraph" style:parent-style-name="Text_20_body" style:list-style-name="L291">
      <style:paragraph-properties fo:margin-top="0in" fo:margin-bottom="0in"/>
    </style:style>
    <style:style style:name="P836" style:family="paragraph" style:parent-style-name="Text_20_body" style:list-style-name="L292">
      <style:paragraph-properties fo:margin-top="0in" fo:margin-bottom="0in"/>
    </style:style>
    <style:style style:name="P837" style:family="paragraph" style:parent-style-name="Text_20_body" style:list-style-name="L293">
      <style:paragraph-properties fo:margin-top="0in" fo:margin-bottom="0in"/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Text_20_body" style:list-style-name="L294">
      <style:paragraph-properties fo:margin-top="0in" fo:margin-bottom="0in"/>
    </style:style>
    <style:style style:name="P863" style:family="paragraph" style:parent-style-name="Text_20_body" style:list-style-name="L295">
      <style:paragraph-properties fo:margin-top="0in" fo:margin-bottom="0in"/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Text_20_body" style:list-style-name="L298">
      <style:paragraph-properties fo:margin-top="0in" fo:margin-bottom="0in"/>
    </style:style>
    <style:style style:name="P903" style:family="paragraph" style:parent-style-name="Text_20_body" style:list-style-name="L299">
      <style:paragraph-properties fo:margin-top="0in" fo:margin-bottom="0in"/>
    </style:style>
    <style:style style:name="P904" style:family="paragraph" style:parent-style-name="Text_20_body" style:list-style-name="L300">
      <style:paragraph-properties fo:margin-top="0in" fo:margin-bottom="0in"/>
    </style:style>
    <style:style style:name="P905" style:family="paragraph" style:parent-style-name="Text_20_body" style:list-style-name="L301">
      <style:paragraph-properties fo:margin-top="0in" fo:margin-bottom="0in"/>
    </style:style>
    <style:style style:name="P906" style:family="paragraph" style:parent-style-name="Text_20_body" style:list-style-name="L302">
      <style:paragraph-properties fo:margin-top="0in" fo:margin-bottom="0in"/>
    </style:style>
    <style:style style:name="P907" style:family="paragraph" style:parent-style-name="Text_20_body" style:list-style-name="L303">
      <style:paragraph-properties fo:margin-top="0in" fo:margin-bottom="0in"/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Text_20_body" style:list-style-name="L304">
      <style:paragraph-properties fo:margin-top="0in" fo:margin-bottom="0in"/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Text_20_body" style:list-style-name="L305">
      <style:paragraph-properties fo:margin-top="0in" fo:margin-bottom="0in"/>
    </style:style>
    <style:style style:name="P987" style:family="paragraph" style:parent-style-name="Text_20_body" style:list-style-name="L306">
      <style:paragraph-properties fo:margin-top="0in" fo:margin-bottom="0in"/>
    </style:style>
    <style:style style:name="P988" style:family="paragraph" style:parent-style-name="Text_20_body" style:list-style-name="L307">
      <style:paragraph-properties fo:margin-top="0in" fo:margin-bottom="0in"/>
    </style:style>
    <style:style style:name="P989" style:family="paragraph" style:parent-style-name="Text_20_body" style:list-style-name="L308">
      <style:paragraph-properties fo:margin-top="0in" fo:margin-bottom="0in"/>
    </style:style>
    <style:style style:name="P990" style:family="paragraph" style:parent-style-name="Text_20_body" style:list-style-name="L309">
      <style:paragraph-properties fo:margin-top="0in" fo:margin-bottom="0in"/>
    </style:style>
    <style:style style:name="P991" style:family="paragraph" style:parent-style-name="Text_20_body" style:list-style-name="L310">
      <style:paragraph-properties fo:margin-top="0in" fo:margin-bottom="0in"/>
    </style:style>
    <style:style style:name="P992" style:family="paragraph" style:parent-style-name="Text_20_body" style:list-style-name="L311">
      <style:paragraph-properties fo:margin-top="0in" fo:margin-bottom="0in"/>
    </style:style>
    <style:style style:name="P993" style:family="paragraph" style:parent-style-name="Text_20_body" style:list-style-name="L312">
      <style:paragraph-properties fo:margin-top="0in" fo:margin-bottom="0in"/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Text_20_body" style:list-style-name="L313">
      <style:paragraph-properties fo:margin-top="0in" fo:margin-bottom="0in"/>
    </style:style>
    <style:style style:name="P1014" style:family="paragraph" style:parent-style-name="Text_20_body" style:list-style-name="L314">
      <style:paragraph-properties fo:margin-top="0in" fo:margin-bottom="0in"/>
    </style:style>
    <style:style style:name="P1015" style:family="paragraph" style:parent-style-name="Text_20_body" style:list-style-name="L315">
      <style:paragraph-properties fo:margin-top="0in" fo:margin-bottom="0in"/>
    </style:style>
    <style:style style:name="P1016" style:family="paragraph" style:parent-style-name="Text_20_body" style:list-style-name="L316">
    </style:style>
    <style:style style:name="P1017" style:family="paragraph" style:parent-style-name="Text_20_body" style:list-style-name="L317">
    </style:style>
    <style:style style:name="P1018" style:family="paragraph" style:parent-style-name="Text_20_body" style:list-style-name="L318">
    </style:style>
    <style:style style:name="P1019" style:family="paragraph" style:parent-style-name="Text_20_body" style:list-style-name="L319">
      <style:paragraph-properties fo:margin-top="0in" fo:margin-bottom="0in"/>
    </style:style>
    <style:style style:name="P1020" style:family="paragraph" style:parent-style-name="Text_20_body" style:list-style-name="L320">
      <style:paragraph-properties fo:margin-top="0in" fo:margin-bottom="0in"/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Text_20_body" style:list-style-name="L321">
      <style:paragraph-properties fo:margin-top="0in" fo:margin-bottom="0in"/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Preformatted_20_Text"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Text_20_body" style:list-style-name="L322">
      <style:paragraph-properties fo:margin-top="0in" fo:margin-bottom="0in"/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Preformatted_20_Text">
    </style:style>
    <style:style style:name="P1086" style:family="paragraph" style:parent-style-name="Preformatted_20_Text">
    </style:style>
    <style:style style:name="P1087" style:family="paragraph" style:parent-style-name="Preformatted_20_Text"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Text_20_body" style:list-style-name="L323">
      <style:paragraph-properties fo:margin-top="0in" fo:margin-bottom="0in"/>
    </style:style>
    <style:style style:name="P1092" style:family="paragraph" style:parent-style-name="Text_20_body" style:list-style-name="L324">
      <style:paragraph-properties fo:margin-top="0in" fo:margin-bottom="0in"/>
    </style:style>
    <style:style style:name="P1093" style:family="paragraph" style:parent-style-name="Text_20_body" style:list-style-name="L325">
      <style:paragraph-properties fo:margin-top="0in" fo:margin-bottom="0in"/>
    </style:style>
    <style:style style:name="P1094" style:family="paragraph" style:parent-style-name="Text_20_body" style:list-style-name="L326">
      <style:paragraph-properties fo:margin-top="0in" fo:margin-bottom="0in"/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Preformatted_20_Text">
    </style:style>
    <style:style style:name="P1114" style:family="paragraph" style:parent-style-name="Preformatted_20_Text">
    </style:style>
    <style:style style:name="P1115" style:family="paragraph" style:parent-style-name="Preformatted_20_Text">
    </style:style>
    <style:style style:name="P1116" style:family="paragraph" style:parent-style-name="Preformatted_20_Text"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Text_20_body" style:list-style-name="L327">
      <style:paragraph-properties fo:margin-top="0in" fo:margin-bottom="0in"/>
    </style:style>
    <style:style style:name="P1120" style:family="paragraph" style:parent-style-name="Text_20_body" style:list-style-name="L328">
      <style:paragraph-properties fo:margin-top="0in" fo:margin-bottom="0in"/>
    </style:style>
    <style:style style:name="P1121" style:family="paragraph" style:parent-style-name="Text_20_body" style:list-style-name="L329">
      <style:paragraph-properties fo:margin-top="0in" fo:margin-bottom="0in"/>
    </style:style>
    <style:style style:name="P1122" style:family="paragraph" style:parent-style-name="Text_20_body" style:list-style-name="L330">
      <style:paragraph-properties fo:margin-top="0in" fo:margin-bottom="0in"/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Preformatted_20_Text">
    </style:style>
    <style:style style:name="P1141" style:family="paragraph" style:parent-style-name="Text_20_body" style:list-style-name="L331">
      <style:paragraph-properties fo:margin-top="0in" fo:margin-bottom="0in"/>
    </style:style>
    <style:style style:name="P1142" style:family="paragraph" style:parent-style-name="Preformatted_20_Text">
    </style:style>
    <style:style style:name="P1143" style:family="paragraph" style:parent-style-name="Preformatted_20_Text">
    </style:style>
    <style:style style:name="P1144" style:family="paragraph" style:parent-style-name="Preformatted_20_Text">
    </style:style>
    <style:style style:name="P1145" style:family="paragraph" style:parent-style-name="Preformatted_20_Text">
    </style:style>
    <style:style style:name="P1146" style:family="paragraph" style:parent-style-name="Preformatted_20_Text">
    </style:style>
    <style:style style:name="P1147" style:family="paragraph" style:parent-style-name="Preformatted_20_Text">
    </style:style>
    <style:style style:name="P1148" style:family="paragraph" style:parent-style-name="Preformatted_20_Text"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Text_20_body" style:list-style-name="L332">
      <style:paragraph-properties fo:margin-top="0in" fo:margin-bottom="0in"/>
    </style:style>
    <style:style style:name="P1164" style:family="paragraph" style:parent-style-name="Preformatted_20_Text"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Preformatted_20_Text">
    </style:style>
    <style:style style:name="P1169" style:family="paragraph" style:parent-style-name="Preformatted_20_Text">
    </style:style>
    <style:style style:name="P1170" style:family="paragraph" style:parent-style-name="Preformatted_20_Text"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Preformatted_20_Text">
    </style:style>
    <style:style style:name="P1181" style:family="paragraph" style:parent-style-name="Preformatted_20_Text">
    </style:style>
    <style:style style:name="P1182" style:family="paragraph" style:parent-style-name="Preformatted_20_Text">
    </style:style>
    <style:style style:name="P1183" style:family="paragraph" style:parent-style-name="Preformatted_20_Text"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Preformatted_20_Text">
    </style:style>
    <style:style style:name="P1188" style:family="paragraph" style:parent-style-name="Preformatted_20_Text">
    </style:style>
    <style:style style:name="P1189" style:family="paragraph" style:parent-style-name="Preformatted_20_Text"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Preformatted_20_Text">
    </style:style>
    <style:style style:name="P1203" style:family="paragraph" style:parent-style-name="Preformatted_20_Text">
    </style:style>
    <style:style style:name="P1204" style:family="paragraph" style:parent-style-name="Text_20_body" style:list-style-name="L333">
      <style:paragraph-properties fo:margin-top="0in" fo:margin-bottom="0in"/>
    </style:style>
    <style:style style:name="P1205" style:family="paragraph" style:parent-style-name="Text_20_body" style:list-style-name="L334">
      <style:paragraph-properties fo:margin-top="0in" fo:margin-bottom="0in"/>
    </style:style>
    <style:style style:name="P1206" style:family="paragraph" style:parent-style-name="Text_20_body" style:list-style-name="L335">
      <style:paragraph-properties fo:margin-top="0in" fo:margin-bottom="0in"/>
    </style:style>
    <style:style style:name="P1207" style:family="paragraph" style:parent-style-name="Text_20_body" style:list-style-name="L336">
      <style:paragraph-properties fo:margin-top="0in" fo:margin-bottom="0in"/>
    </style:style>
    <style:style style:name="P1208" style:family="paragraph" style:parent-style-name="Text_20_body" style:list-style-name="L337">
      <style:paragraph-properties fo:margin-top="0in" fo:margin-bottom="0in"/>
    </style:style>
    <style:style style:name="P1209" style:family="paragraph" style:parent-style-name="Text_20_body" style:list-style-name="L338">
      <style:paragraph-properties fo:margin-top="0in" fo:margin-bottom="0in"/>
    </style:style>
    <style:style style:name="P1210" style:family="paragraph" style:parent-style-name="Text_20_body" style:list-style-name="L339">
      <style:paragraph-properties fo:margin-top="0in" fo:margin-bottom="0in"/>
    </style:style>
    <style:style style:name="P1211" style:family="paragraph" style:parent-style-name="Text_20_body" style:list-style-name="L340">
      <style:paragraph-properties fo:margin-top="0in" fo:margin-bottom="0in"/>
    </style:style>
    <style:style style:name="P1212" style:family="paragraph" style:parent-style-name="Text_20_body" style:list-style-name="L341">
      <style:paragraph-properties fo:margin-top="0in" fo:margin-bottom="0in"/>
    </style:style>
    <style:style style:name="P1213" style:family="paragraph" style:parent-style-name="Preformatted_20_Text">
    </style:style>
    <style:style style:name="P1214" style:family="paragraph" style:parent-style-name="Preformatted_20_Text">
    </style:style>
    <style:style style:name="P1215" style:family="paragraph" style:parent-style-name="Preformatted_20_Text">
    </style:style>
    <style:style style:name="P1216" style:family="paragraph" style:parent-style-name="Preformatted_20_Text">
    </style:style>
    <style:style style:name="P1217" style:family="paragraph" style:parent-style-name="Preformatted_20_Text">
    </style:style>
    <style:style style:name="P1218" style:family="paragraph" style:parent-style-name="Preformatted_20_Text">
    </style:style>
    <style:style style:name="P1219" style:family="paragraph" style:parent-style-name="Preformatted_20_Text">
    </style:style>
    <style:style style:name="P1220" style:family="paragraph" style:parent-style-name="Preformatted_20_Text">
    </style:style>
    <style:style style:name="P1221" style:family="paragraph" style:parent-style-name="Preformatted_20_Text">
    </style:style>
    <style:style style:name="P1222" style:family="paragraph" style:parent-style-name="Preformatted_20_Text">
    </style:style>
    <style:style style:name="P1223" style:family="paragraph" style:parent-style-name="Preformatted_20_Text">
    </style:style>
    <style:style style:name="P1224" style:family="paragraph" style:parent-style-name="Preformatted_20_Text"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Preformatted_20_Text">
    </style:style>
    <style:style style:name="P1229" style:family="paragraph" style:parent-style-name="Preformatted_20_Text">
    </style:style>
    <style:style style:name="P1230" style:family="paragraph" style:parent-style-name="Preformatted_20_Text">
    </style:style>
    <style:style style:name="P1231" style:family="paragraph" style:parent-style-name="Preformatted_20_Text">
    </style:style>
    <style:style style:name="P1232" style:family="paragraph" style:parent-style-name="Text_20_body" style:list-style-name="L342">
      <style:paragraph-properties fo:margin-top="0in" fo:margin-bottom="0in"/>
    </style:style>
    <style:style style:name="P1233" style:family="paragraph" style:parent-style-name="Preformatted_20_Text">
    </style:style>
    <style:style style:name="P1234" style:family="paragraph" style:parent-style-name="Preformatted_20_Text">
    </style:style>
    <style:style style:name="P1235" style:family="paragraph" style:parent-style-name="Preformatted_20_Text">
    </style:style>
    <style:style style:name="P1236" style:family="paragraph" style:parent-style-name="Preformatted_20_Text">
    </style:style>
    <style:style style:name="P1237" style:family="paragraph" style:parent-style-name="Preformatted_20_Text">
    </style:style>
    <style:style style:name="P1238" style:family="paragraph" style:parent-style-name="Preformatted_20_Text">
    </style:style>
    <style:style style:name="P1239" style:family="paragraph" style:parent-style-name="Preformatted_20_Text">
    </style:style>
    <style:style style:name="P1240" style:family="paragraph" style:parent-style-name="Preformatted_20_Text">
    </style:style>
    <style:style style:name="P1241" style:family="paragraph" style:parent-style-name="Preformatted_20_Text">
    </style:style>
    <style:style style:name="P1242" style:family="paragraph" style:parent-style-name="Preformatted_20_Text">
    </style:style>
    <style:style style:name="P1243" style:family="paragraph" style:parent-style-name="Preformatted_20_Text">
    </style:style>
    <style:style style:name="P1244" style:family="paragraph" style:parent-style-name="Preformatted_20_Text">
    </style:style>
    <style:style style:name="P1245" style:family="paragraph" style:parent-style-name="Preformatted_20_Text">
    </style:style>
    <style:style style:name="P1246" style:family="paragraph" style:parent-style-name="Preformatted_20_Text">
    </style:style>
    <style:style style:name="P1247" style:family="paragraph" style:parent-style-name="Preformatted_20_Text">
    </style:style>
    <style:style style:name="P1248" style:family="paragraph" style:parent-style-name="Preformatted_20_Text">
    </style:style>
    <style:style style:name="P1249" style:family="paragraph" style:parent-style-name="Preformatted_20_Text">
    </style:style>
    <style:style style:name="P1250" style:family="paragraph" style:parent-style-name="Preformatted_20_Text">
    </style:style>
    <style:style style:name="P1251" style:family="paragraph" style:parent-style-name="Text_20_body" style:list-style-name="L343">
      <style:paragraph-properties fo:margin-top="0in" fo:margin-bottom="0in"/>
    </style:style>
    <style:style style:name="P1252" style:family="paragraph" style:parent-style-name="Text_20_body" style:list-style-name="L344">
      <style:paragraph-properties fo:margin-top="0in" fo:margin-bottom="0in"/>
    </style:style>
    <style:style style:name="P1253" style:family="paragraph" style:parent-style-name="Text_20_body" style:list-style-name="L345">
      <style:paragraph-properties fo:margin-top="0in" fo:margin-bottom="0in"/>
    </style:style>
    <style:style style:name="P1254" style:family="paragraph" style:parent-style-name="Preformatted_20_Text">
    </style:style>
    <style:style style:name="P1255" style:family="paragraph" style:parent-style-name="Preformatted_20_Text">
    </style:style>
    <style:style style:name="P1256" style:family="paragraph" style:parent-style-name="Preformatted_20_Text">
    </style:style>
    <style:style style:name="P1257" style:family="paragraph" style:parent-style-name="Preformatted_20_Text">
    </style:style>
    <style:style style:name="P1258" style:family="paragraph" style:parent-style-name="Preformatted_20_Text">
    </style:style>
    <style:style style:name="P1259" style:family="paragraph" style:parent-style-name="Preformatted_20_Text">
    </style:style>
    <style:style style:name="P1260" style:family="paragraph" style:parent-style-name="Preformatted_20_Text">
    </style:style>
    <style:style style:name="P1261" style:family="paragraph" style:parent-style-name="Preformatted_20_Text">
    </style:style>
    <style:style style:name="P1262" style:family="paragraph" style:parent-style-name="Preformatted_20_Text">
    </style:style>
    <style:style style:name="P1263" style:family="paragraph" style:parent-style-name="Preformatted_20_Text">
    </style:style>
    <style:style style:name="P1264" style:family="paragraph" style:parent-style-name="Preformatted_20_Text">
    </style:style>
    <style:style style:name="P1265" style:family="paragraph" style:parent-style-name="Preformatted_20_Text">
    </style:style>
    <style:style style:name="P1266" style:family="paragraph" style:parent-style-name="Preformatted_20_Text">
    </style:style>
    <style:style style:name="P1267" style:family="paragraph" style:parent-style-name="Preformatted_20_Text">
    </style:style>
    <style:style style:name="P1268" style:family="paragraph" style:parent-style-name="Preformatted_20_Text">
    </style:style>
    <style:style style:name="P1269" style:family="paragraph" style:parent-style-name="Preformatted_20_Text">
    </style:style>
    <style:style style:name="P1270" style:family="paragraph" style:parent-style-name="Preformatted_20_Text">
    </style:style>
    <style:style style:name="P1271" style:family="paragraph" style:parent-style-name="Preformatted_20_Text">
    </style:style>
    <style:style style:name="P1272" style:family="paragraph" style:parent-style-name="Preformatted_20_Text">
    </style:style>
    <style:style style:name="P1273" style:family="paragraph" style:parent-style-name="Preformatted_20_Text">
    </style:style>
    <style:style style:name="P1274" style:family="paragraph" style:parent-style-name="Preformatted_20_Text">
    </style:style>
    <style:style style:name="P1275" style:family="paragraph" style:parent-style-name="Text_20_body" style:list-style-name="L346">
      <style:paragraph-properties fo:margin-top="0in" fo:margin-bottom="0in"/>
    </style:style>
    <style:style style:name="P1276" style:family="paragraph" style:parent-style-name="Text_20_body" style:list-style-name="L347">
    </style:style>
    <style:style style:name="P1277" style:family="paragraph" style:parent-style-name="Text_20_body" style:list-style-name="L348">
      <style:paragraph-properties fo:margin-top="0in" fo:margin-bottom="0in"/>
    </style:style>
    <style:style style:name="P1278" style:family="paragraph" style:parent-style-name="Text_20_body" style:list-style-name="L349">
      <style:paragraph-properties fo:margin-top="0in" fo:margin-bottom="0in"/>
    </style:style>
    <style:style style:name="P1279" style:family="paragraph" style:parent-style-name="Text_20_body" style:list-style-name="L350">
    </style:style>
    <style:style style:name="P1280" style:family="paragraph" style:parent-style-name="Text_20_body" style:list-style-name="L351">
      <style:paragraph-properties fo:margin-top="0in" fo:margin-bottom="0in"/>
    </style:style>
    <style:style style:name="P1281" style:family="paragraph" style:parent-style-name="Text_20_body" style:list-style-name="L352">
      <style:paragraph-properties fo:margin-top="0in" fo:margin-bottom="0in"/>
    </style:style>
    <style:style style:name="P1282" style:family="paragraph" style:parent-style-name="Text_20_body" style:list-style-name="L353">
      <style:paragraph-properties fo:margin-top="0in" fo:margin-bottom="0in"/>
    </style:style>
    <style:style style:name="P1283" style:family="paragraph" style:parent-style-name="Text_20_body" style:list-style-name="L354">
      <style:paragraph-properties fo:margin-top="0in" fo:margin-bottom="0in"/>
    </style:style>
    <style:style style:name="P1284" style:family="paragraph" style:parent-style-name="Text_20_body" style:list-style-name="L355">
      <style:paragraph-properties fo:margin-top="0in" fo:margin-bottom="0in"/>
    </style:style>
    <style:style style:name="P1285" style:family="paragraph" style:parent-style-name="Text_20_body" style:list-style-name="L356">
      <style:paragraph-properties fo:margin-top="0in" fo:margin-bottom="0in"/>
    </style:style>
    <style:style style:name="P1286" style:family="paragraph" style:parent-style-name="Text_20_body" style:list-style-name="L357">
      <style:paragraph-properties fo:margin-top="0in" fo:margin-bottom="0in"/>
    </style:style>
    <style:style style:name="P1287" style:family="paragraph" style:parent-style-name="Text_20_body" style:list-style-name="L358">
      <style:paragraph-properties fo:margin-top="0in" fo:margin-bottom="0in"/>
    </style:style>
    <style:style style:name="P1288" style:family="paragraph" style:parent-style-name="Preformatted_20_Text">
    </style:style>
    <style:style style:name="P1289" style:family="paragraph" style:parent-style-name="Preformatted_20_Text">
    </style:style>
    <style:style style:name="P1290" style:family="paragraph" style:parent-style-name="Preformatted_20_Text">
    </style:style>
    <style:style style:name="P1291" style:family="paragraph" style:parent-style-name="Preformatted_20_Text">
    </style:style>
    <style:style style:name="P1292" style:family="paragraph" style:parent-style-name="Preformatted_20_Text">
    </style:style>
    <style:style style:name="P1293" style:family="paragraph" style:parent-style-name="Preformatted_20_Text">
    </style:style>
    <style:style style:name="P1294" style:family="paragraph" style:parent-style-name="Preformatted_20_Text">
    </style:style>
    <style:style style:name="P1295" style:family="paragraph" style:parent-style-name="Preformatted_20_Text">
    </style:style>
    <style:style style:name="P1296" style:family="paragraph" style:parent-style-name="Preformatted_20_Text">
    </style:style>
    <style:style style:name="P1297" style:family="paragraph" style:parent-style-name="Preformatted_20_Text">
    </style:style>
    <style:style style:name="P1298" style:family="paragraph" style:parent-style-name="Preformatted_20_Text">
    </style:style>
    <style:style style:name="P1299" style:family="paragraph" style:parent-style-name="Preformatted_20_Text">
    </style:style>
    <style:style style:name="P1300" style:family="paragraph" style:parent-style-name="Preformatted_20_Text">
    </style:style>
    <style:style style:name="P1301" style:family="paragraph" style:parent-style-name="Preformatted_20_Text">
    </style:style>
    <style:style style:name="P1302" style:family="paragraph" style:parent-style-name="Preformatted_20_Text">
    </style:style>
    <style:style style:name="P1303" style:family="paragraph" style:parent-style-name="Preformatted_20_Text">
    </style:style>
    <style:style style:name="P1304" style:family="paragraph" style:parent-style-name="Preformatted_20_Text">
    </style:style>
    <style:style style:name="P1305" style:family="paragraph" style:parent-style-name="Preformatted_20_Text">
    </style:style>
    <style:style style:name="P1306" style:family="paragraph" style:parent-style-name="Preformatted_20_Text">
    </style:style>
    <style:style style:name="P1307" style:family="paragraph" style:parent-style-name="Preformatted_20_Text">
    </style:style>
    <style:style style:name="P1308" style:family="paragraph" style:parent-style-name="Preformatted_20_Text">
    </style:style>
    <style:style style:name="P1309" style:family="paragraph" style:parent-style-name="Preformatted_20_Text">
    </style:style>
    <style:style style:name="P1310" style:family="paragraph" style:parent-style-name="Preformatted_20_Text">
    </style:style>
    <style:style style:name="P1311" style:family="paragraph" style:parent-style-name="Preformatted_20_Text">
    </style:style>
    <style:style style:name="P1312" style:family="paragraph" style:parent-style-name="Preformatted_20_Text">
    </style:style>
    <style:style style:name="P1313" style:family="paragraph" style:parent-style-name="Preformatted_20_Text">
    </style:style>
    <style:style style:name="P1314" style:family="paragraph" style:parent-style-name="Preformatted_20_Text">
    </style:style>
    <style:style style:name="P1315" style:family="paragraph" style:parent-style-name="Preformatted_20_Text">
    </style:style>
    <style:style style:name="P1316" style:family="paragraph" style:parent-style-name="Text_20_body" style:list-style-name="L359">
      <style:paragraph-properties fo:margin-top="0in" fo:margin-bottom="0in"/>
    </style:style>
    <style:style style:name="P1317" style:family="paragraph" style:parent-style-name="Text_20_body" style:list-style-name="L360">
      <style:paragraph-properties fo:margin-top="0in" fo:margin-bottom="0in"/>
    </style:style>
    <style:style style:name="P1318" style:family="paragraph" style:parent-style-name="Text_20_body" style:list-style-name="L361">
      <style:paragraph-properties fo:margin-top="0in" fo:margin-bottom="0in"/>
    </style:style>
    <style:style style:name="P1319" style:family="paragraph" style:parent-style-name="Text_20_body" style:list-style-name="L362">
      <style:paragraph-properties fo:margin-top="0in" fo:margin-bottom="0in"/>
    </style:style>
    <style:style style:name="P1320" style:family="paragraph" style:parent-style-name="Text_20_body" style:list-style-name="L363">
      <style:paragraph-properties fo:margin-top="0in" fo:margin-bottom="0in"/>
    </style:style>
    <style:style style:name="P1321" style:family="paragraph" style:parent-style-name="Text_20_body" style:list-style-name="L364">
      <style:paragraph-properties fo:margin-top="0in" fo:margin-bottom="0in"/>
    </style:style>
    <style:style style:name="P1322" style:family="paragraph" style:parent-style-name="Text_20_body" style:list-style-name="L365">
      <style:paragraph-properties fo:margin-top="0in" fo:margin-bottom="0in"/>
    </style:style>
    <style:style style:name="P1323" style:family="paragraph" style:parent-style-name="Text_20_body" style:list-style-name="L366">
      <style:paragraph-properties fo:margin-top="0in" fo:margin-bottom="0in"/>
    </style:style>
    <style:style style:name="P1324" style:family="paragraph" style:parent-style-name="Text_20_body" style:list-style-name="L367">
    </style:style>
    <style:style style:name="P1325" style:family="paragraph" style:parent-style-name="Text_20_body" style:list-style-name="L368">
      <style:paragraph-properties fo:margin-top="0in" fo:margin-bottom="0in"/>
    </style:style>
    <style:style style:name="P1326" style:family="paragraph" style:parent-style-name="Text_20_body" style:list-style-name="L369">
      <style:paragraph-properties fo:margin-top="0in" fo:margin-bottom="0in"/>
    </style:style>
    <style:style style:name="P1327" style:family="paragraph" style:parent-style-name="Text_20_body" style:list-style-name="L370">
      <style:paragraph-properties fo:margin-top="0in" fo:margin-bottom="0in"/>
    </style:style>
    <style:style style:name="P1328" style:family="paragraph" style:parent-style-name="Text_20_body" style:list-style-name="L371">
    </style:style>
    <style:style style:name="P1329" style:family="paragraph" style:parent-style-name="Text_20_body" style:list-style-name="L372">
      <style:paragraph-properties fo:margin-top="0in" fo:margin-bottom="0in"/>
    </style:style>
    <style:style style:name="P1330" style:family="paragraph" style:parent-style-name="Text_20_body" style:list-style-name="L373">
      <style:paragraph-properties fo:margin-top="0in" fo:margin-bottom="0in"/>
    </style:style>
    <style:style style:name="P1331" style:family="paragraph" style:parent-style-name="Preformatted_20_Text">
    </style:style>
    <style:style style:name="P1332" style:family="paragraph" style:parent-style-name="Preformatted_20_Text">
    </style:style>
    <style:style style:name="P1333" style:family="paragraph" style:parent-style-name="Preformatted_20_Text">
    </style:style>
    <style:style style:name="P1334" style:family="paragraph" style:parent-style-name="Preformatted_20_Text">
    </style:style>
    <style:style style:name="P1335" style:family="paragraph" style:parent-style-name="Preformatted_20_Text">
    </style:style>
    <style:style style:name="P1336" style:family="paragraph" style:parent-style-name="Preformatted_20_Text">
    </style:style>
    <style:style style:name="P1337" style:family="paragraph" style:parent-style-name="Preformatted_20_Text">
    </style:style>
    <style:style style:name="P1338" style:family="paragraph" style:parent-style-name="Preformatted_20_Text">
    </style:style>
    <style:style style:name="P1339" style:family="paragraph" style:parent-style-name="Preformatted_20_Text">
    </style:style>
    <style:style style:name="P1340" style:family="paragraph" style:parent-style-name="Preformatted_20_Text">
    </style:style>
    <style:style style:name="P1341" style:family="paragraph" style:parent-style-name="Preformatted_20_Text">
    </style:style>
    <style:style style:name="P1342" style:family="paragraph" style:parent-style-name="Preformatted_20_Text">
    </style:style>
    <style:style style:name="P1343" style:family="paragraph" style:parent-style-name="Preformatted_20_Text">
    </style:style>
    <style:style style:name="P1344" style:family="paragraph" style:parent-style-name="Preformatted_20_Text">
    </style:style>
    <style:style style:name="P1345" style:family="paragraph" style:parent-style-name="Preformatted_20_Text">
    </style:style>
    <style:style style:name="P1346" style:family="paragraph" style:parent-style-name="Preformatted_20_Text">
    </style:style>
    <style:style style:name="P1347" style:family="paragraph" style:parent-style-name="Preformatted_20_Text">
    </style:style>
    <style:style style:name="P1348" style:family="paragraph" style:parent-style-name="Preformatted_20_Text">
    </style:style>
    <style:style style:name="P1349" style:family="paragraph" style:parent-style-name="Preformatted_20_Text">
    </style:style>
    <style:style style:name="P1350" style:family="paragraph" style:parent-style-name="Preformatted_20_Text">
    </style:style>
    <style:style style:name="P135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24 julh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 do gráfico de barras (<text:span text:style-name="Source_Text">barplot()</text:span>)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</text:list>
        </text:list-item>
      </text:list>
      <text:p text:style-name="Pagebreak"/>
      <text:list text:style-name="L210">
        <text:list-item>
          <text:p text:style-name="P484">Exemplo - Gráfico de barras (<text:span text:style-name="Source_Text">barplot()</text:span>):<text:line-break/></text:p>
        </text:list-item>
      </text:list>
      <text:p text:style-name="P485">xbar = barplot(</text:p>
      <text:p text:style-name="P486"><text:s text:c="2"/>y, names.arg = x,</text:p>
      <text:p text:style-name="P487"><text:s text:c="2"/>main = "Titulo do gráfico.",</text:p>
      <text:p text:style-name="P488"><text:s text:c="2"/>cex.main = 1.5,</text:p>
      <text:p text:style-name="P489"><text:s text:c="2"/>xlab = "Rótulo do eixo X.",</text:p>
      <text:p text:style-name="P490"><text:s text:c="2"/>ylab = "Rótulo do eixo Y.",</text:p>
      <text:p text:style-name="P491"><text:s text:c="2"/>cex.names = 1,</text:p>
      <text:p text:style-name="P492"><text:s text:c="2"/>axisnames = T,</text:p>
      <text:p text:style-name="P493"><text:s text:c="2"/>las = 2,</text:p>
      <text:p text:style-name="P494"><text:s text:c="2"/>ylim = c(0,1.2*max(y))</text:p>
      <text:p text:style-name="P495">)</text:p>
      <text:p text:style-name="P496">text(xbar, y, label = round(y,2), pos = 3, cex = 0.8, col = "black")</text:p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 (<text:span text:style-name="Source_Text">barplot()</text:span>).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 (<text:span text:style-name="Source_Text">barplot(horizon = TRUE</text:span>)).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1">
        <text:list-item>
          <text:p text:style-name="P497">A função <text:span text:style-name="Source_Text">pie</text:span> gera um gráfico circular/pizza.<text:line-break/></text:p>
        </text:list-item>
        <text:list-item>
          <text:p text:style-name="P497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2">
        <text:list-item>
          <text:p text:style-name="P498">Utilize somente em casos de a variável possuir poucas categorias (em torno de cinco).<text:line-break/></text:p>
        </text:list-item>
        <text:list-item>
          <text:p text:style-name="P498">Com quantidades diferentes entre si.<text:line-break/></text:p>
        </text:list-item>
        <text:list-item>
          <text:p text:style-name="P498">Caso não se enquadrar nos pré-requisitos o ideial é optar por gráfico de barras.<text:line-break/></text:p>
        </text:list-item>
        <text:list-item>
          <text:p text:style-name="P498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3">
        <text:list-item>
          <text:p text:style-name="P499">Organização dos dados das colunas, colocando uma coluna em função da outra. As principais funções necesse caso são:</text:p>
          <text:list text:style-name="L214">
            <text:list-item>
              <text:p text:style-name="P50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0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9">Definindo parâmetros para a janela gráfica (<text:span text:style-name="Source_Text">par</text:span>):<text:line-break/></text:p>
          <text:list text:style-name="L215">
            <text:list-item>
              <text:p text:style-name="P50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6">
        <text:list-item>
          <text:p text:style-name="P502">Principais argumentos:<text:line-break/></text:p>
          <text:list text:style-name="L217">
            <text:list-item>
              <text:p text:style-name="P503"><text:span text:style-name="Source_Text">y</text:span><text:line-break/>O vetor do eixo Y, contendo os valores das categorias.<text:line-break/></text:p>
            </text:list-item>
            <text:list-item>
              <text:p text:style-name="P503"><text:span text:style-name="Source_Text">main</text:span><text:line-break/>Título principal do gráfico.<text:line-break/></text:p>
            </text:list-item>
            <text:list-item>
              <text:p text:style-name="P503"><text:span text:style-name="Source_Text">labels</text:span><text:line-break/>Rótulo com cada categoria do gráfico.<text:line-break/></text:p>
            </text:list-item>
            <text:list-item>
              <text:p text:style-name="P503"><text:span text:style-name="Source_Text">cex.main</text:span><text:line-break/>Tamanho da fonte de textos (título do gráfico).<text:line-break/></text:p>
            </text:list-item>
            <text:list-item>
              <text:p text:style-name="P503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3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3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3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</text:list>
        </text:list-item>
      </text:list>
      <text:p text:style-name="Pagebreak"/>
      <text:list text:style-name="L218">
        <text:list-item>
          <text:p text:style-name="P504">Exemplo - Gráfico circular “pizza” (<text:span text:style-name="Source_Text">pie()</text:span>):<text:line-break/></text:p>
        </text:list-item>
      </text:list>
      <text:p text:style-name="P505">#Juntando categorias com baixa proporção na categoria outros.</text:p>
      <text:p text:style-name="P506">y &lt;- c(sum(y[1:10]), y[11:15])</text:p>
      <text:p text:style-name="P507">x &lt;- c("Outros", as.character(x[11:15]))</text:p>
      <text:p text:style-name="P508"><text:s text:c="2"/></text:p>
      <text:p text:style-name="P509">#Gráfico circular/pizza</text:p>
      <text:p text:style-name="P510">#Variável rótulo</text:p>
      <text:p text:style-name="P511">porc = 100*round(y/sum(y),2) #calcula a %</text:p>
      <text:p text:style-name="P512">rotulos = paste(x,"(",porc,"%)",sep = "") #texto para rotulo</text:p>
      <text:p text:style-name="P513"><text:s text:c="2"/></text:p>
      <text:p text:style-name="P514">#plotando gráfico pizza</text:p>
      <text:p text:style-name="P515">par(mar = c(4,0,2,0), mai = c(0.8,0,0.4,0))</text:p>
      <text:p text:style-name="P516">pie(</text:p>
      <text:p text:style-name="P517"><text:s text:c="2"/>y,</text:p>
      <text:p text:style-name="P518"><text:s text:c="2"/>main = "Título do gráfico",</text:p>
      <text:p text:style-name="P519"><text:s text:c="2"/>labels = rotulos,</text:p>
      <text:p text:style-name="P520"><text:s text:c="2"/>cex.main = 2,</text:p>
      <text:p text:style-name="P521"><text:s text:c="2"/>cex = 1.5,</text:p>
      <text:p text:style-name="P522"><text:s text:c="2"/>col = gray(1:length(x)/length(x))</text:p>
      <text:p text:style-name="P523">)</text:p>
      <text:p text:style-name="P524">text(0, -1, "Fonte: Elaborado com pacote graphics version 3.6.1 do R.", cex = 1)</text:p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 “pizza” (<text:span text:style-name="Source_Text">pie()</text:span>).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9">
        <text:list-item>
          <text:p text:style-name="P525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5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20">
        <text:list-item>
          <text:p text:style-name="P526">Os dados devem estar organizados em formato tabular.<text:line-break/></text:p>
        </text:list-item>
      </text:list>
      <text:p text:style-name="P527">dados_SP &lt;- dados %&gt;%</text:p>
      <text:p text:style-name="P528"><text:s text:c="2"/>select(Mes, Estado, cheg_2012, cheg_2013, cheg_2014, cheg_2015) %&gt;%</text:p>
      <text:p text:style-name="P529"><text:s text:c="2"/>filter(Estado == "SaoPaulo")</text:p>
      <text:p text:style-name="P530">dados_SP</text:p>
      <text:list text:style-name="L221">
        <text:list-item>
          <text:p text:style-name="P531">Separar as colunas em vetores.<text:line-break/></text:p>
        </text:list-item>
      </text:list>
      <text:p text:style-name="P532"># Definindo os valores dos eixos</text:p>
      <text:p text:style-name="P533">x &lt;- dados_SP$Mes</text:p>
      <text:p text:style-name="P534">y1 &lt;- dados_SP$cheg_2012/1000</text:p>
      <text:p text:style-name="P535">y2 &lt;- dados_SP$cheg_2013/1000</text:p>
      <text:p text:style-name="P536">y3 &lt;- dados_SP$cheg_2014/1000</text:p>
      <text:p text:style-name="P537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2">
        <text:list-item>
          <text:p text:style-name="P538">Definir os limites do eixo y:<text:line-break/></text:p>
          <text:list text:style-name="L223">
            <text:list-item>
              <text:p text:style-name="P539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9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9">Exemplo:<text:line-break/></text:p>
            </text:list-item>
          </text:list>
          <text:p text:style-name="P540"># Definindo os limites do eixo y</text:p>
          <text:p text:style-name="P541">li &lt;- min(y1,y2,y3,y4)</text:p>
          <text:p text:style-name="P542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4">
        <text:list-item>
          <text:p text:style-name="P543">Principais argumentos:<text:line-break/></text:p>
          <text:list text:style-name="L225">
            <text:list-item>
              <text:p text:style-name="P544"><text:span text:style-name="T1">x</text:span><text:line-break/>Variável do tipo vetor que recebe valores de tempo.<text:line-break/></text:p>
            </text:list-item>
            <text:list-item>
              <text:p text:style-name="P544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4"><text:span text:style-name="Source_Text">lty</text:span><text:line-break/>Especifica o tipo de linha.<text:line-break/></text:p>
            </text:list-item>
            <text:list-item>
              <text:p text:style-name="P544"><text:span text:style-name="Source_Text">lwd</text:span><text:line-break/>Especifica a espessura da linha.<text:line-break/></text:p>
            </text:list-item>
            <text:list-item>
              <text:p text:style-name="P544"><text:span text:style-name="Source_Text">type</text:span><text:line-break/>Especifica o tipo de plotagem, ‘b’ (pontos conectados por linhas).<text:line-break/></text:p>
            </text:list-item>
            <text:list-item>
              <text:p text:style-name="P544"><text:span text:style-name="Source_Text">ylim</text:span><text:line-break/>Controla os limites do eixo Y.<text:line-break/></text:p>
            </text:list-item>
            <text:list-item>
              <text:p text:style-name="P544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4"><text:span text:style-name="Source_Text">title</text:span><text:line-break/>Função que adiciona títulos, rótulos e texto ao gráfico de linhas.<text:line-break/></text:p>
            </text:list-item>
            <text:list-item>
              <text:p text:style-name="P544"><text:span text:style-name="Source_Text">main</text:span><text:line-break/>Título principal do gráfico.<text:line-break/></text:p>
            </text:list-item>
            <text:list-item>
              <text:p text:style-name="P544"><text:span text:style-name="Source_Text">sub</text:span><text:line-break/>Adiciona texto ao final do gráfico.<text:line-break/></text:p>
            </text:list-item>
            <text:list-item>
              <text:p text:style-name="P544"><text:span text:style-name="Source_Text">cex.sub</text:span><text:line-break/>Tamanho da fonte do texto.<text:line-break/></text:p>
            </text:list-item>
            <text:list-item>
              <text:p text:style-name="P544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4"><text:span text:style-name="Source_Text">legend</text:span><text:line-break/>Adiciona um quadro de legenda a janela gráfica.</text:p>
            </text:list-item>
          </text:list>
        </text:list-item>
      </text:list>
      <text:p text:style-name="Pagebreak"/>
      <text:list text:style-name="L226">
        <text:list-item>
          <text:p text:style-name="P545">Exemplo - Gráfico de linhas (<text:span text:style-name="Source_Text">plot() lines()</text:span>):<text:line-break/></text:p>
        </text:list-item>
      </text:list>
      <text:p text:style-name="P546">plot(x, y1, lty = 1, lwd = 1, type = "b", ylim = c(0.8*li,ls*1.2),xlab ="",</text:p>
      <text:p text:style-name="P547"><text:s text:c="5"/>ylab = "", col = "red")</text:p>
      <text:p text:style-name="P548">lines(x, y2, lty = 2, lwd = 1, type = "b", col = "yellow")</text:p>
      <text:p text:style-name="P549">lines(x, y3, lty = 3, lwd = 2, type = "b", col = "blue")</text:p>
      <text:p text:style-name="P550">lines(x, y4, lty = 4, lwd = 1, type = "b", col = "green")</text:p>
      <text:p text:style-name="P551">title(main = "Chegada de turistas em São Paulo",</text:p>
      <text:p text:style-name="P552"><text:s text:c="6"/>xlab ="Mês",</text:p>
      <text:p text:style-name="P553"><text:s text:c="6"/>ylab = "Chegadas por mil",</text:p>
      <text:p text:style-name="P554"><text:s text:c="6"/>sub = "Fonte: Elaborado com pacote graphics version 3.6.1 do R.",</text:p>
      <text:p text:style-name="P555"><text:s text:c="6"/>cex.sub = 0.8)</text:p>
      <text:p text:style-name="P556">legend(9,400,c("2012","2013","2014","2015"), col = c("red","yellow","blue","green"),</text:p>
      <text:p text:style-name="P557"><text:s text:c="6"/>lty = 1:4, cex = 0.5)</text:p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 (<text:span text:style-name="Source_Text">plot() lines()</text:span>).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7">
        <text:list-item>
          <text:p text:style-name="P558">O intuito é plotar mais de um gráfico na mesma janela gráfica, para facilitar a comparação das diferentes séries de dados.<text:line-break/></text:p>
        </text:list-item>
        <text:list-item>
          <text:p text:style-name="P558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8">
        <text:list-item>
          <text:p text:style-name="P559">Existem duas formas de preparar a janela gráfica para receber os gráficos:<text:line-break/></text:p>
          <text:list text:style-name="L229">
            <text:list-item>
              <text:p text:style-name="P560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60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61">#script para dois graficos de linha</text:p>
      <text:p text:style-name="P562">#preparando a janela grafica para receber dois graficos</text:p>
      <text:p text:style-name="P563"/>
      <text:p text:style-name="P564">#metodo 1 - não recomendado</text:p>
      <text:p text:style-name="P565">#par(mfrow = c(2,1)) #necessidade de configurar margens</text:p>
      <text:p text:style-name="P566">#par(mar = c(6,4,1,1), mai = c(0.9,0.9,0.3,0.1))</text:p>
      <text:p text:style-name="P567"/>
      <text:p text:style-name="P568">#Metodo 2 - Recomendado</text:p>
      <text:p text:style-name="P569">layout(matrix(c(1,2), 1, 2)) #tende a funcionar melhor que par(mfrow())</text:p>
      <text:p text:style-name="P570">#numero de linhas, numero de colunas</text:p>
      <text:p text:style-name="P571"/>
      <text:p text:style-name="P572">#grafico 1</text:p>
      <text:p text:style-name="P573"/>
      <text:p text:style-name="P574">#definindo os limites do eixo y</text:p>
      <text:p text:style-name="P575">li1 &lt;- min(y1,y2,y3,y4)</text:p>
      <text:p text:style-name="P576">ls1 &lt;- max(y1,y2,y3,y4)</text:p>
      <text:p text:style-name="P577"/>
      <text:p text:style-name="P578">#script para o grafico de linha</text:p>
      <text:p text:style-name="P579">plot(x1, y1, lty = 1, lwd = 1, type = "b", ylim = c(0.8*li1,ls1*1.2),xlab ="",</text:p>
      <text:p text:style-name="P580"><text:s text:c="5"/>ylab = "") #xlab e ylab vazios some com os rotulos x e y, para que possa colocar a no titulo (title) abaixo</text:p>
      <text:p text:style-name="P581">lines(x1, y2, lty = 2, lwd = 1, type = "b") #acrescenta y2</text:p>
      <text:p text:style-name="P582">lines(x1, y3, lty = 3, lwd = 2, type = "b") #acrescenta y3</text:p>
      <text:p text:style-name="P583">lines(x1, y4, lty = 4, lwd = 1, type = "b") #acrescenta y4</text:p>
      <text:p text:style-name="P584">#lty = especifica o tipo de linha</text:p>
      <text:p text:style-name="P585">#lwd = especifica a espessura da linha</text:p>
      <text:p text:style-name="P586">#type = especifica o tipo de plotagem, 'b' (pontos conectados por linhas)</text:p>
      <text:p text:style-name="P587">title(main = "Chegada de turistas em São Paulo",</text:p>
      <text:p text:style-name="P588"><text:s text:c="6"/>xlab ="Mês",</text:p>
      <text:p text:style-name="P589"><text:s text:c="6"/>ylab = "Chegadas por mil")</text:p>
      <text:p text:style-name="P590">legend(9,400,c("2012","2013","2014","2015"), lty = 1:4, cex = 0.5) #os dois primeiros valores são a posição (coordenadas) da legenda no grafico</text:p>
      <text:p text:style-name="P591"/>
      <text:p text:style-name="P592">#grafico 2</text:p>
      <text:p text:style-name="P593"/>
      <text:p text:style-name="P594">#definindo os limites do eixo y</text:p>
      <text:p text:style-name="P595">li2 &lt;- min(z1,z2,z3,z4)</text:p>
      <text:p text:style-name="P596">ls2 &lt;- max(z1,z2,z3,z4)</text:p>
      <text:p text:style-name="P597"/>
      <text:p text:style-name="P598">#script para o grafico de linha</text:p>
      <text:p text:style-name="P599">plot(x2, z1, lty = 1, lwd = 1, type = "b", ylim = c(0.8*li2,ls2*1.2), xlab ="",</text:p>
      <text:p text:style-name="P600"><text:s text:c="9"/>ylab = "") #xlab e ylab vazios some com os rotulos x e y, para que possa colocar a no titulo (title) abaixo</text:p>
      <text:p text:style-name="P601">lines(x2, z2, lty = 2, lwd = 1, type = "b") #acrescenta y2</text:p>
      <text:p text:style-name="P602">lines(x2, z3, lty = 3, lwd = 2, type = "b") #acrescenta y3</text:p>
      <text:p text:style-name="P603">lines(x2, z4, lty = 4, lwd = 1, type = "b") #acrescenta y4</text:p>
      <text:p text:style-name="P604">#lty = especifica o tipo de linha</text:p>
      <text:p text:style-name="P605">#lwd = especifica a espessura da linha</text:p>
      <text:p text:style-name="P606">#type = especifica o tipo de plotagem, 'b' (pontos conectados por linhas)</text:p>
      <text:p text:style-name="P607">title(main = "Chegada de turistas em Rio de Janeiro",</text:p>
      <text:p text:style-name="P608"><text:s text:c="6"/>xlab ="Mês",</text:p>
      <text:p text:style-name="P609"><text:s text:c="6"/>ylab = "Chegadas por mil",</text:p>
      <text:p text:style-name="P610"><text:s text:c="6"/>sub = "Fonte: Elaborado com pacote graphics version 3.6.1 do R.", cex.sub = 0.8)</text:p>
      <text:p text:style-name="P611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30">
        <text:list-item>
          <text:p text:style-name="P612">O gráfico de dispersão é usado para observar a relação entre duas variáveis quantitativas (que podem ser contadas).<text:line-break/></text:p>
        </text:list-item>
        <text:list-item>
          <text:p text:style-name="P612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12"><text:span text:style-name="T1">Coeficiente de correlação linear</text:span>:<text:line-break/></text:p>
          <text:list text:style-name="L231">
            <text:list-item>
              <text:p text:style-name="P613">A relação entre duas variáveis é chamada <text:span text:style-name="T1">regressão linear simples</text:span>.<text:line-break/></text:p>
            </text:list-item>
            <text:list-item>
              <text:p text:style-name="P613">O coeficiente de <text:span text:style-name="T1">correlação linear</text:span> é uma medida que varia entre 1 e -1.<text:line-break/></text:p>
            </text:list-item>
            <text:list-item>
              <text:p text:style-name="P613">Espera-se encontrar valores próximos de -1 e 1 no caso de presença de relacionamento linear.<text:line-break/></text:p>
            </text:list-item>
            <text:list-item>
              <text:p text:style-name="P613">no caso de 1.<text:line-break/>O coeficiente é positivo ou dito crescente, uma variável cresce acompanhando o crescimento da outra.<text:line-break/></text:p>
            </text:list-item>
            <text:list-item>
              <text:p text:style-name="P613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32">
        <text:list-item>
          <text:p text:style-name="P614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3">
        <text:list-item>
          <text:p text:style-name="P615">Coeficiente de Correlação linear:<text:line-break/></text:p>
          <text:list text:style-name="L234">
            <text:list-item>
              <text:p text:style-name="P616">Teoria<text:line-break/></text:p>
              <text:list text:style-name="L235">
                <text:list-item>
                  <text:p text:style-name="P617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7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6">
                <text:list-item>
                  <text:p text:style-name="P618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8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5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5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7">
            <text:list-item>
              <text:p text:style-name="P619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8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20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9">
        <text:list-item>
          <text:p text:style-name="P621">Funções usadas:<text:line-break/></text:p>
          <text:list text:style-name="L240">
            <text:list-item>
              <text:p text:style-name="P622"><text:span text:style-name="Source_Text">paste()</text:span><text:line-break/>Concatena as strings e valores.<text:line-break/></text:p>
            </text:list-item>
            <text:list-item>
              <text:p text:style-name="P622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22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21">Principais argumentos do gráfico de dispersão:<text:line-break/></text:p>
          <text:list text:style-name="L241">
            <text:list-item>
              <text:p text:style-name="P623"><text:span text:style-name="T1">x</text:span><text:line-break/>Vetor com variável quantitativa x.<text:line-break/></text:p>
            </text:list-item>
            <text:list-item>
              <text:p text:style-name="P623"><text:span text:style-name="T1">y</text:span><text:line-break/>Vetor com variável quantitativa y.<text:line-break/></text:p>
            </text:list-item>
            <text:list-item>
              <text:p text:style-name="P623"><text:span text:style-name="Source_Text">main</text:span><text:line-break/>Título principal do gráfico.<text:line-break/></text:p>
            </text:list-item>
            <text:list-item>
              <text:p text:style-name="P623"><text:span text:style-name="Source_Text">xlab</text:span><text:line-break/>Rótulo do eixo x.<text:line-break/></text:p>
            </text:list-item>
            <text:list-item>
              <text:p text:style-name="P623"><text:span text:style-name="Source_Text">ylab</text:span><text:line-break/>Rótulo do eixo y.<text:line-break/></text:p>
            </text:list-item>
            <text:list-item>
              <text:p text:style-name="P623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3"><text:span text:style-name="Source_Text">abline</text:span><text:line-break/>Adiciona a reta tracejada.<text:line-break/></text:p>
            </text:list-item>
            <text:list-item>
              <text:p text:style-name="P623"><text:span text:style-name="Source_Text">lty</text:span><text:line-break/>Especifica o tipo de linha.<text:line-break/></text:p>
            </text:list-item>
            <text:list-item>
              <text:p text:style-name="P623"><text:span text:style-name="Source_Text">lwd</text:span><text:line-break/>Especifica a espessura da linha.<text:line-break/></text:p>
            </text:list-item>
          </text:list>
        </text:list-item>
      </text:list>
      <text:p text:style-name="Pagebreak"/>
      <text:list text:style-name="L242">
        <text:list-item>
          <text:p text:style-name="P624">Exemplo - Gráfico de dispersão “plot abline”(<text:span text:style-name="Source_Text">plot() abline()</text:span>):<text:line-break/></text:p>
        </text:list-item>
      </text:list>
      <text:p text:style-name="P625">#Observando a correlação entre as chegadas de São Paulo e Rio de Janeiro</text:p>
      <text:p text:style-name="P626">x &lt;- dados_RJ$cheg_2014/1000</text:p>
      <text:p text:style-name="P627">y &lt;- dados_SP$cheg_2014/1000</text:p>
      <text:p text:style-name="P628">x</text:p>
      <text:p text:style-name="P629">y</text:p>
      <text:p text:style-name="P630"/>
      <text:p text:style-name="P631">#Obtendo a correlação</text:p>
      <text:p text:style-name="P632">cor(x,y)</text:p>
      <text:p text:style-name="P633"/>
      <text:p text:style-name="P634">#Obtendo os coeficientes da reta de regressão</text:p>
      <text:p text:style-name="P635">lm(y ~ x)$coef</text:p>
      <text:p text:style-name="P636">#lm = é usado para ajustar modelos lineares. Ele pode ser usado para realizar regressão, análise de variância de estrato único e análise de covariância </text:p>
      <text:p text:style-name="P637">#coef = é uma função genérica que extrai coeficientes de modelo de objetos retornados por funções de modelagem. coeficientes é um apelido para ele.</text:p>
      <text:p text:style-name="P638"/>
      <text:p text:style-name="P639">#Gráfico de dispersão</text:p>
      <text:p text:style-name="P640">plot(x, y, </text:p>
      <text:p text:style-name="P641"><text:s text:c="5"/>main = paste("Gráfico de Dispersão entre as chegadas de turistas de 2014",</text:p>
      <text:p text:style-name="P642"><text:s text:c="18"/>"\n","São Paulo x Rio de Janeiro"),</text:p>
      <text:p text:style-name="P643"><text:s text:c="5"/>xlab = "Chegadas no Rio de Janeiro/1000",</text:p>
      <text:p text:style-name="P644"><text:s text:c="5"/>ylab = "Chegadas em São Paulo/1000"</text:p>
      <text:p text:style-name="P645"><text:s text:c="5"/>)</text:p>
      <text:p text:style-name="P646">abline(lm(y ~ x), lty = 2, lwd = 2) #adiciona a reta tracejada</text:p>
      <text:p text:style-name="P647">#lty = especifica o tipo de linha</text:p>
      <text:p text:style-name="P648">#lwd = especifica a espessura da linha</text:p>
      <text:p text:style-name="P649">text(130,230,"reta de regressão") #adiciona texto na posição (130,230)</text:p>
      <text:p text:style-name="P650">text(130,210,paste("y = ",eval(expression(round(lm(y ~ x)$coef[[2]],2))), </text:p>
      <text:p text:style-name="P651"><text:s text:c="19"/>#[[j]] seleciona a coluna j.</text:p>
      <text:p text:style-name="P652"><text:s text:c="19"/>"x + ",eval(expression(round(lm(y ~ x)$coef[[1]],2)))))</text:p>
      <text:p text:style-name="P653">#adiciona equação na posição (130,210)</text:p>
      <text:p text:style-name="P654">#paste = Concatenar vetores após a conversão em caractere.</text:p>
      <text:p text:style-name="P655">#eval = Avalie uma expressão R em um ambiente especificado.</text:p>
      <text:p text:style-name="P656">#expression = Cria ou testa objetos do modo "expressão".</text:p>
      <text:p text:style-name="FigureWithCaption"><draw:frame draw:name="img12" style:rel-width="80.0%" style:rel-height="scale" svg:width="909.4736842105264pt" svg:height="401.6842105263158pt"><draw:image xlink:href="Pictures/209.png" xlink:type="simple" xlink:show="embed" xlink:actuate="onLoad"/></draw:frame></text:p>
      <text:p text:style-name="FigureCaption">Gráfico de dispersão “plot abline” (<text:span text:style-name="Source_Text">plot() abline()</text:span>).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43">
        <text:list-item>
          <text:p text:style-name="P657">O <text:span text:style-name="T1">Diagrama de caixa</text:span> serve para compreensão da forma e amplitude dos dados.<text:line-break/></text:p>
        </text:list-item>
        <text:list-item>
          <text:p text:style-name="P65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4">
        <text:list-item>
          <text:p text:style-name="P658">Quartis:<text:line-break/></text:p>
          <text:list text:style-name="L245">
            <text:list-item>
              <text:p text:style-name="P659">Q1 (25%)<text:line-break/></text:p>
            </text:list-item>
            <text:list-item>
              <text:p text:style-name="P659">Q2 (50% ou mediana)<text:line-break/></text:p>
            </text:list-item>
            <text:list-item>
              <text:p text:style-name="P659">Q3 (75%)<text:line-break/></text:p>
            </text:list-item>
          </text:list>
        </text:list-item>
        <text:list-item>
          <text:p text:style-name="P658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6">
        <text:list-item>
          <text:p text:style-name="P66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7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8">
        <text:list-item>
          <text:p text:style-name="P662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62">Limites:<text:line-break/></text:p>
          <text:list text:style-name="L249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62">Valores discrepantes (<text:span text:style-name="T1">Outliers</text:span>):<text:line-break/></text:p>
          <text:list text:style-name="L250">
            <text:list-item>
              <text:p text:style-name="P664">Possíveis erros (arredondamento ou observação).<text:line-break/></text:p>
            </text:list-item>
            <text:list-item>
              <text:p text:style-name="P664">Alguma condição especial que deve ser observada separadamente.<text:line-break/></text:p>
            </text:list-item>
          </text:list>
        </text:list-item>
        <text:list-item>
          <text:p text:style-name="P662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51">
        <text:list-item>
          <text:p text:style-name="P665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52">
        <text:list-item>
          <text:p text:style-name="P666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53">
        <text:list-item>
          <text:p text:style-name="P667">Principais argumentos do gráfico de dispersão:<text:line-break/></text:p>
          <text:list text:style-name="L254">
            <text:list-item>
              <text:p text:style-name="P668"><text:span text:style-name="T1">x</text:span><text:line-break/>Variável em formato de vetor.<text:line-break/></text:p>
            </text:list-item>
            <text:list-item>
              <text:p text:style-name="P668"><text:span text:style-name="Source_Text">main</text:span><text:line-break/>Título principal do gráfico.<text:line-break/></text:p>
            </text:list-item>
            <text:list-item>
              <text:p text:style-name="P668"><text:span text:style-name="Source_Text">xlab</text:span><text:line-break/>Rótulo do eixo x.<text:line-break/></text:p>
            </text:list-item>
            <text:list-item>
              <text:p text:style-name="P668"><text:span text:style-name="Source_Text">ylab</text:span><text:line-break/>Rótulo do eixo y.<text:line-break/></text:p>
            </text:list-item>
          </text:list>
        </text:list-item>
      </text:list>
      <text:p text:style-name="Pagebreak"/>
      <text:list text:style-name="L255">
        <text:list-item>
          <text:p text:style-name="P669">Exemplo - Diagrama de caixa “boxplot” (<text:span text:style-name="Source_Text">boxplot()</text:span>):<text:line-break/></text:p>
        </text:list-item>
      </text:list>
      <text:p text:style-name="P670">#Variável x</text:p>
      <text:p text:style-name="P671">x &lt;- turismo$cheg_2012/1000</text:p>
      <text:p text:style-name="P672"/>
      <text:p text:style-name="P673">#Plotando o diagrama de caixa - boxplot</text:p>
      <text:p text:style-name="P674">boxplot(x,</text:p>
      <text:p text:style-name="P675"><text:s text:c="6"/>main ="Boxplot das chegadas de Turistas ao Brasil em 2012",</text:p>
      <text:p text:style-name="P676"><text:s text:c="6"/>xlab ="Ano de 2012",</text:p>
      <text:p text:style-name="P677"><text:s text:c="6"/>ylab ="Chegadas de turistas em 2012 por mil")</text:p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<text:span text:style-name="Source_Text">boxplot()</text:span>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6">
        <text:list-item>
          <text:p text:style-name="P678">Histograma é um tipo de gráficos de barras.<text:line-break/></text:p>
        </text:list-item>
        <text:list-item>
          <text:p text:style-name="P678">É usado para variáveis quantitativas continuas.<text:line-break/></text:p>
        </text:list-item>
        <text:list-item>
          <text:p text:style-name="P678">Este tipo de gráfico é muito usado para observar:<text:line-break/></text:p>
          <text:list text:style-name="L257">
            <text:list-item>
              <text:p text:style-name="P679"><text:span text:style-name="T1">Distribuição de frequências</text:span><text:line-break/></text:p>
            </text:list-item>
            <text:list-item>
              <text:p text:style-name="P679"><text:span text:style-name="T1">Simetria</text:span><text:line-break/></text:p>
            </text:list-item>
            <text:list-item>
              <text:p text:style-name="P679"><text:span text:style-name="T1">Desvio</text:span><text:line-break/>Presença de valores discrepantes (Outliers).<text:line-break/></text:p>
            </text:list-item>
            <text:list-item>
              <text:p text:style-name="P679"><text:span text:style-name="T1">Amplitude da variável</text:span><text:line-break/></text:p>
            </text:list-item>
          </text:list>
        </text:list-item>
        <text:list-item>
          <text:p text:style-name="P678">A diferença entre gráficos de barras e histograma:<text:line-break/></text:p>
          <text:list text:style-name="L258">
            <text:list-item>
              <text:p text:style-name="P680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9">
            <text:list-item>
              <text:p text:style-name="P681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60">
        <text:list-item>
          <text:p text:style-name="P682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61">
        <text:list-item>
          <text:p text:style-name="P683">A variável em formato de vetor.<text:line-break/>Ex.: <text:span text:style-name="Source_Text">x &lt;- dados$cheg_2012/1000</text:span><text:line-break/></text:p>
        </text:list-item>
        <text:list-item>
          <text:p text:style-name="P683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histograma"/>9.1.6.3 Plotagem histograma<text:bookmark-end text:name="plotagem-histograma"/></text:h>
      <text:list text:style-name="L262">
        <text:list-item>
          <text:p text:style-name="P684">Principais argumentos da função histograma (<text:span text:style-name="Source_Text">hist()</text:span>):<text:line-break/></text:p>
          <text:list text:style-name="L263">
            <text:list-item>
              <text:p text:style-name="P685"><text:span text:style-name="T1">x</text:span><text:line-break/>Variável em formato de vetor.<text:line-break/></text:p>
            </text:list-item>
            <text:list-item>
              <text:p text:style-name="P685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5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5"><text:span text:style-name="Source_Text">main</text:span><text:line-break/>Título principal do gráfico.<text:line-break/></text:p>
            </text:list-item>
            <text:list-item>
              <text:p text:style-name="P685"><text:span text:style-name="Source_Text">xlab</text:span><text:line-break/>Rótulo do eixo x.<text:line-break/></text:p>
            </text:list-item>
            <text:list-item>
              <text:p text:style-name="P685"><text:span text:style-name="Source_Text">ylab</text:span><text:line-break/>Rótulo do eixo y.<text:line-break/></text:p>
            </text:list-item>
            <text:list-item>
              <text:p text:style-name="P685"><text:span text:style-name="Source_Text">sub</text:span><text:line-break/>Adiciona texto ao final do gráfico.<text:line-break/></text:p>
            </text:list-item>
          </text:list>
        </text:list-item>
      </text:list>
      <text:p text:style-name="Pagebreak"/>
      <text:list text:style-name="L264">
        <text:list-item>
          <text:p text:style-name="P686">Exemplo - Histograma:<text:line-break/></text:p>
        </text:list-item>
      </text:list>
      <text:p text:style-name="P687">#Compreendendo a distribuição frequência de chegadas de turistas do Brasil em</text:p>
      <text:p text:style-name="P688">#2012</text:p>
      <text:p text:style-name="P689">x &lt;- dados$cheg_2012/1000</text:p>
      <text:p text:style-name="P690"/>
      <text:p text:style-name="P691">#histograma</text:p>
      <text:p text:style-name="P692">hist(x,</text:p>
      <text:p text:style-name="P693"><text:s text:c="5"/>freq = T, #se T fornece a frequencia absoluta, se F fornece a frequencia relativa</text:p>
      <text:p text:style-name="P694"><text:s text:c="5"/>main = "Histograma das chegadas de turistas ao Brasil em 2012",</text:p>
      <text:p text:style-name="P695"><text:s text:c="5"/>xlab = "Chegadas de turistas em 2012 por mil",</text:p>
      <text:p text:style-name="P696"><text:s text:c="5"/>ylab = "Frequencia Absoluta das chegadas",</text:p>
      <text:p text:style-name="P697"><text:s text:c="5"/>sub = "Fonte: elaboração propria") #legenda</text:p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 (<text:span text:style-name="Source_Text">hist()</text:span>)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8">Forma</text:p>
            </table:table-cell>
            <table:table-cell table:style-name="TableHeaderRowCell" office:value-type="string">
              <text:p text:style-name="P699">Tipo de gráfico</text:p>
            </table:table-cell>
          </table:table-row>
        </table:table-header-rows>
        <table:table-row>
          <table:table-cell table:style-name="TableRowCell" office:value-type="string">
            <text:p text:style-name="P700">geom_area ou geom_ribbon</text:p>
          </table:table-cell>
          <table:table-cell table:style-name="TableRowCell" office:value-type="string">
            <text:p text:style-name="P701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700">geom_bar ou geom_col</text:p>
          </table:table-cell>
          <table:table-cell table:style-name="TableRowCell" office:value-type="string">
            <text:p text:style-name="P701">Produz um grafico de colunas do vetor x.</text:p>
          </table:table-cell>
        </table:table-row>
        <table:table-row>
          <table:table-cell table:style-name="TableRowCell" office:value-type="string">
            <text:p text:style-name="P700">geom_bar+coord_polar</text:p>
          </table:table-cell>
          <table:table-cell table:style-name="TableRowCell" office:value-type="string">
            <text:p text:style-name="P701">Produz um grafico circular (Pizza).</text:p>
          </table:table-cell>
        </table:table-row>
        <table:table-row>
          <table:table-cell table:style-name="TableRowCell" office:value-type="string">
            <text:p text:style-name="P700">geom_boxplot</text:p>
          </table:table-cell>
          <table:table-cell table:style-name="TableRowCell" office:value-type="string">
            <text:p text:style-name="P701">Produz o boxplot de x.</text:p>
          </table:table-cell>
        </table:table-row>
        <table:table-row>
          <table:table-cell table:style-name="TableRowCell" office:value-type="string">
            <text:p text:style-name="P700">geom_curve</text:p>
          </table:table-cell>
          <table:table-cell table:style-name="TableRowCell" office:value-type="string">
            <text:p text:style-name="P701">Produz um grafico em curva.</text:p>
          </table:table-cell>
        </table:table-row>
        <table:table-row>
          <table:table-cell table:style-name="TableRowCell" office:value-type="string">
            <text:p text:style-name="P700">geom_density</text:p>
          </table:table-cell>
          <table:table-cell table:style-name="TableRowCell" office:value-type="string">
            <text:p text:style-name="P701">Produz um grafico da densidade de x.</text:p>
          </table:table-cell>
        </table:table-row>
        <table:table-row>
          <table:table-cell table:style-name="TableRowCell" office:value-type="string">
            <text:p text:style-name="P700">geom_dotplot</text:p>
          </table:table-cell>
          <table:table-cell table:style-name="TableRowCell" office:value-type="string">
            <text:p text:style-name="P701">Produz um grafico de pontos.</text:p>
          </table:table-cell>
        </table:table-row>
        <table:table-row>
          <table:table-cell table:style-name="TableRowCell" office:value-type="string">
            <text:p text:style-name="P700">geom_histogram</text:p>
          </table:table-cell>
          <table:table-cell table:style-name="TableRowCell" office:value-type="string">
            <text:p text:style-name="P701">Produz um histograma do vetor x.</text:p>
          </table:table-cell>
        </table:table-row>
        <table:table-row>
          <table:table-cell table:style-name="TableRowCell" office:value-type="string">
            <text:p text:style-name="P700">geom_line, geom_abline, geom_hline, geom_vline</text:p>
          </table:table-cell>
          <table:table-cell table:style-name="TableRowCell" office:value-type="string">
            <text:p text:style-name="P701">Produz um grafico de linhas</text:p>
          </table:table-cell>
        </table:table-row>
        <table:table-row>
          <table:table-cell table:style-name="TableRowCell" office:value-type="string">
            <text:p text:style-name="P700">geom_point</text:p>
          </table:table-cell>
          <table:table-cell table:style-name="TableRowCell" office:value-type="string">
            <text:p text:style-name="P701">Produz um grafico de dispersão entre x e y.</text:p>
          </table:table-cell>
        </table:table-row>
        <table:table-row>
          <table:table-cell table:style-name="TableRowCell" office:value-type="string">
            <text:p text:style-name="P700">geom_qq ou geom_qq_line</text:p>
          </table:table-cell>
          <table:table-cell table:style-name="TableRowCell" office:value-type="string">
            <text:p text:style-name="P701">plota os quantis de x usando como base a curva normal.</text:p>
          </table:table-cell>
        </table:table-row>
        <table:table-row>
          <table:table-cell table:style-name="TableRowCell" office:value-type="string">
            <text:p text:style-name="P700">geom_tile, geom_rect ou geom_raster</text:p>
          </table:table-cell>
          <table:table-cell table:style-name="TableRowCell" office:value-type="string">
            <text:p text:style-name="P701">Produz uma grade de retangulos.</text:p>
          </table:table-cell>
        </table:table-row>
        <table:table-row>
          <table:table-cell table:style-name="TableRowCell" office:value-type="string">
            <text:p text:style-name="P700">geom_violin</text:p>
          </table:table-cell>
          <table:table-cell table:style-name="TableRowCell" office:value-type="string">
            <text:p text:style-name="P701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702">Funções</text:p>
            </table:table-cell>
            <table:table-cell table:style-name="TableHeaderRowCell" office:value-type="string">
              <text:p text:style-name="P703">Efeitos no gráfico</text:p>
            </table:table-cell>
          </table:table-row>
        </table:table-header-rows>
        <table:table-row>
          <table:table-cell table:style-name="TableRowCell" office:value-type="string">
            <text:p text:style-name="P704">autoplot</text:p>
          </table:table-cell>
          <table:table-cell table:style-name="TableRowCell" office:value-type="string">
            <text:p text:style-name="P705">Produz um grafico apropriado para o tipo de variavel.</text:p>
          </table:table-cell>
        </table:table-row>
        <table:table-row>
          <table:table-cell table:style-name="TableRowCell" office:value-type="string">
            <text:p text:style-name="P704">coord_cartesian</text:p>
          </table:table-cell>
          <table:table-cell table:style-name="TableRowCell" office:value-type="string">
            <text:p text:style-name="P705">Coordenada cartesiana.</text:p>
          </table:table-cell>
        </table:table-row>
        <table:table-row>
          <table:table-cell table:style-name="TableRowCell" office:value-type="string">
            <text:p text:style-name="P704">coord_fixed</text:p>
          </table:table-cell>
          <table:table-cell table:style-name="TableRowCell" office:value-type="string">
            <text:p text:style-name="P705">Coordenada cartesiana com razão entre eixo x e y fixada.</text:p>
          </table:table-cell>
        </table:table-row>
        <table:table-row>
          <table:table-cell table:style-name="TableRowCell" office:value-type="string">
            <text:p text:style-name="P704">coord_flip</text:p>
          </table:table-cell>
          <table:table-cell table:style-name="TableRowCell" office:value-type="string">
            <text:p text:style-name="P705">Inverte a posição dos eixos x e y.</text:p>
          </table:table-cell>
        </table:table-row>
        <table:table-row>
          <table:table-cell table:style-name="TableRowCell" office:value-type="string">
            <text:p text:style-name="P704">coord_polar</text:p>
          </table:table-cell>
          <table:table-cell table:style-name="TableRowCell" office:value-type="string">
            <text:p text:style-name="P705">Coordenada polar.</text:p>
          </table:table-cell>
        </table:table-row>
        <table:table-row>
          <table:table-cell table:style-name="TableRowCell" office:value-type="string">
            <text:p text:style-name="P704">geom_blank</text:p>
          </table:table-cell>
          <table:table-cell table:style-name="TableRowCell" office:value-type="string">
            <text:p text:style-name="P705">Janela em branco.</text:p>
          </table:table-cell>
        </table:table-row>
        <table:table-row>
          <table:table-cell table:style-name="TableRowCell" office:value-type="string">
            <text:p text:style-name="P704">geom_jitter</text:p>
          </table:table-cell>
          <table:table-cell table:style-name="TableRowCell" office:value-type="string">
            <text:p text:style-name="P705">Produz um efeito jitter.</text:p>
          </table:table-cell>
        </table:table-row>
        <table:table-row>
          <table:table-cell table:style-name="TableRowCell" office:value-type="string">
            <text:p text:style-name="P704">geom_smooth</text:p>
          </table:table-cell>
          <table:table-cell table:style-name="TableRowCell" office:value-type="string">
            <text:p text:style-name="P705">Produz uma curva suavizada.</text:p>
          </table:table-cell>
        </table:table-row>
        <table:table-row>
          <table:table-cell table:style-name="TableRowCell" office:value-type="string">
            <text:p text:style-name="P704">geom_text</text:p>
          </table:table-cell>
          <table:table-cell table:style-name="TableRowCell" office:value-type="string">
            <text:p text:style-name="P705">Aplica texto a janela grafica.</text:p>
          </table:table-cell>
        </table:table-row>
        <table:table-row>
          <table:table-cell table:style-name="TableRowCell" office:value-type="string">
            <text:p text:style-name="P704">scale_fill_(=brewer ou grey ou gradient)</text:p>
          </table:table-cell>
          <table:table-cell table:style-name="TableRowCell" office:value-type="string">
            <text:p text:style-name="P705">Define a escala de cores.</text:p>
          </table:table-cell>
        </table:table-row>
        <table:table-row>
          <table:table-cell table:style-name="TableRowCell" office:value-type="string">
            <text:p text:style-name="P704">scale_*_continuos</text:p>
          </table:table-cell>
          <table:table-cell table:style-name="TableRowCell" office:value-type="string">
            <text:p text:style-name="P705">Define parametros para o eixo x ou y continuos.</text:p>
          </table:table-cell>
        </table:table-row>
        <table:table-row>
          <table:table-cell table:style-name="TableRowCell" office:value-type="string">
            <text:p text:style-name="P704">scale_*_discrete</text:p>
          </table:table-cell>
          <table:table-cell table:style-name="TableRowCell" office:value-type="string">
            <text:p text:style-name="P705">Define parametros para o eixo x ou y discreto.</text:p>
          </table:table-cell>
        </table:table-row>
        <table:table-row>
          <table:table-cell table:style-name="TableRowCell" office:value-type="string">
            <text:p text:style-name="P704">scale_*_manual</text:p>
          </table:table-cell>
          <table:table-cell table:style-name="TableRowCell" office:value-type="string">
            <text:p text:style-name="P705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65">
        <text:list-item>
          <text:p text:style-name="P706"><text:span text:style-name="T2">theme_gray</text:span><text:line-break/>Fundo cinza e linhas grandes brancas.<text:line-break/></text:p>
        </text:list-item>
        <text:list-item>
          <text:p text:style-name="P706"><text:span text:style-name="T2">theme_bw</text:span><text:line-break/>O classico preto e branco. Otimo para projetor.<text:line-break/></text:p>
        </text:list-item>
        <text:list-item>
          <text:p text:style-name="P706"><text:span text:style-name="T2">theme_linedraw</text:span><text:line-break/>Linhas pretasde varias larguras num fundo branco. semelhante ao theme_bw.<text:line-break/></text:p>
        </text:list-item>
        <text:list-item>
          <text:p text:style-name="P706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6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6"><text:span text:style-name="T2">theme_minimal</text:span><text:line-break/>Um tema minimalista sem anotações de fundo.<text:line-break/></text:p>
        </text:list-item>
        <text:list-item>
          <text:p text:style-name="P706"><text:span text:style-name="T2">theme_classic</text:span><text:line-break/>Tema classico, com linhas do eixo x e y, sem linhas de grade.<text:line-break/></text:p>
        </text:list-item>
        <text:list-item>
          <text:p text:style-name="P706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7">Tema</text:p>
            </table:table-cell>
            <table:table-cell table:style-name="TableHeaderRowCell" office:value-type="string">
              <text:p text:style-name="P708">Semelhanças</text:p>
            </table:table-cell>
          </table:table-row>
        </table:table-header-rows>
        <table:table-row>
          <table:table-cell table:style-name="TableRowCell" office:value-type="string">
            <text:p text:style-name="P709">theme_base</text:p>
          </table:table-cell>
          <table:table-cell table:style-name="TableRowCell" office:value-type="string">
            <text:p text:style-name="P710">Tema do pacote básico do R</text:p>
          </table:table-cell>
        </table:table-row>
        <table:table-row>
          <table:table-cell table:style-name="TableRowCell" office:value-type="string">
            <text:p text:style-name="P709">theme_calc</text:p>
          </table:table-cell>
          <table:table-cell table:style-name="TableRowCell" office:value-type="string">
            <text:p text:style-name="P710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9">theme_economist</text:p>
          </table:table-cell>
          <table:table-cell table:style-name="TableRowCell" office:value-type="string">
            <text:p text:style-name="P710">Semelhante ao The Economist</text:p>
          </table:table-cell>
        </table:table-row>
        <table:table-row>
          <table:table-cell table:style-name="TableRowCell" office:value-type="string">
            <text:p text:style-name="P709">theme_economist_white</text:p>
          </table:table-cell>
          <table:table-cell table:style-name="TableRowCell" office:value-type="string">
            <text:p text:style-name="P710">Semelhante ao The Economist com fundo branco</text:p>
          </table:table-cell>
        </table:table-row>
        <table:table-row>
          <table:table-cell table:style-name="TableRowCell" office:value-type="string">
            <text:p text:style-name="P709">theme_excel</text:p>
          </table:table-cell>
          <table:table-cell table:style-name="TableRowCell" office:value-type="string">
            <text:p text:style-name="P710">Semelhante aos gráficos produzidos pelo Excel</text:p>
          </table:table-cell>
        </table:table-row>
        <table:table-row>
          <table:table-cell table:style-name="TableRowCell" office:value-type="string">
            <text:p text:style-name="P709">theme_few</text:p>
          </table:table-cell>
          <table:table-cell table:style-name="TableRowCell" office:value-type="string">
            <text:p text:style-name="P710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9">theme_fivethirtyeight</text:p>
          </table:table-cell>
          <table:table-cell table:style-name="TableRowCell" office:value-type="string">
            <text:p text:style-name="P710">Baseado nos gráficos do site fivethirtyeight.com</text:p>
          </table:table-cell>
        </table:table-row>
        <table:table-row>
          <table:table-cell table:style-name="TableRowCell" office:value-type="string">
            <text:p text:style-name="P709">theme_foundation</text:p>
          </table:table-cell>
          <table:table-cell table:style-name="TableRowCell" office:value-type="string">
            <text:p text:style-name="P710">Tema de fundação, para produzir novos temas</text:p>
          </table:table-cell>
        </table:table-row>
        <table:table-row>
          <table:table-cell table:style-name="TableRowCell" office:value-type="string">
            <text:p text:style-name="P709">theme_gdocs</text:p>
          </table:table-cell>
          <table:table-cell table:style-name="TableRowCell" office:value-type="string">
            <text:p text:style-name="P710">Semelhante aos gráficos do Google Docs</text:p>
          </table:table-cell>
        </table:table-row>
        <table:table-row>
          <table:table-cell table:style-name="TableRowCell" office:value-type="string">
            <text:p text:style-name="P709">theme_hc</text:p>
          </table:table-cell>
          <table:table-cell table:style-name="TableRowCell" office:value-type="string">
            <text:p text:style-name="P710">Baseado em Highcharts JS</text:p>
          </table:table-cell>
        </table:table-row>
        <table:table-row>
          <table:table-cell table:style-name="TableRowCell" office:value-type="string">
            <text:p text:style-name="P709">theme_igray</text:p>
          </table:table-cell>
          <table:table-cell table:style-name="TableRowCell" office:value-type="string">
            <text:p text:style-name="P710">Inverte o tema gray</text:p>
          </table:table-cell>
        </table:table-row>
        <table:table-row>
          <table:table-cell table:style-name="TableRowCell" office:value-type="string">
            <text:p text:style-name="P709">theme_map</text:p>
          </table:table-cell>
          <table:table-cell table:style-name="TableRowCell" office:value-type="string">
            <text:p text:style-name="P710">Limpa o tema para incluir mapas</text:p>
          </table:table-cell>
        </table:table-row>
        <table:table-row>
          <table:table-cell table:style-name="TableRowCell" office:value-type="string">
            <text:p text:style-name="P709">theme_pander</text:p>
          </table:table-cell>
          <table:table-cell table:style-name="TableRowCell" office:value-type="string">
            <text:p text:style-name="P710">Baseado no pacote pander</text:p>
          </table:table-cell>
        </table:table-row>
        <table:table-row>
          <table:table-cell table:style-name="TableRowCell" office:value-type="string">
            <text:p text:style-name="P709">theme_par</text:p>
          </table:table-cell>
          <table:table-cell table:style-name="TableRowCell" office:value-type="string">
            <text:p text:style-name="P710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9">theme_solarized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arized_2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id</text:p>
          </table:table-cell>
          <table:table-cell table:style-name="TableRowCell" office:value-type="string">
            <text:p text:style-name="P710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9">theme_stata</text:p>
          </table:table-cell>
          <table:table-cell table:style-name="TableRowCell" office:value-type="string">
            <text:p text:style-name="P710">Semelhante aos gráficos do Stata</text:p>
          </table:table-cell>
        </table:table-row>
        <table:table-row>
          <table:table-cell table:style-name="TableRowCell" office:value-type="string">
            <text:p text:style-name="P709">theme_tufte</text:p>
          </table:table-cell>
          <table:table-cell table:style-name="TableRowCell" office:value-type="string">
            <text:p text:style-name="P710">Baseado no designer de Edward Tufte</text:p>
          </table:table-cell>
        </table:table-row>
        <table:table-row>
          <table:table-cell table:style-name="TableRowCell" office:value-type="string">
            <text:p text:style-name="P709">theme_wsj</text:p>
          </table:table-cell>
          <table:table-cell table:style-name="TableRowCell" office:value-type="string">
            <text:p text:style-name="P710">Semelhante aos gráficos do Wall Street Journal</text:p>
          </table:table-cell>
        </table:table-row>
      </table:table>
      <text:p text:style-name="First_20_paragraph">Exemplo:<text:line-break/></text:p>
      <text:p text:style-name="P711">#Bibliotecas</text:p>
      <text:p text:style-name="P712">library(ggthemes)</text:p>
      <text:p text:style-name="P713"/>
      <text:p text:style-name="P714">#Plotando gráficos</text:p>
      <text:p text:style-name="P715">f &lt;- ggplot(dados,aes(cheg_2012/1000,cheg_2013/1000)) +</text:p>
      <text:p text:style-name="P716"><text:s text:c="2"/>geom_blank() +</text:p>
      <text:p text:style-name="P717"><text:s text:c="2"/>labs(x="",y="")</text:p>
      <text:p text:style-name="P718"/>
      <text:p text:style-name="P719">#Tema</text:p>
      <text:p text:style-name="P720">p1 &lt;- f +</text:p>
      <text:p text:style-name="P721"><text:s text:c="2"/>theme_gdocs(base_size = 18) +</text:p>
      <text:p text:style-name="P722"><text:s text:c="2"/>ggtitle("theme_gdocs")</text:p>
      <text:p text:style-name="P723"><text:s text:c="2"/></text:p>
      <text:p text:style-name="P724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6">
        <text:list-item>
          <text:p text:style-name="P725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7">
        <text:list-item>
          <text:p text:style-name="P726">Podemos adicionar texto ao gráfico <text:span text:style-name="T1">ggplot2</text:span> através do comando <text:span text:style-name="Source_Text">labs()</text:span> e seus parâmetros:<text:line-break/></text:p>
          <text:list text:style-name="L268">
            <text:list-item>
              <text:p text:style-name="P727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7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7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7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7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6">Exemplo:<text:line-break/></text:p>
        </text:list-item>
      </text:list>
      <text:p text:style-name="P728">#Plotando gráfico</text:p>
      <text:p text:style-name="P729">p &lt;- ggplot(data = Turismo, aes(x=cheg_2012/1000,y=cheg_2013/1000)) #Salva gráfico em variável</text:p>
      <text:p text:style-name="P730"/>
      <text:p text:style-name="P731">#Aplicando elementos de texto na forma janela em branco</text:p>
      <text:p text:style-name="P732">p +</text:p>
      <text:p text:style-name="P733"><text:s text:c="2"/>geom_blank() + #Produz efeito janela em branco</text:p>
      <text:p text:style-name="P734"><text:s text:c="2"/>labs(title = "Título", #Adiciona texto ao gráfico</text:p>
      <text:p text:style-name="P735"><text:s text:c="7"/>x = "Eixo x", #Adiciona rótulo ao eixo x</text:p>
      <text:p text:style-name="P736"><text:s text:c="7"/>y = "Eixo y", #Adiciona rótulo ao eixo y</text:p>
      <text:p text:style-name="P737"><text:s text:c="7"/>subtitle = "Subtítulo", #Adiciona subtitulo ao gráfico</text:p>
      <text:p text:style-name="P738"><text:s text:c="7"/>caption = "Elaborado por ...")+ #Adciona texto ao final do gráfico</text:p>
      <text:p text:style-name="P739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9">
        <text:list-item>
          <text:p text:style-name="P740">Podemos adicionar texto ao <text:span text:style-name="T1">ggplot2</text:span> atraves dos comandos:<text:line-break/></text:p>
          <text:list text:style-name="L270">
            <text:list-item>
              <text:p text:style-name="P741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41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41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41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40">Exemplo:<text:line-break/></text:p>
        </text:list-item>
      </text:list>
      <text:p text:style-name="P742">#Plotando gráfico</text:p>
      <text:p text:style-name="P743">p &lt;- ggplot(data = Turismo, aes(x=cheg_2012/1000,y=cheg_2013/1000)) #Salva gráfico em variável</text:p>
      <text:p text:style-name="P744"/>
      <text:p text:style-name="P745">#Aplicando elementos de texto na forma janela em branco</text:p>
      <text:p text:style-name="P746">p +</text:p>
      <text:p text:style-name="P747"><text:s text:c="2"/>geom_blank() + #Produz efeito janela em branco</text:p>
      <text:p text:style-name="P748"><text:s text:c="2"/>ggtitle("Título",subtitle = "Subtítulo") + #Adiciona título e subtitulo ao gráfico</text:p>
      <text:p text:style-name="P749"><text:s text:c="2"/>xlab("Eixo x") + #Adiciona rótulo ao eixo x</text:p>
      <text:p text:style-name="P750"><text:s text:c="2"/>ylab("Eixo y") + #Adiciona rótulo ao eixo y</text:p>
      <text:p text:style-name="P751"><text:s text:c="2"/>labs(caption = "Elaborado por ...") + #Adciona texto ao final do gráfico</text:p>
      <text:p text:style-name="P752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71">
        <text:list-item>
          <text:p text:style-name="P753">Podemos definir a escala dos eixos utilizando uma camada especifica para esse fim:<text:line-break/></text:p>
          <text:list text:style-name="L272">
            <text:list-item>
              <text:p text:style-name="P754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54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53">Principais argumentos das funções <text:span text:style-name="Source_Text">scale_(x|y)_discrete()</text:span> e <text:span text:style-name="Source_Text">scale_(x|y)_continuous()</text:span>:<text:line-break/></text:p>
          <text:list text:style-name="L273">
            <text:list-item>
              <text:p text:style-name="P755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55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55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55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55"><text:span text:style-name="Source_Text">name</text:span><text:line-break/>Nome da escala que aparece na legenda (rótulos de x).<text:line-break/></text:p>
            </text:list-item>
            <text:list-item>
              <text:p text:style-name="P755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55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55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55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74">
                <text:list-item>
                  <text:p text:style-name="P756">ans<text:line-break/></text:p>
                </text:list-item>
                <text:list-item>
                  <text:p text:style-name="P756">atanh<text:line-break/></text:p>
                </text:list-item>
                <text:list-item>
                  <text:p text:style-name="P756">boxcox<text:line-break/></text:p>
                </text:list-item>
                <text:list-item>
                  <text:p text:style-name="P756">date<text:line-break/></text:p>
                </text:list-item>
                <text:list-item>
                  <text:p text:style-name="P756">exp<text:line-break/></text:p>
                </text:list-item>
                <text:list-item>
                  <text:p text:style-name="P756">hms<text:line-break/></text:p>
                </text:list-item>
                <text:list-item>
                  <text:p text:style-name="P756">identity<text:line-break/></text:p>
                </text:list-item>
                <text:list-item>
                  <text:p text:style-name="P756">log<text:line-break/></text:p>
                </text:list-item>
                <text:list-item>
                  <text:p text:style-name="P756">log10<text:line-break/></text:p>
                </text:list-item>
                <text:list-item>
                  <text:p text:style-name="P756">log1p<text:line-break/></text:p>
                </text:list-item>
                <text:list-item>
                  <text:p text:style-name="P756">log2<text:line-break/></text:p>
                </text:list-item>
                <text:list-item>
                  <text:p text:style-name="P756">logit<text:line-break/></text:p>
                </text:list-item>
                <text:list-item>
                  <text:p text:style-name="P756">modulus<text:line-break/></text:p>
                </text:list-item>
                <text:list-item>
                  <text:p text:style-name="P756">probability<text:line-break/></text:p>
                </text:list-item>
                <text:list-item>
                  <text:p text:style-name="P756">probit<text:line-break/></text:p>
                </text:list-item>
                <text:list-item>
                  <text:p text:style-name="P756">pseudo_log<text:line-break/></text:p>
                </text:list-item>
                <text:list-item>
                  <text:p text:style-name="P756">reciproval<text:line-break/></text:p>
                </text:list-item>
                <text:list-item>
                  <text:p text:style-name="P756">reverse<text:line-break/></text:p>
                </text:list-item>
                <text:list-item>
                  <text:p text:style-name="P756">sqrt<text:line-break/></text:p>
                </text:list-item>
                <text:list-item>
                  <text:p text:style-name="P756">time<text:line-break/></text:p>
                </text:list-item>
              </text:list>
            </text:list-item>
          </text:list>
        </text:list-item>
      </text:list>
      <text:p text:style-name="Pagebreak"/>
      <text:list text:style-name="L275">
        <text:list-item>
          <text:p text:style-name="P757">Exemplos:<text:line-break/></text:p>
        </text:list-item>
      </text:list>
      <text:p text:style-name="P758">#Plotando gráfico</text:p>
      <text:p text:style-name="P759">p = ggplot(data = Turismo, aes(x=Estado, y=cheg_2012))</text:p>
      <text:p text:style-name="P760">p+</text:p>
      <text:p text:style-name="P761">geom_blank()+</text:p>
      <text:p text:style-name="P762">labs(title = "Título",</text:p>
      <text:p text:style-name="P763"><text:s text:c="5"/>x = "Eixo x",</text:p>
      <text:p text:style-name="P764"><text:s text:c="5"/>y = "Eixo y",</text:p>
      <text:p text:style-name="P765"><text:s text:c="5"/>subtitle = "Subtítulo",</text:p>
      <text:p text:style-name="P766"><text:s text:c="5"/>caption = "Elaborado por ...")+</text:p>
      <text:p text:style-name="P767">theme_bw(base_size = 18)+ #Tema</text:p>
      <text:p text:style-name="P768">scale_x_discrete(limits=c("Amazonas","RioJaneiro"))</text:p>
      <text:p text:style-name="P769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70">#Plotando gráfico</text:p>
      <text:p text:style-name="P771">p = ggplot(data = Turismo, aes(x=cheg_2012/1000, y=cheg_2013/1000))</text:p>
      <text:p text:style-name="P772">p+</text:p>
      <text:p text:style-name="P773"><text:s text:c="2"/>geom_blank()+</text:p>
      <text:p text:style-name="P774"><text:s text:c="2"/>labs(title = "Título",</text:p>
      <text:p text:style-name="P775"><text:s text:c="7"/>x = "Eixo x",</text:p>
      <text:p text:style-name="P776"><text:s text:c="7"/>y = "Eixo y",</text:p>
      <text:p text:style-name="P777"><text:s text:c="7"/>subtitle = "Subtítulo",</text:p>
      <text:p text:style-name="P778"><text:s text:c="7"/>caption = "Elaborado por ...")+</text:p>
      <text:p text:style-name="P779"><text:s text:c="2"/>theme_bw(base_size = 18)+ #Tema</text:p>
      <text:p text:style-name="P780"><text:s text:c="2"/>scale_y_continuous(</text:p>
      <text:p text:style-name="P781"><text:s text:c="4"/>breaks = c(75,150,225),</text:p>
      <text:p text:style-name="P782"><text:s text:c="4"/>labels = c("75 mil","150 mil","225 mil"), #nome dos ticks do eixo y</text:p>
      <text:p text:style-name="P783"><text:s text:c="4"/>position = "right",</text:p>
      <text:p text:style-name="P784"><text:s text:c="4"/>trans = "reverse")+</text:p>
      <text:p text:style-name="P785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6">
        <text:list-item>
          <text:p text:style-name="P786">As cores podem ser aplicadas em diversos elementos do gráfico:<text:line-break/></text:p>
          <text:list text:style-name="L277">
            <text:list-item>
              <text:p text:style-name="P787">Linhas<text:line-break/></text:p>
            </text:list-item>
            <text:list-item>
              <text:p text:style-name="P787">Preenchimentos da forma gráfica<text:line-break/></text:p>
            </text:list-item>
            <text:list-item>
              <text:p text:style-name="P787">Texto<text:line-break/></text:p>
            </text:list-item>
          </text:list>
        </text:list-item>
        <text:list-item>
          <text:p text:style-name="P786">Principais parâmetros:<text:line-break/></text:p>
          <text:list text:style-name="L278">
            <text:list-item>
              <text:p text:style-name="P788"><text:span text:style-name="Source_Text">fill</text:span><text:line-break/>Controla o preenchimento de um gráfico.<text:line-break/></text:p>
            </text:list-item>
            <text:list-item>
              <text:p text:style-name="P788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8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9">
        <text:list-item>
          <text:p text:style-name="P789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9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9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9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80">
        <text:list-item>
          <text:p text:style-name="P790"><text:span text:style-name="T1">R</text:span> básico<text:line-break/></text:p>
        </text:list-item>
        <text:list-item>
          <text:p text:style-name="P790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81">
        <text:list-item>
          <text:p text:style-name="P791"><text:span text:style-name="T2">sequencial</text:span><text:line-break/>Cores que variam em sequência da mais clara para mais escura.<text:line-break/></text:p>
        </text:list-item>
        <text:list-item>
          <text:p text:style-name="P791"><text:span text:style-name="T2">divergente</text:span><text:line-break/>O centro da paleta é mais claro e os extremos mais escuros em ambas as direções.<text:line-break/></text:p>
        </text:list-item>
        <text:list-item>
          <text:p text:style-name="P791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82">
        <text:list-item>
          <text:p text:style-name="P792"><text:span text:style-name="Source_Text">rainbow(n,alpha)</text:span><text:line-break/></text:p>
        </text:list-item>
        <text:list-item>
          <text:p text:style-name="P792"><text:span text:style-name="Source_Text">heat.colors(n,alpha)</text:span><text:line-break/></text:p>
        </text:list-item>
        <text:list-item>
          <text:p text:style-name="P792"><text:span text:style-name="Source_Text">terrain.colors(n,alpha)</text:span><text:line-break/></text:p>
        </text:list-item>
        <text:list-item>
          <text:p text:style-name="P792"><text:span text:style-name="Source_Text">topo.colors(n,alpha)</text:span><text:line-break/></text:p>
        </text:list-item>
        <text:list-item>
          <text:p text:style-name="P792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83">
        <text:list-item>
          <text:p text:style-name="P793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94">Nome das paletas</text:p>
            </table:table-cell>
          </table:table-row>
        </table:table-header-rows>
        <table:table-row>
          <table:table-cell table:style-name="TableRowCell" office:value-type="string">
            <text:p text:style-name="P795">Blues</text:p>
          </table:table-cell>
        </table:table-row>
        <table:table-row>
          <table:table-cell table:style-name="TableRowCell" office:value-type="string">
            <text:p text:style-name="P795">BuGn</text:p>
          </table:table-cell>
        </table:table-row>
        <table:table-row>
          <table:table-cell table:style-name="TableRowCell" office:value-type="string">
            <text:p text:style-name="P795">BuPu</text:p>
          </table:table-cell>
        </table:table-row>
        <table:table-row>
          <table:table-cell table:style-name="TableRowCell" office:value-type="string">
            <text:p text:style-name="P795">GnBu</text:p>
          </table:table-cell>
        </table:table-row>
        <table:table-row>
          <table:table-cell table:style-name="TableRowCell" office:value-type="string">
            <text:p text:style-name="P795">Greens</text:p>
          </table:table-cell>
        </table:table-row>
        <table:table-row>
          <table:table-cell table:style-name="TableRowCell" office:value-type="string">
            <text:p text:style-name="P795">Greys</text:p>
          </table:table-cell>
        </table:table-row>
        <table:table-row>
          <table:table-cell table:style-name="TableRowCell" office:value-type="string">
            <text:p text:style-name="P795">Oranges</text:p>
          </table:table-cell>
        </table:table-row>
        <table:table-row>
          <table:table-cell table:style-name="TableRowCell" office:value-type="string">
            <text:p text:style-name="P795">OrRd</text:p>
          </table:table-cell>
        </table:table-row>
        <table:table-row>
          <table:table-cell table:style-name="TableRowCell" office:value-type="string">
            <text:p text:style-name="P795">PuBu</text:p>
          </table:table-cell>
        </table:table-row>
        <table:table-row>
          <table:table-cell table:style-name="TableRowCell" office:value-type="string">
            <text:p text:style-name="P795">PuBuGn</text:p>
          </table:table-cell>
        </table:table-row>
        <table:table-row>
          <table:table-cell table:style-name="TableRowCell" office:value-type="string">
            <text:p text:style-name="P795">PuRd</text:p>
          </table:table-cell>
        </table:table-row>
        <table:table-row>
          <table:table-cell table:style-name="TableRowCell" office:value-type="string">
            <text:p text:style-name="P795">Purples</text:p>
          </table:table-cell>
        </table:table-row>
        <table:table-row>
          <table:table-cell table:style-name="TableRowCell" office:value-type="string">
            <text:p text:style-name="P795">RdPu</text:p>
          </table:table-cell>
        </table:table-row>
        <table:table-row>
          <table:table-cell table:style-name="TableRowCell" office:value-type="string">
            <text:p text:style-name="P795">Reds</text:p>
          </table:table-cell>
        </table:table-row>
        <table:table-row>
          <table:table-cell table:style-name="TableRowCell" office:value-type="string">
            <text:p text:style-name="P795">YlGn</text:p>
          </table:table-cell>
        </table:table-row>
        <table:table-row>
          <table:table-cell table:style-name="TableRowCell" office:value-type="string">
            <text:p text:style-name="P795">YlGnBu</text:p>
          </table:table-cell>
        </table:table-row>
        <table:table-row>
          <table:table-cell table:style-name="TableRowCell" office:value-type="string">
            <text:p text:style-name="P795">YlOrBr</text:p>
          </table:table-cell>
        </table:table-row>
        <table:table-row>
          <table:table-cell table:style-name="TableRowCell" office:value-type="string">
            <text:p text:style-name="P795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84">
        <text:list-item>
          <text:p text:style-name="P796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7">Nome das paletas</text:p>
            </table:table-cell>
          </table:table-row>
        </table:table-header-rows>
        <table:table-row>
          <table:table-cell table:style-name="TableRowCell" office:value-type="string">
            <text:p text:style-name="P798">BrBG</text:p>
          </table:table-cell>
        </table:table-row>
        <table:table-row>
          <table:table-cell table:style-name="TableRowCell" office:value-type="string">
            <text:p text:style-name="P798">PiYG</text:p>
          </table:table-cell>
        </table:table-row>
        <table:table-row>
          <table:table-cell table:style-name="TableRowCell" office:value-type="string">
            <text:p text:style-name="P798">PRGn</text:p>
          </table:table-cell>
        </table:table-row>
        <table:table-row>
          <table:table-cell table:style-name="TableRowCell" office:value-type="string">
            <text:p text:style-name="P798">PuOr</text:p>
          </table:table-cell>
        </table:table-row>
        <table:table-row>
          <table:table-cell table:style-name="TableRowCell" office:value-type="string">
            <text:p text:style-name="P798">RdBu</text:p>
          </table:table-cell>
        </table:table-row>
        <table:table-row>
          <table:table-cell table:style-name="TableRowCell" office:value-type="string">
            <text:p text:style-name="P798">RdGy</text:p>
          </table:table-cell>
        </table:table-row>
        <table:table-row>
          <table:table-cell table:style-name="TableRowCell" office:value-type="string">
            <text:p text:style-name="P798">RdYlBu</text:p>
          </table:table-cell>
        </table:table-row>
        <table:table-row>
          <table:table-cell table:style-name="TableRowCell" office:value-type="string">
            <text:p text:style-name="P798">RdYlGn</text:p>
          </table:table-cell>
        </table:table-row>
        <table:table-row>
          <table:table-cell table:style-name="TableRowCell" office:value-type="string">
            <text:p text:style-name="P798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85">
        <text:list-item>
          <text:p text:style-name="P799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800">Nome das paletas</text:p>
            </table:table-cell>
            <table:table-cell table:style-name="TableHeaderRowCell" office:value-type="string">
              <text:p text:style-name="P801">Número de cores</text:p>
            </table:table-cell>
          </table:table-row>
        </table:table-header-rows>
        <table:table-row>
          <table:table-cell table:style-name="TableRowCell" office:value-type="string">
            <text:p text:style-name="P802">Accent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Dark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Paired</text:p>
          </table:table-cell>
          <table:table-cell table:style-name="TableRowCell" office:value-type="string">
            <text:p text:style-name="P803">12</text:p>
          </table:table-cell>
        </table:table-row>
        <table:table-row>
          <table:table-cell table:style-name="TableRowCell" office:value-type="string">
            <text:p text:style-name="P802">Pastel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Pastel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Set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3</text:p>
          </table:table-cell>
          <table:table-cell table:style-name="TableRowCell" office:value-type="string">
            <text:p text:style-name="P803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6">
        <text:list-item>
          <text:p text:style-name="P804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804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7">
        <text:list-item>
          <text:p text:style-name="P805">Os temas possuem formatações padronizadas para todos os elementos textuais de um gráfico como título, subtítulo ou rótulos dos eixos.<text:line-break/></text:p>
        </text:list-item>
        <text:list-item>
          <text:p text:style-name="P805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805">Em <text:span text:style-name="Source_Text">element_text()</text:span> podemos ajustar os seguintes parâmetros:<text:line-break/></text:p>
          <text:list text:style-name="L288">
            <text:list-item>
              <text:p text:style-name="P806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6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6"><text:span text:style-name="Source_Text">colour</text:span><text:line-break/>Cor da linha.<text:line-break/></text:p>
            </text:list-item>
            <text:list-item>
              <text:p text:style-name="P806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6"><text:span text:style-name="Source_Text">hjust</text:span><text:line-break/>Alinhamento horizontal entre [0,1], hjust = 0,5 centraliza.<text:line-break/></text:p>
            </text:list-item>
            <text:list-item>
              <text:p text:style-name="P806"><text:span text:style-name="Source_Text">vjust</text:span><text:line-break/>Alinhamento vertical entre [0,1], vjust = 0,5 centraliza.<text:line-break/></text:p>
            </text:list-item>
            <text:list-item>
              <text:p text:style-name="P806"><text:span text:style-name="Source_Text">angle</text:span><text:line-break/>De 0 a 360.<text:line-break/></text:p>
            </text:list-item>
            <text:list-item>
              <text:p text:style-name="P806"><text:span text:style-name="Source_Text">lineheight</text:span><text:line-break/>Altura da linha.<text:line-break/></text:p>
            </text:list-item>
          </text:list>
        </text:list-item>
        <text:list-item>
          <text:p text:style-name="P805">Podemos aplicar os elementos de texto de forma global ou especificando o elemento que pode ser só o título, só um dos eixos, etc.<text:line-break/></text:p>
        </text:list-item>
        <text:list-item>
          <text:p text:style-name="P805">Para maiores detalhes utilize o comando <text:span text:style-name="Source_Text">??theme</text:span>.<text:line-break/></text:p>
        </text:list-item>
      </text:list>
      <text:p text:style-name="Pagebreak"/>
      <text:list text:style-name="L289">
        <text:list-item>
          <text:p text:style-name="P807">Exemplo:<text:line-break/></text:p>
        </text:list-item>
      </text:list>
      <text:p text:style-name="P808">#Plot</text:p>
      <text:p text:style-name="P809">p = ggplot(data = dados, aes(x = cheg_2012/1000, y = cheg_2013/1000))</text:p>
      <text:p text:style-name="P810"/>
      <text:p text:style-name="P811">#ajustando parâmetros de texto</text:p>
      <text:p text:style-name="P812">p+</text:p>
      <text:p text:style-name="P813"><text:s text:c="2"/>geom_blank()+</text:p>
      <text:p text:style-name="P814"><text:s text:c="2"/>labs(title = "Título",</text:p>
      <text:p text:style-name="P815"><text:s text:c="7"/>x = "Eixo x",</text:p>
      <text:p text:style-name="P816"><text:s text:c="7"/>y = "Eixo y",</text:p>
      <text:p text:style-name="P817"><text:s text:c="7"/>subtitle = "Subtítulo")+</text:p>
      <text:p text:style-name="P818"><text:s text:c="2"/>theme_bw(base_size = 18)+</text:p>
      <text:p text:style-name="P819"><text:s text:c="2"/>theme(text = element_text(family = "mono"))+ </text:p>
      <text:p text:style-name="P820"><text:s text:c="2"/>#Altera a fonte de todos os textos</text:p>
      <text:p text:style-name="P821"><text:s text:c="2"/>theme(axis.text.x = element_text(size = rel(1.2)))+ </text:p>
      <text:p text:style-name="P822"><text:s text:c="2"/>#Aumenta a fonte só do eixo x em 20%</text:p>
      <text:p text:style-name="P823"><text:s text:c="2"/>theme(axis.text.y = element_text(angle = 45))+ </text:p>
      <text:p text:style-name="P824"><text:s text:c="2"/>#Muda o angulo do texto do eixo y em 45 graus</text:p>
      <text:p text:style-name="P825"><text:s text:c="2"/>theme(axis.title.y = element_text(face = "bold.italic"))+ </text:p>
      <text:p text:style-name="P826"><text:s text:c="2"/>#Muda o rótulo do eixo y para negrito-itálico</text:p>
      <text:p text:style-name="P827"><text:s text:c="2"/>theme(plot.title = element_text(hjust = 0.5))+ </text:p>
      <text:p text:style-name="P828"><text:s text:c="2"/>#Centraliza o título</text:p>
      <text:p text:style-name="P829"><text:s text:c="2"/>theme(plot.subtitle = element_text(hjust = 1)) </text:p>
      <text:p text:style-name="P830"><text:s text:c="2"/>#Subtítulo a direita</text:p>
      <text:p text:style-name="P831"/>
      <text:p text:style-name="P832">#fechando dispositivo gráfico</text:p>
      <text:p text:style-name="P833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90">
        <text:list-item>
          <text:p text:style-name="P834"><text:span text:style-name="Source_Text">grid</text:span><text:line-break/></text:p>
        </text:list-item>
        <text:list-item>
          <text:p text:style-name="P834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91">
        <text:list-item>
          <text:p text:style-name="P835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35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92">
            <text:list-item>
              <text:p text:style-name="P836">Temas<text:line-break/></text:p>
            </text:list-item>
            <text:list-item>
              <text:p text:style-name="P836">Cores<text:line-break/></text:p>
            </text:list-item>
            <text:list-item>
              <text:p text:style-name="P836">Grafos (pequenos e multiplos)<text:line-break/></text:p>
            </text:list-item>
            <text:list-item>
              <text:p text:style-name="P836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6">Alterar sistemas de coordenadas<text:line-break/></text:p>
            </text:list-item>
            <text:list-item>
              <text:p text:style-name="P836"><text:span text:style-name="T2">Layout</text:span> da janela gráfica<text:line-break/></text:p>
            </text:list-item>
          </text:list>
        </text:list-item>
        <text:list-item>
          <text:p text:style-name="P835">Sobre o <text:span text:style-name="T2">layout</text:span> da janela gráfica, podemos configurar para adicionar vários gráficos numa mesma janela gráfica. O passo a passo:<text:line-break/></text:p>
          <text:list text:style-name="L293">
            <text:list-item>
              <text:p text:style-name="P837">Criar e configurar os gráficos.<text:line-break/></text:p>
            </text:list-item>
            <text:list-item>
              <text:p text:style-name="P837">Definir quais gráficos devem aparecer e configuração do <text:span text:style-name="T2">layout</text:span> da janela gráfica (em tabela).<text:line-break/></text:p>
            </text:list-item>
            <text:list-item>
              <text:p text:style-name="P837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35">Exemplo:<text:line-break/></text:p>
        </text:list-item>
      </text:list>
      <text:p text:style-name="P838">#ggplot</text:p>
      <text:p text:style-name="P839">p = ggplot(data = dados, aes(x = cheg_2012/1000,y = cheg_2013/1000))</text:p>
      <text:p text:style-name="P840"/>
      <text:p text:style-name="P841">#Gráfico 1</text:p>
      <text:p text:style-name="P842">g1 &lt;- p+</text:p>
      <text:p text:style-name="P843"><text:s text:c="2"/>geom_blank()+</text:p>
      <text:p text:style-name="P844"><text:s text:c="2"/>theme_bw(base_size = 18)</text:p>
      <text:p text:style-name="P845"/>
      <text:p text:style-name="P846">#Gráfico 2</text:p>
      <text:p text:style-name="P847">g2 &lt;- p+</text:p>
      <text:p text:style-name="P848"><text:s text:c="2"/>geom_point()+</text:p>
      <text:p text:style-name="P849"><text:s text:c="2"/>theme_minimal(base_size = 18)</text:p>
      <text:p text:style-name="P850"/>
      <text:p text:style-name="P851">#Layout para 1 linha e 2 colunas (g1 ao lado de g2)</text:p>
      <text:p text:style-name="P852">pushViewport(viewport(layout = grid.layout(1,2)))</text:p>
      <text:p text:style-name="P853"/>
      <text:p text:style-name="P854">#Atribuindo g1</text:p>
      <text:p text:style-name="P855">print(g1, vp=viewport(layout.pos.row = 1, layout.pos.col = 1))</text:p>
      <text:p text:style-name="P856"/>
      <text:p text:style-name="P857">#Atribuindo g2</text:p>
      <text:p text:style-name="P858">print(g2, vp=viewport(layout.pos.row = 1, layout.pos.col = 2))</text:p>
      <text:p text:style-name="P859"/>
      <text:p text:style-name="P860">#fechando dispositivo grafico</text:p>
      <text:p text:style-name="P861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94">
        <text:list-item>
          <text:p text:style-name="P862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62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62">Formas de agrupar gráficos num <text:span text:style-name="T2">layout</text:span> usando <text:span text:style-name="Source_Text">patchwork</text:span>:<text:line-break/></text:p>
          <text:list text:style-name="L295">
            <text:list-item>
              <text:p text:style-name="P863"><text:span text:style-name="Source_Text">g1 + g2</text:span><text:line-break/>Agrupa em linha.<text:line-break/></text:p>
            </text:list-item>
            <text:list-item>
              <text:p text:style-name="P863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62">Exemplo:<text:line-break/></text:p>
        </text:list-item>
      </text:list>
      <text:p text:style-name="P864">#ggplot</text:p>
      <text:p text:style-name="P865">p = ggplot(data = dados, aes(x = cheg_2012/1000,y = cheg_2013/1000))</text:p>
      <text:p text:style-name="P866"/>
      <text:p text:style-name="P867">#Gráfico 1</text:p>
      <text:p text:style-name="P868">g1 &lt;- p+</text:p>
      <text:p text:style-name="P869"><text:s text:c="2"/>geom_blank()+</text:p>
      <text:p text:style-name="P870"><text:s text:c="2"/>theme_bw(base_size = 18)</text:p>
      <text:p text:style-name="P871"/>
      <text:p text:style-name="P872">#Gráfico 2</text:p>
      <text:p text:style-name="P873">g2 &lt;- p+</text:p>
      <text:p text:style-name="P874"><text:s text:c="2"/>geom_point()+</text:p>
      <text:p text:style-name="P875"><text:s text:c="2"/>theme_minimal(base_size = 18)</text:p>
      <text:p text:style-name="P876"/>
      <text:p text:style-name="P877">#Gráfico 3</text:p>
      <text:p text:style-name="P878">g3 &lt;- p+</text:p>
      <text:p text:style-name="P879"><text:s text:c="2"/>geom_boxplot()+</text:p>
      <text:p text:style-name="P880"><text:s text:c="2"/>theme_grey(base_size = 18)</text:p>
      <text:p text:style-name="P881"/>
      <text:p text:style-name="P882">#Gráfico 4</text:p>
      <text:p text:style-name="P883">g4 &lt;- p+</text:p>
      <text:p text:style-name="P884"><text:s text:c="2"/>geom_point()+</text:p>
      <text:p text:style-name="P885"><text:s text:c="2"/>theme_minimal(base_size = 18)</text:p>
      <text:p text:style-name="P886"/>
      <text:p text:style-name="P887">#Layout 1 para 1 linha e 2 colunas (g1 ao lado de g2)</text:p>
      <text:p text:style-name="P888">g1 + g2 + plot_layout(ncol = 2) + plot_annotation(title = "Dois gráficos com patchwork",</text:p>
      <text:p text:style-name="P889"><text:s text:c="50"/>tag_levels = "1") </text:p>
      <text:p text:style-name="P890"><text:s text:c="50"/>#Título geral e número em cada gráfico</text:p>
      <text:p text:style-name="P891"/>
      <text:p text:style-name="P892">#fechando dispositivo grafico</text:p>
      <text:p text:style-name="P893">dev.off()</text:p>
      <text:p text:style-name="P894"/>
      <text:p text:style-name="P895">#Layout 2</text:p>
      <text:p text:style-name="P896">(g1 | g2 | g3) / g4</text:p>
      <text:p text:style-name="P897"/>
      <text:p text:style-name="P898">#fechando dispositivo grafico</text:p>
      <text:p text:style-name="P899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6">
        <text:list-item>
          <text:p text:style-name="P900">Passo a passo (principais pacotes):<text:line-break/></text:p>
          <text:list text:style-name="L297">
            <text:list-item>
              <text:p text:style-name="P901">Importa dados<text:line-break/><text:span text:style-name="Source_Text">readr</text:span><text:line-break/></text:p>
            </text:list-item>
            <text:list-item>
              <text:p text:style-name="P901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901">Preparar gráfico<text:line-break/><text:span text:style-name="Source_Text">ggplot2</text:span><text:line-break/></text:p>
            </text:list-item>
            <text:list-item>
              <text:p text:style-name="P901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901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8">
        <text:list-item>
          <text:p text:style-name="P902">Tipos de gráficos de barras do ggplot2:<text:line-break/></text:p>
          <text:list text:style-name="L299">
            <text:list-item>
              <text:p text:style-name="P903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903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902">Observações:<text:line-break/></text:p>
          <text:list text:style-name="L300">
            <text:list-item>
              <text:p text:style-name="P904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904">Quando temos mais de uma variável númerica associada a variável categorica (grupo) podemos ter no gráfico de barras com barras lado a lado ou empilhadas.(Ver exemplo 2)<text:line-break/></text:p>
              <text:list text:style-name="L301">
                <text:list-item>
                  <text:p text:style-name="P905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905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905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902">Os argumentos:<text:line-break/></text:p>
          <text:list text:style-name="L302">
            <text:list-item>
              <text:p text:style-name="P906"><text:span text:style-name="Source_Text">stat = identity</text:span><text:line-break/>Não altera o gráfico de barras.<text:line-break/></text:p>
            </text:list-item>
            <text:list-item>
              <text:p text:style-name="P906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303">
        <text:list-item>
          <text:p text:style-name="P907">Exemplo 1 - Gráfico de Barras:<text:line-break/></text:p>
        </text:list-item>
      </text:list>
      <text:p text:style-name="P908">#Plotando gráfico de barras (geom_bar)</text:p>
      <text:p text:style-name="P909">p &lt;- ggplot(data = dt, aes(x = reorder(Estado,y), y))+ #Mapeamento das variáveis</text:p>
      <text:p text:style-name="P910"><text:s text:c="2"/>geom_bar(stat = "identity")+ #Forma de barras</text:p>
      <text:p text:style-name="P911"><text:s text:c="2"/>labs(title = "Chegada de Turistas ao Brasil em 2013", #Título</text:p>
      <text:p text:style-name="P912"><text:s text:c="7"/>x = "Estados", #Texto do eixo x</text:p>
      <text:p text:style-name="P913"><text:s text:c="7"/>y = "Número de chegadas por mil")+ #Texto do eixo y</text:p>
      <text:p text:style-name="P914"><text:s text:c="2"/>geom_text(aes(label = round(y,2)), hjust=0.5, vjust=0)+ #Insere valores sobre as barras</text:p>
      <text:p text:style-name="P915"><text:s text:c="2"/>theme_bw(base_size = 18)+ #Define o tema</text:p>
      <text:p text:style-name="P916"><text:s text:c="2"/>theme(plot.title = element_text(hjust = 0.5))+ #Centraliza o texto do título</text:p>
      <text:p text:style-name="P917"><text:s text:c="2"/>theme(axis.text.x = element_text(angle = 90)) #Muda o ângulo do texto do eixo x em 90 graus</text:p>
      <text:p text:style-name="P918">p</text:p>
      <text:p text:style-name="P919"/>
      <text:p text:style-name="P920">#Fechando dispositivo gráfico</text:p>
      <text:p text:style-name="P921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304">
        <text:list-item>
          <text:p text:style-name="P922">Exemplo 2 - Gráfico de Barras com mais de uma categoria e <text:span text:style-name="T2">layout</text:span> com dois gráficos:<text:line-break/></text:p>
        </text:list-item>
      </text:list>
      <text:p text:style-name="P923">#Preparação dos dados</text:p>
      <text:p text:style-name="P924">dt &lt;- dados %&gt;% </text:p>
      <text:p text:style-name="P925"><text:s text:c="2"/>filter(Estado == "SaoPaulo" | Estado == "RioJaneiro") %&gt;% </text:p>
      <text:p text:style-name="P926"><text:s text:c="2"/>rename('2012' = cheg_2012, '2013' = cheg_2013, '2014' = cheg_2014, '2015' = cheg_2015) %&gt;% </text:p>
      <text:p text:style-name="P927"><text:s text:c="2"/>gather(ano, chegada, '2012':'2015') %&gt;% </text:p>
      <text:p text:style-name="P928"><text:s text:c="2"/>select(Estado, ano, chegada) %&gt;% </text:p>
      <text:p text:style-name="P929"><text:s text:c="2"/>group_by(Estado,ano) %&gt;% </text:p>
      <text:p text:style-name="P930"><text:s text:c="2"/>summarize(chegada=sum(chegada)) %&gt;% </text:p>
      <text:p text:style-name="P931"><text:s text:c="2"/>ungroup()</text:p>
      <text:p text:style-name="P932"/>
      <text:p text:style-name="P933">#Convertendo ano para fator</text:p>
      <text:p text:style-name="P934">dt$ano = factor(dt$ano)</text:p>
      <text:p text:style-name="P935"/>
      <text:p text:style-name="P936">#Visualizando dados</text:p>
      <text:p text:style-name="P937">dt</text:p>
      <text:p text:style-name="P938">View(dt)</text:p>
      <text:p text:style-name="P939"/>
      <text:p text:style-name="P940">#Plotagem gráfico de barras com duas ou mais categorias</text:p>
      <text:p text:style-name="P941">p = ggplot(dt)+</text:p>
      <text:p text:style-name="P942"><text:s text:c="2"/>aes(x=reorder(Estado,chegada), y=chegada/1000, fill = ano)+</text:p>
      <text:p text:style-name="P943"><text:s text:c="2"/>geom_bar(stat = "identity",position = "dodge")+</text:p>
      <text:p text:style-name="P944"><text:s text:c="2"/>geom_text(aes(label = round(chegada/1000,2)), </text:p>
      <text:p text:style-name="P945"><text:s text:c="12"/>position = position_dodge(width = 0.9), </text:p>
      <text:p text:style-name="P946"><text:s text:c="12"/>vjust=-0.25)</text:p>
      <text:p text:style-name="P947"/>
      <text:p text:style-name="P948">#Adicionando camadas a p</text:p>
      <text:p text:style-name="P949">p1 = p +</text:p>
      <text:p text:style-name="P950"><text:s text:c="2"/>labs(title = "Chegada de Turistas ao Brasil - Versão barras lado a lado",</text:p>
      <text:p text:style-name="P951"><text:s text:c="7"/>x = "Estados",</text:p>
      <text:p text:style-name="P952"><text:s text:c="7"/>y = "Número de chegadas por mil")+</text:p>
      <text:p text:style-name="P953"><text:s text:c="2"/>theme_bw(base_size = 18)+</text:p>
      <text:p text:style-name="P954"><text:s text:c="2"/>theme(plot.title = element_text(hjust = 0.5))+</text:p>
      <text:p text:style-name="P955"><text:s text:c="2"/>scale_fill_grey(start = 0, end = 0.9)</text:p>
      <text:p text:style-name="P956"/>
      <text:p text:style-name="P957">p1</text:p>
      <text:p text:style-name="P958"/>
      <text:p text:style-name="P959">#Plotando versão barras empilhadas</text:p>
      <text:p text:style-name="P960">p = ggplot(dt)+</text:p>
      <text:p text:style-name="P961"><text:s text:c="2"/>aes(x=reorder(Estado,chegada), y=chegada/1000, fill = ano)+</text:p>
      <text:p text:style-name="P962"><text:s text:c="2"/>geom_bar(stat = "identity")+</text:p>
      <text:p text:style-name="P963"><text:s text:c="2"/>geom_text(aes(label = round(chegada/1000,2)), </text:p>
      <text:p text:style-name="P964"><text:s text:c="12"/>position = position_stack(vjust=1))</text:p>
      <text:p text:style-name="P965"/>
      <text:p text:style-name="P966">#Adicionando camadas a p</text:p>
      <text:p text:style-name="P967">p2 = p+</text:p>
      <text:p text:style-name="P968"><text:s text:c="2"/>labs(title = "Chegada de Turistas ao Brasil - Versão barras empilhadas",</text:p>
      <text:p text:style-name="P969"><text:s text:c="7"/>x = "Estados",</text:p>
      <text:p text:style-name="P970"><text:s text:c="7"/>y = "Número de chegadas por mil")+</text:p>
      <text:p text:style-name="P971"><text:s text:c="2"/>theme_bw(base_size = 18)+</text:p>
      <text:p text:style-name="P972"><text:s text:c="2"/>theme(plot.title = element_text(hjust = 0.5))+</text:p>
      <text:p text:style-name="P973"><text:s text:c="2"/>scale_fill_grey(start = 0.4, end = 1)</text:p>
      <text:p text:style-name="P974"/>
      <text:p text:style-name="P975">p2</text:p>
      <text:p text:style-name="P976"/>
      <text:p text:style-name="P977">#Layout (patchwork)</text:p>
      <text:p text:style-name="P978">pp = p1 + p2 + plot_layout(ncol = 1) +</text:p>
      <text:p text:style-name="P979"><text:s text:c="2"/>plot_annotation(title = "Gráfico de Barras com duas ou mais categorias",</text:p>
      <text:p text:style-name="P980"><text:s text:c="18"/>tag_levels = "1")</text:p>
      <text:p text:style-name="P981"/>
      <text:p text:style-name="P982">pp</text:p>
      <text:p text:style-name="P983"/>
      <text:p text:style-name="P984">#Fechando dispositivo gráfico</text:p>
      <text:p text:style-name="P985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h text:style-name="Heading_20_5" text:outline-level="5"><text:bookmark-start text:name="teoria-histograma"/>9.2.11.2.1 Teoria histograma<text:bookmark-end text:name="teoria-histograma"/></text:h>
      <text:list text:style-name="L305">
        <text:list-item>
          <text:p text:style-name="P986">Histograma é um tipo de gráficos de barras.<text:line-break/></text:p>
        </text:list-item>
        <text:list-item>
          <text:p text:style-name="P986">É usado para variáveis quantitativas continuas.<text:line-break/></text:p>
        </text:list-item>
        <text:list-item>
          <text:p text:style-name="P986">Para elaborar um histograma é necessário uma variável quantitativa.<text:line-break/></text:p>
        </text:list-item>
        <text:list-item>
          <text:p text:style-name="P986">No eixo x teremos os valores da variável e no eixo y sua frequência que pode ser absoluta ou relativa.<text:line-break/></text:p>
        </text:list-item>
        <text:list-item>
          <text:p text:style-name="P986">Este tipo de gráfico é muito usado para observar:<text:line-break/></text:p>
          <text:list text:style-name="L306">
            <text:list-item>
              <text:p text:style-name="P987"><text:span text:style-name="T1">Distribuição de frequências</text:span><text:line-break/></text:p>
            </text:list-item>
            <text:list-item>
              <text:p text:style-name="P987"><text:span text:style-name="T1">Simetria</text:span><text:line-break/></text:p>
            </text:list-item>
            <text:list-item>
              <text:p text:style-name="P987"><text:span text:style-name="T1">Desvio</text:span><text:line-break/>Presença de valores discrepantes (Outliers).<text:line-break/></text:p>
            </text:list-item>
            <text:list-item>
              <text:p text:style-name="P987"><text:span text:style-name="T1">Amplitude da variável</text:span><text:line-break/></text:p>
            </text:list-item>
          </text:list>
        </text:list-item>
        <text:list-item>
          <text:p text:style-name="P986">A diferença entre gráficos de barras e histograma:<text:line-break/></text:p>
          <text:list text:style-name="L307">
            <text:list-item>
              <text:p text:style-name="P988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08">
            <text:list-item>
              <text:p text:style-name="P989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9.2.11.2.2 Histograma<text:bookmark-end text:name="histograma"/></text:h>
      <text:list text:style-name="L309">
        <text:list-item>
          <text:p text:style-name="P990">Principais argumentos da função <text:span text:style-name="Source_Text">geom_histogram()</text:span>:<text:line-break/></text:p>
          <text:list text:style-name="L310">
            <text:list-item>
              <text:p text:style-name="P991"><text:span text:style-name="Source_Text">binwidth</text:span><text:line-break/>A largura das caixas (barras).<text:line-break/></text:p>
            </text:list-item>
            <text:list-item>
              <text:p text:style-name="P991"><text:span text:style-name="Source_Text">color = "nome_cor", fill = "nome_cor"</text:span><text:line-break/>Altera a cor da linha e do preenchimento.<text:line-break/></text:p>
            </text:list-item>
            <text:list-item>
              <text:p text:style-name="P991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91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91"><text:span text:style-name="Source_Text">position="identity"</text:span><text:line-break/>Histogramas sobrepostos.<text:line-break/></text:p>
            </text:list-item>
            <text:list-item>
              <text:p text:style-name="P991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90">Alterar a posição da legenda:<text:line-break/></text:p>
          <text:list text:style-name="L311">
            <text:list-item>
              <text:p text:style-name="P992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92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92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12">
        <text:list-item>
          <text:p text:style-name="P993">Exemplo - Histograma com eixo x logarítmo no ggplot2:<text:line-break/></text:p>
        </text:list-item>
      </text:list>
      <text:p text:style-name="P994">#Plotagem</text:p>
      <text:p text:style-name="P995">p = ggplot(dados,aes(x=cheg_2013/1000))</text:p>
      <text:p text:style-name="P996"/>
      <text:p text:style-name="P997">#Adição de camadas</text:p>
      <text:p text:style-name="P998">p+</text:p>
      <text:p text:style-name="P999"><text:s text:c="2"/>geom_histogram(aes(y= ..count.., fill = factor(Regiao)), #fill = variável factor</text:p>
      <text:p text:style-name="P1000"><text:s text:c="17"/>position = "identity", #Histogramas sobrepostos</text:p>
      <text:p text:style-name="P1001"><text:s text:c="17"/>alpha = 0.6, #Densidade das cores</text:p>
      <text:p text:style-name="P1002"><text:s text:c="17"/>binwidth = 0.1)+ #Largura das caixas (barras)</text:p>
      <text:p text:style-name="P1003"><text:s text:c="2"/>scale_x_log10()+ #Eixo x em escala logarítmica</text:p>
      <text:p text:style-name="P1004"><text:s text:c="2"/>labs(x = "Chegadas em escala logarítmica",</text:p>
      <text:p text:style-name="P1005"><text:s text:c="7"/>y = "Frequência Absoluta",</text:p>
      <text:p text:style-name="P1006"><text:s text:c="7"/>title = "Histograma do número de chegadas de turistas ao Brasil \nAno de 2013")+</text:p>
      <text:p text:style-name="P1007"><text:s text:c="2"/>theme_bw(base_size = 18)+ #Tipo de tema</text:p>
      <text:p text:style-name="P1008"><text:s text:c="2"/>scale_fill_discrete(name = "Região")+ #Escala de cores dos dados discretos</text:p>
      <text:p text:style-name="P1009"><text:s text:c="2"/>scale_fill_grey(start = 0.2,end = 0.8) #Escala de cinza</text:p>
      <text:p text:style-name="P1010"/>
      <text:p text:style-name="P1011">#Fechando dispositivo gráfico</text:p>
      <text:p text:style-name="P1012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boxplot"/>9.2.11.3.1 Teoria boxplot<text:bookmark-end text:name="teoria-boxplot"/></text:h>
      <text:list text:style-name="L313">
        <text:list-item>
          <text:p text:style-name="P1013">O <text:span text:style-name="T1">Diagrama de caixa</text:span> serve para compreensão da forma e amplitude dos dados.<text:line-break/></text:p>
        </text:list-item>
        <text:list-item>
          <text:p text:style-name="P1013">Para elaborar um boxplot é necessário pelo menos uma variável quantitativa.<text:line-break/></text:p>
        </text:list-item>
        <text:list-item>
          <text:p text:style-name="P1013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1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1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14">
        <text:list-item>
          <text:p text:style-name="P1014">Quartis:<text:line-break/></text:p>
          <text:list text:style-name="L315">
            <text:list-item>
              <text:p text:style-name="P1015">Q1 (25%)<text:line-break/></text:p>
            </text:list-item>
            <text:list-item>
              <text:p text:style-name="P1015">Q2 (50% ou mediana)<text:line-break/></text:p>
            </text:list-item>
            <text:list-item>
              <text:p text:style-name="P1015">Q3 (75%)<text:line-break/></text:p>
            </text:list-item>
          </text:list>
        </text:list-item>
        <text:list-item>
          <text:p text:style-name="P1014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16">
        <text:list-item>
          <text:p text:style-name="P101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17">
        <text:list-item>
          <text:p text:style-name="P1017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7">Limites:<text:line-break/></text:p>
          <text:list text:style-name="L318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7">Valores discrepantes (<text:span text:style-name="T1">Outliers</text:span>):<text:line-break/></text:p>
          <text:list text:style-name="L319">
            <text:list-item>
              <text:p text:style-name="P1019">Possíveis erros (arredondamento ou observação).<text:line-break/></text:p>
            </text:list-item>
            <text:list-item>
              <text:p text:style-name="P1019">Alguma condição especial que deve ser observada separadamente.<text:line-break/></text:p>
            </text:list-item>
          </text:list>
        </text:list-item>
        <text:list-item>
          <text:p text:style-name="P1017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20">
        <text:list-item>
          <text:p text:style-name="P1020">Exemplo - boxplot com eixos invertidos no ggplot2:<text:line-break/></text:p>
        </text:list-item>
      </text:list>
      <text:p text:style-name="P1021">#Plotagem</text:p>
      <text:p text:style-name="P1022">p &lt;- dados %&gt;% </text:p>
      <text:p text:style-name="P1023"><text:s text:c="2"/>ggplot(aes(x=as.factor(Mes),y=cheg_2012/1000))</text:p>
      <text:p text:style-name="P1024"/>
      <text:p text:style-name="P1025">#Adição de camadas</text:p>
      <text:p text:style-name="P1026">p +</text:p>
      <text:p text:style-name="P1027"><text:s text:c="2"/>geom_boxplot() +</text:p>
      <text:p text:style-name="P1028"><text:s text:c="2"/>labs(title = "Visualizando a variabilidade de chegadas de turistas ao Brasil no ano de 2012",</text:p>
      <text:p text:style-name="P1029"><text:s text:c="7"/>x= "Mês",</text:p>
      <text:p text:style-name="P1030"><text:s text:c="7"/>y="Número de chegadas") +</text:p>
      <text:p text:style-name="P1031"><text:s text:c="2"/>theme_bw(base_size = 18) + #Adiciona tema "black and white"</text:p>
      <text:p text:style-name="P1032"><text:s text:c="2"/>coord_flip() #Inverte posição do eixo x</text:p>
      <text:p text:style-name="P1033"/>
      <text:p text:style-name="P1034">#Fechando dispositivo gráfico</text:p>
      <text:p text:style-name="P1035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21">
        <text:list-item>
          <text:p text:style-name="P1036">Exemplo - boxplot com efeito jitter:<text:line-break/></text:p>
        </text:list-item>
      </text:list>
      <text:p text:style-name="P1037">#Plotagem</text:p>
      <text:p text:style-name="P1038">p &lt;- dados %&gt;% </text:p>
      <text:p text:style-name="P1039"><text:s text:c="2"/>ggplot(aes(x=as.factor(Mes),y=cheg_2012/1000))</text:p>
      <text:p text:style-name="P1040"/>
      <text:p text:style-name="P1041">#Adição de camadas</text:p>
      <text:p text:style-name="P1042">p +</text:p>
      <text:p text:style-name="P1043"><text:s text:c="2"/>geom_boxplot() +</text:p>
      <text:p text:style-name="P1044"><text:s text:c="2"/>geom_jitter()+ #Adiciona o feito jitter</text:p>
      <text:p text:style-name="P1045"><text:s text:c="2"/>labs(title = "Efeito jitter",</text:p>
      <text:p text:style-name="P1046"><text:s text:c="7"/>x= "Mês",</text:p>
      <text:p text:style-name="P1047"><text:s text:c="7"/>y="Número de chegadas") +</text:p>
      <text:p text:style-name="P1048"><text:s text:c="2"/>theme_bw(base_size = 18) #Adiciona tema "black and white"</text:p>
      <text:p text:style-name="P1049"/>
      <text:p text:style-name="P1050">#Fechando dispositivo gráfico</text:p>
      <text:p text:style-name="P1051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22">
        <text:list-item>
          <text:p text:style-name="P1052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53">#Organizando dados</text:p>
      <text:p text:style-name="P1054">dt = dados %&gt;% </text:p>
      <text:p text:style-name="P1055"><text:s text:c="2"/>filter(Regiao == "Norte" | Regiao == "Nordeste")</text:p>
      <text:p text:style-name="P1056"/>
      <text:p text:style-name="P1057">#Plotagem</text:p>
      <text:p text:style-name="P1058">p &lt;- dt %&gt;% </text:p>
      <text:p text:style-name="P1059"><text:s text:c="2"/>ggplot(aes(x=as.factor(Mes),y=cheg_2012/1000))</text:p>
      <text:p text:style-name="P1060"/>
      <text:p text:style-name="P1061">#Adição de camadas</text:p>
      <text:p text:style-name="P1062">p +</text:p>
      <text:p text:style-name="P1063"><text:s text:c="2"/>geom_boxplot() +</text:p>
      <text:p text:style-name="P1064"><text:s text:c="2"/>labs(title = "Chegada de turistas ao Brasil em 2012: Regiões Norte e Nordeste",</text:p>
      <text:p text:style-name="P1065"><text:s text:c="7"/>x= "Mês",</text:p>
      <text:p text:style-name="P1066"><text:s text:c="7"/>y="Número de chegadas") +</text:p>
      <text:p text:style-name="P1067"><text:s text:c="2"/>theme_bw(base_size = 18)+ #Adiciona tema "black and white"</text:p>
      <text:p text:style-name="P1068"><text:s text:c="2"/>facet_grid(Regiao ~.,scales = "free_y", space = "free")</text:p>
      <text:p text:style-name="P1069"/>
      <text:p text:style-name="P1070">#Fechando dispositivo gráfico</text:p>
      <text:p text:style-name="P1071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72">#Organizando dados</text:p>
      <text:p text:style-name="P1073">dt = dados %&gt;% </text:p>
      <text:p text:style-name="P1074"><text:s text:c="2"/>filter(Regiao != "Variados")</text:p>
      <text:p text:style-name="P1075"/>
      <text:p text:style-name="P1076">#Plotagem</text:p>
      <text:p text:style-name="P1077">p &lt;- dt %&gt;% </text:p>
      <text:p text:style-name="P1078"><text:s text:c="2"/>ggplot(aes(x=as.factor(Mes),y=cheg_2012/1000))</text:p>
      <text:p text:style-name="P1079"/>
      <text:p text:style-name="P1080">#Adição de camadas</text:p>
      <text:p text:style-name="P1081">p +</text:p>
      <text:p text:style-name="P1082"><text:s text:c="2"/>geom_boxplot() +</text:p>
      <text:p text:style-name="P1083"><text:s text:c="2"/>labs(title = "Chegada de turistas ao Brasil em 2012 por Regiões",</text:p>
      <text:p text:style-name="P1084"><text:s text:c="7"/>x= "Mês",</text:p>
      <text:p text:style-name="P1085"><text:s text:c="7"/>y="Número de chegadas") +</text:p>
      <text:p text:style-name="P1086"><text:s text:c="2"/>theme_bw(base_size = 18)+ #Adiciona tema "black and white"</text:p>
      <text:p text:style-name="P1087"><text:s text:c="2"/>facet_wrap(~Regiao, scale = "free_y", nrow=2)</text:p>
      <text:p text:style-name="P1088"/>
      <text:p text:style-name="P1089">#Fechando dispositivo gráfico</text:p>
      <text:p text:style-name="P1090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9.2.11.4 Gráfico circular (pizza) com ggplot2<text:bookmark-end text:name="gráfico-circular-pizza-com-ggplot2"/></text:h>
      <text:list text:style-name="L323">
        <text:list-item>
          <text:p text:style-name="P1091">O gráfico circular é montado a partir do gráfico de barras.<text:line-break/></text:p>
        </text:list-item>
        <text:list-item>
          <text:p text:style-name="P1091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091">Passo a passo:<text:line-break/></text:p>
          <text:list text:style-name="L324">
            <text:list-item>
              <text:p text:style-name="P1092">Produzir um gráfico de barras.<text:line-break/><text:span text:style-name="Source_Text">geom_bar()</text:span><text:line-break/></text:p>
            </text:list-item>
            <text:list-item>
              <text:p text:style-name="P1092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092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092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092">Adicionar camadas:<text:line-break/></text:p>
              <text:list text:style-name="L325">
                <text:list-item>
                  <text:p text:style-name="P1093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093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093">Atribuir tema e tamanho de fonte.<text:line-break/><text:span text:style-name="Source_Text">theme_bw(base_size = 18)</text:span><text:line-break/></text:p>
                </text:list-item>
                <text:list-item>
                  <text:p text:style-name="P1093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26">
        <text:list-item>
          <text:p text:style-name="P1094">Exemplo - Gráfico circular (pizza):<text:line-break/></text:p>
        </text:list-item>
      </text:list>
      <text:p text:style-name="P1095">#Organizando dados</text:p>
      <text:p text:style-name="P1096">d &lt;- data.frame(orcamento = c(10,20,30,40),</text:p>
      <text:p text:style-name="P1097"><text:s text:c="16"/>Empresa = c(paste("E",1:4)))</text:p>
      <text:p text:style-name="P1098"/>
      <text:p text:style-name="P1099">#Plotando gráficio</text:p>
      <text:p text:style-name="P1100">d %&gt;% </text:p>
      <text:p text:style-name="P1101"><text:s text:c="2"/>ggplot(aes(x = 1, weight = orcamento, </text:p>
      <text:p text:style-name="P1102"><text:s text:c="13"/>fill = Empresa))+ #Gráfico de barras empilhado e coluna única, com variável de agrupamento.</text:p>
      <text:p text:style-name="P1103"><text:s text:c="2"/>geom_bar(color = "black")+</text:p>
      <text:p text:style-name="P1104"><text:s text:c="2"/>coord_polar(theta = "y")+ #Transforma variável y em polar e o gráfico de barras em circular.</text:p>
      <text:p text:style-name="P1105"><text:s text:c="2"/>geom_text(x = 1.3,</text:p>
      <text:p text:style-name="P1106"><text:s text:c="12"/>aes(y = cumsum(orcamento[4:1]) - orcamento[4:1]/2, </text:p>
      <text:p text:style-name="P1107"><text:s text:c="16"/>label = paste0(100*round(orcamento[4:1]/sum(orcamento[4:1]),3), "%")))+</text:p>
      <text:p text:style-name="P1108"><text:s text:c="2"/>scale_x_continuous(breaks = NULL)+ #Retirar a escala x</text:p>
      <text:p text:style-name="P1109"><text:s text:c="2"/>scale_y_continuous(breaks = NULL)+ #Retirar a escala y</text:p>
      <text:p text:style-name="P1110"><text:s text:c="2"/>labs(title = "Gráfico circular com ggplot2",</text:p>
      <text:p text:style-name="P1111"><text:s text:c="7"/>x = "",</text:p>
      <text:p text:style-name="P1112"><text:s text:c="7"/>y = "Fatia do orçamento a ser pago")+</text:p>
      <text:p text:style-name="P1113"><text:s text:c="2"/>theme_bw(base_size = 18)+ #Tema e tamanho da fonte base.</text:p>
      <text:p text:style-name="P1114"><text:s text:c="2"/>theme(panel.grid = element_blank())+ #Não atribui nenhum valor as grades (sem desenho).</text:p>
      <text:p text:style-name="P1115"><text:s text:c="2"/>scale_fill_grey(start = 0.6, end = 1) #Escala de cores cinza.</text:p>
      <text:p text:style-name="P1116"/>
      <text:p text:style-name="P1117">#Fechando dispositivo gráfico</text:p>
      <text:p text:style-name="P1118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9.2.11.5 Gráfico de pontos com ggplot2<text:bookmark-end text:name="gráfico-de-pontos-com-ggplot2"/></text:h>
      <text:list text:style-name="L327">
        <text:list-item>
          <text:p text:style-name="P1119">No gráfico de pontos temos dois eixos númericos produzindo um gráfico de dispersão.<text:line-break/></text:p>
        </text:list-item>
        <text:list-item>
          <text:p text:style-name="P1119">Comando para aplicar gráfico de pontos:<text:line-break/><text:span text:style-name="Source_Text">geom_point()</text:span><text:line-break/></text:p>
        </text:list-item>
        <text:list-item>
          <text:p text:style-name="P1119">É possivel agrupar os pontos por grupos e atribuir cores e formas distintas.<text:line-break/></text:p>
        </text:list-item>
        <text:list-item>
          <text:p text:style-name="P1119">Principais argumentos:<text:line-break/></text:p>
          <text:list text:style-name="L328">
            <text:list-item>
              <text:p text:style-name="P1120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20"><text:span text:style-name="Source_Text">shape</text:span><text:line-break/>Altera as formas de determinados grupos a partir de variável.<text:line-break/></text:p>
            </text:list-item>
            <text:list-item>
              <text:p text:style-name="P1120"><text:span text:style-name="Source_Text">color</text:span><text:line-break/>Altera as cores de determinados grupos a partir de variável.<text:line-break/></text:p>
            </text:list-item>
            <text:list-item>
              <text:p text:style-name="P1120"><text:span text:style-name="Source_Text">scale_x_continuous</text:span><text:line-break/>Configuração do eixo x (para dados númericos).<text:line-break/></text:p>
              <text:list text:style-name="L329">
                <text:list-item>
                  <text:p text:style-name="P1121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21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20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30">
        <text:list-item>
          <text:p text:style-name="P1122">Exemplo - Gráfico de pontos (<text:span text:style-name="Source_Text">geom_point()</text:span>) com subgrupos:<text:line-break/></text:p>
        </text:list-item>
      </text:list>
      <text:p text:style-name="P1123">#Plotagem</text:p>
      <text:p text:style-name="P1124">ggplot(subset(dados, Regiao %in% c("Sul", "Sudeste")), #Subconjunto de dados de um data.frame</text:p>
      <text:p text:style-name="P1125"><text:s text:c="7"/>#O comando filtra dos dados do data.frame</text:p>
      <text:p text:style-name="P1126"><text:s text:c="7"/>aes(x = Mes, y = cheg_2013/1000, </text:p>
      <text:p text:style-name="P1127"><text:s text:c="11"/>shape = Estado, #Alterar formas desse grupo de variáveis</text:p>
      <text:p text:style-name="P1128"><text:s text:c="11"/>color = Regiao))+ #Diferencia os grupos das variáveis regiao por cor</text:p>
      <text:p text:style-name="P1129"><text:s text:c="2"/>scale_x_continuous(limits = c(1,12), #Limites do eixo x</text:p>
      <text:p text:style-name="P1130"><text:s text:c="21"/>breaks = seq(1,12,1))+ #Espaçamento do eixo x</text:p>
      <text:p text:style-name="P1131"><text:s text:c="2"/>geom_point(size = 3)+ #Tamanho dos ícones (pontos)</text:p>
      <text:p text:style-name="P1132"><text:s text:c="2"/>labs(title = "Gráfico de Dispersão: Mês x chegadas em 2013",</text:p>
      <text:p text:style-name="P1133"><text:s text:c="7"/>x = "Meses",</text:p>
      <text:p text:style-name="P1134"><text:s text:c="7"/>y = "Chegadas por mil")+</text:p>
      <text:p text:style-name="P1135"><text:s text:c="2"/>theme_bw(base_size = 18)+ #Adiciona tema "black and white" e tamanho da fonte</text:p>
      <text:p text:style-name="P1136"><text:s text:c="2"/>theme(plot.title = element_text(hjust = 0.5))+ #Título centralizado</text:p>
      <text:p text:style-name="P1137"><text:s text:c="2"/>scale_color_grey(start = 0.8, end = 0.2) #Aplica escalas de cinza</text:p>
      <text:p text:style-name="P1138"/>
      <text:p text:style-name="P1139">#Fechando dispositivo gráfico</text:p>
      <text:p text:style-name="P1140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list text:style-name="L331">
        <text:list-item>
          <text:p text:style-name="P1141">Exemplo - Gráfico de pontos com efeito jitter (<text:span text:style-name="Source_Text">geom_jitter()</text:span>):<text:line-break/></text:p>
        </text:list-item>
      </text:list>
      <text:p text:style-name="P1142">#Plotagem</text:p>
      <text:p text:style-name="P1143">ggplot(subset(dados, Regiao %in% c("Sul", "Sudeste")), #Subconjunto de dados de um data.frame</text:p>
      <text:p text:style-name="P1144"><text:s text:c="7"/>#O comando filtra dos dados do data.frame</text:p>
      <text:p text:style-name="P1145"><text:s text:c="7"/>aes(x = Mes, y = cheg_2013/1000, </text:p>
      <text:p text:style-name="P1146"><text:s text:c="11"/>shape = Regiao))+ #Diferencia os grupos das variáveis regiao por forma</text:p>
      <text:p text:style-name="P1147"><text:s text:c="2"/>scale_x_continuous(limits = c(1,12), #Limites do eixo x</text:p>
      <text:p text:style-name="P1148"><text:s text:c="21"/>breaks = seq(1,12,1))+ #Espaçamento do eixo x</text:p>
      <text:p text:style-name="P1149"><text:s text:c="2"/>geom_jitter(size = 3, #Tamanho dos ícones (pontos)</text:p>
      <text:p text:style-name="P1150"><text:s text:c="14"/>aes(colour = Estado), #Camada color ao agrupamento por Estado (legenda)</text:p>
      <text:p text:style-name="P1151"><text:s text:c="14"/>width = 0.25)+ #Controla a largura do espalhamento jitter</text:p>
      <text:p text:style-name="P1152"><text:s text:c="2"/>labs(title = "Gráfico de Dispersão com efeito jitter (espalhamento)",</text:p>
      <text:p text:style-name="P1153"><text:s text:c="7"/>subtitle = "Mês x chegadas em 2013",</text:p>
      <text:p text:style-name="P1154"><text:s text:c="7"/>x = "Meses",</text:p>
      <text:p text:style-name="P1155"><text:s text:c="7"/>y = "Chegadas por mil")+</text:p>
      <text:p text:style-name="P1156"><text:s text:c="2"/>theme_bw(base_size = 18)+ #Adiciona tema "black and white" e tamanho da fonte</text:p>
      <text:p text:style-name="P1157"><text:s text:c="2"/>theme(plot.title = element_text(hjust = 0.5))+ #Título centralizado</text:p>
      <text:p text:style-name="P1158"><text:s text:c="2"/>theme(plot.subtitle = element_text(hjust = 0.5))+ #Subtítulo centralizado</text:p>
      <text:p text:style-name="P1159"><text:s text:c="2"/>scale_color_grey(start = 0.8, end = 0.2) #Aplica escalas de cinza</text:p>
      <text:p text:style-name="P1160"/>
      <text:p text:style-name="P1161">#Fechando dispositivo gráfico</text:p>
      <text:p text:style-name="P1162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pontos com efeito jitter, substitui <text:span text:style-name="Source_Text">geom_point()</text:span> por <text:span text:style-name="Source_Text">geom_jitter()</text:span>.</text:p>
      <text:p text:style-name="Pagebreak"/>
      <text:list text:style-name="L332">
        <text:list-item>
          <text:p text:style-name="P1163">Exemplo - Gráficos de pontos com e sem efeito jitter (<text:span text:style-name="Source_Text">geom_point()</text:span> e <text:span text:style-name="Source_Text">geom_jitter()</text:span>):<text:line-break/></text:p>
        </text:list-item>
      </text:list>
      <text:p text:style-name="P1164">#Gráfico 1</text:p>
      <text:p text:style-name="P1165">g1 &lt;- ggplot(subset(dados, Regiao %in% c("Sul", "Sudeste")), #Subconjunto de dados de um data.frame</text:p>
      <text:p text:style-name="P1166"><text:s text:c="13"/>#O comando filtra dos dados do data.frame</text:p>
      <text:p text:style-name="P1167"><text:s text:c="13"/>aes(x = Mes, y = cheg_2013/1000, </text:p>
      <text:p text:style-name="P1168"><text:s text:c="17"/>shape = Estado, #Alterar formas desse grupo de variáveis</text:p>
      <text:p text:style-name="P1169"><text:s text:c="17"/>color = Regiao))+ #Diferencia os grupos das variáveis regiao por cor</text:p>
      <text:p text:style-name="P1170"><text:s text:c="2"/>scale_x_continuous(limits = c(1,12), #Limites do eixo x</text:p>
      <text:p text:style-name="P1171"><text:s text:c="21"/>breaks = seq(1,12,1))+ #Espaçamento do eixo x</text:p>
      <text:p text:style-name="P1172"><text:s text:c="2"/>geom_point(size = 3)+ #Tamanho dos ícones (pontos)</text:p>
      <text:p text:style-name="P1173"><text:s text:c="2"/>labs(title = "Gráfico de Dispersão: Mês x chegadas em 2013",</text:p>
      <text:p text:style-name="P1174"><text:s text:c="7"/>x = "Meses",</text:p>
      <text:p text:style-name="P1175"><text:s text:c="7"/>y = "Chegadas por mil")+</text:p>
      <text:p text:style-name="P1176"><text:s text:c="2"/>theme_bw(base_size = 18)+ #Adiciona tema "black and white" e tamanho da fonte</text:p>
      <text:p text:style-name="P1177"><text:s text:c="2"/>theme(plot.title = element_text(hjust = 0.5))+ #Título centralizado</text:p>
      <text:p text:style-name="P1178"><text:s text:c="2"/>scale_color_grey(start = 0.8, end = 0.2) #Aplica escalas de cinza</text:p>
      <text:p text:style-name="P1179"/>
      <text:p text:style-name="P1180">#Gráfico 2</text:p>
      <text:p text:style-name="P1181">g2 &lt;- ggplot(subset(dados, Regiao %in% c("Sul", "Sudeste")), #Subconjunto de dados de um data.frame</text:p>
      <text:p text:style-name="P1182"><text:s text:c="13"/>#O comando filtra dos dados do data.frame</text:p>
      <text:p text:style-name="P1183"><text:s text:c="13"/>aes(x = Mes, y = cheg_2013/1000, </text:p>
      <text:p text:style-name="P1184"><text:s text:c="17"/>shape = Estado))+ #Diferencia os grupos das variáveis regiao por forma</text:p>
      <text:p text:style-name="P1185"><text:s text:c="2"/>scale_x_continuous(limits = c(1,12), #Limites do eixo x</text:p>
      <text:p text:style-name="P1186"><text:s text:c="21"/>breaks = seq(1,12,1))+ #Espaçamento do eixo x</text:p>
      <text:p text:style-name="P1187"><text:s text:c="2"/>geom_jitter(size = 3, #Tamanho dos ícones (pontos)</text:p>
      <text:p text:style-name="P1188"><text:s text:c="14"/>aes(colour = Regiao), #Camada color ao agrupamento por Estado (legenda)</text:p>
      <text:p text:style-name="P1189"><text:s text:c="14"/>width = 0.25)+ #Controla a largura do espalhamento jitter</text:p>
      <text:p text:style-name="P1190"><text:s text:c="2"/>labs(title = "Gráfico de Dispersão com efeito jitter (espalhamento)",</text:p>
      <text:p text:style-name="P1191"><text:s text:c="7"/>subtitle = "Mês x chegadas em 2013",</text:p>
      <text:p text:style-name="P1192"><text:s text:c="7"/>x = "Meses",</text:p>
      <text:p text:style-name="P1193"><text:s text:c="7"/>y = "Chegadas por mil")+</text:p>
      <text:p text:style-name="P1194"><text:s text:c="2"/>theme_bw(base_size = 18)+ #Adiciona tema "black and white" e tamanho da fonte</text:p>
      <text:p text:style-name="P1195"><text:s text:c="2"/>theme(plot.title = element_text(hjust = 0.5))+ #Título centralizado</text:p>
      <text:p text:style-name="P1196"><text:s text:c="2"/>theme(plot.subtitle = element_text(hjust = 0.5))+ #Subtítulo centralizado</text:p>
      <text:p text:style-name="P1197"><text:s text:c="2"/>scale_color_grey(start = 0.8, end = 0.2) #Aplica escalas de cinza</text:p>
      <text:p text:style-name="P1198"/>
      <text:p text:style-name="P1199">#Layout</text:p>
      <text:p text:style-name="P1200">g1 / g2</text:p>
      <text:p text:style-name="P1201"/>
      <text:p text:style-name="P1202">#fechando dispositivo grafico</text:p>
      <text:p text:style-name="P1203">dev.off()</text:p>
      <text:p text:style-name="Pagebreak"/>
      <text:p text:style-name="FigureWithCaption"><draw:frame draw:name="img40" svg:width="979.2pt" svg:height="533.5578947368421pt"><draw:image xlink:href="Pictures/301.png" xlink:type="simple" xlink:show="embed" xlink:actuate="onLoad"/></draw:frame></text:p>
      <text:p text:style-name="FigureCaption">Gráfico de pontos comparando sem efeito jitter (<text:span text:style-name="Source_Text">geom_point()</text:span>) e com efeito jitter (<text:span text:style-name="Source_Text">geom_jitter()</text:span>).</text:p>
      <text:p text:style-name="Pagebreak"/>
      <text:h text:style-name="Heading_20_4" text:outline-level="4"><text:bookmark-start text:name="gráfico-de-linhas-com-ggplot2"/>9.2.11.6 Gráfico de linhas com ggplot2<text:bookmark-end text:name="gráfico-de-linhas-com-ggplot2"/></text:h>
      <text:list text:style-name="L333">
        <text:list-item>
          <text:p text:style-name="P1204">No gráfico de linhas temos dois eixos numéricos.<text:line-break/></text:p>
        </text:list-item>
        <text:list-item>
          <text:p text:style-name="P1204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204">É o gráfico adequado para representar séries de valores no tempo.<text:line-break/></text:p>
        </text:list-item>
        <text:list-item>
          <text:p text:style-name="P1204">Principais argumentos do gráfico de linhas na biblioteca <text:span text:style-name="Source_Text">ggplot2</text:span>:<text:line-break/></text:p>
          <text:list text:style-name="L334">
            <text:list-item>
              <text:p text:style-name="P1205"><text:span text:style-name="Source_Text">ggplot()</text:span><text:line-break/>Essa função recebe um <text:span text:style-name="Source_Text">data.frame</text:span> e cria a camada básica do gráfico.<text:line-break/></text:p>
              <text:list text:style-name="L335">
                <text:list-item>
                  <text:p text:style-name="P1206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206"><text:span text:style-name="Source_Text">aes()</text:span><text:line-break/>A função <text:span text:style-name="Source_Text">aes()</text:span> mapeia os apectos visuais do gráfico.<text:line-break/></text:p>
                  <text:list text:style-name="L336">
                    <text:list-item>
                      <text:p text:style-name="P1207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207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207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207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205"><text:span text:style-name="Source_Text">scale_x_continuous()</text:span><text:line-break/>Configuração do eixo x (para dados númericos).<text:line-break/></text:p>
              <text:list text:style-name="L337">
                <text:list-item>
                  <text:p text:style-name="P1208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208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205"><text:span text:style-name="Source_Text">geom_point()</text:span><text:line-break/>Adiciona a camada de gráfico de pontos (os pontos).<text:line-break/></text:p>
              <text:list text:style-name="L338">
                <text:list-item>
                  <text:p text:style-name="P1209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205"><text:span text:style-name="Source_Text">geom_line()</text:span><text:line-break/>Adiciona a camada do gráfico de linhas (as linhas que liga os pontos).<text:line-break/></text:p>
              <text:list text:style-name="L339">
                <text:list-item>
                  <text:p text:style-name="P1210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205"><text:span text:style-name="Source_Text">theme_bw()</text:span><text:line-break/>Adiciona o tema “black and white”.<text:line-break/></text:p>
              <text:list text:style-name="L340">
                <text:list-item>
                  <text:p text:style-name="P1211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205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41">
        <text:list-item>
          <text:p text:style-name="P1212">Exemplo - Gráfico de linhas (<text:span text:style-name="Source_Text">geom_point()+geom_line()</text:span>):<text:line-break/></text:p>
        </text:list-item>
      </text:list>
      <text:p text:style-name="P1213">#Plotagem</text:p>
      <text:p text:style-name="P1214">ggplot(subset(dados, Regiao %in% c("Sul", "Sudeste")), #Subconjunto de dados de um data.frame</text:p>
      <text:p text:style-name="P1215"><text:s text:c="7"/>#O comando filtra dos dados do data.frame</text:p>
      <text:p text:style-name="P1216"><text:s text:c="7"/>aes(x = Mes,</text:p>
      <text:p text:style-name="P1217"><text:s text:c="11"/>y = cheg_2013/1000, </text:p>
      <text:p text:style-name="P1218"><text:s text:c="11"/>shape = Estado, #Alterar formas desse grupo de variáveis</text:p>
      <text:p text:style-name="P1219"><text:s text:c="11"/>color = Regiao))+ #Diferencia os grupos das variáveis regiao por cor</text:p>
      <text:p text:style-name="P1220"><text:s text:c="2"/>scale_x_continuous(limits = c(1,12), #Limites do eixo x</text:p>
      <text:p text:style-name="P1221"><text:s text:c="21"/>breaks = seq(1,12,1))+ #Espaçamento do eixo x</text:p>
      <text:p text:style-name="P1222"><text:s text:c="2"/>geom_point(size = 3)+ #Tamanho dos ícones (pontos)</text:p>
      <text:p text:style-name="P1223"><text:s text:c="2"/>geom_line(size = 1.0)+ #Espessura da linha</text:p>
      <text:p text:style-name="P1224"><text:s text:c="2"/>labs(title = "Gráfico de Linhas: Mês x chegadas em 2013",</text:p>
      <text:p text:style-name="P1225"><text:s text:c="7"/>x = "Meses",</text:p>
      <text:p text:style-name="P1226"><text:s text:c="7"/>y = "Chegadas por mil")+</text:p>
      <text:p text:style-name="P1227"><text:s text:c="2"/>theme_bw(base_size = 18)+ #Adiciona tema "black and white" e tamanho da fonte</text:p>
      <text:p text:style-name="P1228"><text:s text:c="2"/>scale_color_grey() #Aplica escalas de cinza</text:p>
      <text:p text:style-name="P1229"/>
      <text:p text:style-name="P1230">#Fechando dispositivo gráfico</text:p>
      <text:p text:style-name="P1231">dev.off()</text:p>
      <text:p text:style-name="FigureWithCaption"><draw:frame draw:name="img41" svg:width="909.4736842105264pt" svg:height="401.6842105263158pt"><draw:image xlink:href="Pictures/302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42">
        <text:list-item>
          <text:p text:style-name="P1232">Exemplo - Gráfico de linhas com efeito de suavização smooth(<text:span text:style-name="Source_Text">geom_smooth()</text:span>):<text:line-break/></text:p>
        </text:list-item>
      </text:list>
      <text:p text:style-name="P1233">#Plotagem</text:p>
      <text:p text:style-name="P1234">ggplot(subset(dados, Estado %in% c("SaoPaulo")), #Subconjunto de dados de um data.frame</text:p>
      <text:p text:style-name="P1235"><text:s text:c="7"/>#O comando filtra dos dados do data.frame</text:p>
      <text:p text:style-name="P1236"><text:s text:c="7"/>aes(x = cheg_2012/1000,</text:p>
      <text:p text:style-name="P1237"><text:s text:c="11"/>y = cheg_2013/1000, </text:p>
      <text:p text:style-name="P1238"><text:s text:c="11"/>color = Estado))+ #Diferencia os grupos das variáveis regiao por cor</text:p>
      <text:p text:style-name="P1239"><text:s text:c="2"/>scale_x_continuous(limits = c(140,230), #Limites do eixo x</text:p>
      <text:p text:style-name="P1240"><text:s text:c="21"/>breaks = seq(140,230,10))+ #Espaçamento do eixo x</text:p>
      <text:p text:style-name="P1241"><text:s text:c="2"/>geom_point(size = 1.5)+ #Tamanho dos ícones (pontos)</text:p>
      <text:p text:style-name="P1242"><text:s text:c="2"/>geom_smooth(size = 1.0)+ #Espessura da curva</text:p>
      <text:p text:style-name="P1243"><text:s text:c="2"/>labs(title = "Gráfico com ajuste de curva de tendência: 2012 x 2013",</text:p>
      <text:p text:style-name="P1244"><text:s text:c="7"/>x = "Chegadas por mil em 2012",</text:p>
      <text:p text:style-name="P1245"><text:s text:c="7"/>y = "Chegadas por mil em 2013")+</text:p>
      <text:p text:style-name="P1246"><text:s text:c="2"/>theme_bw(base_size = 18)+ #Adiciona tema "black and white" e tamanho da fonte</text:p>
      <text:p text:style-name="P1247"><text:s text:c="2"/>scale_color_grey() #Aplica escalas de cinza</text:p>
      <text:p text:style-name="P1248"/>
      <text:p text:style-name="P1249">#Fechando dispositivo gráfico</text:p>
      <text:p text:style-name="P1250">dev.off()</text:p>
      <text:p text:style-name="FigureWithCaption"><draw:frame draw:name="img42" svg:width="909.4736842105264pt" svg:height="401.6842105263158pt"><draw:image xlink:href="Pictures/303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9.2.11.7 Gráfico de pontos com ajuste por curva de tendência com ggplot2<text:bookmark-end text:name="gráfico-de-pontos-com-ajuste-por-curva-de-tendência-com-ggplot2"/></text:h>
      <text:list text:style-name="L343">
        <text:list-item>
          <text:p text:style-name="P1251">Trata-se de um ajuste por curva de tendência entre duas variáveis numéricas.<text:line-break/></text:p>
        </text:list-item>
        <text:list-item>
          <text:p text:style-name="P1251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251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25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251">O argumento <text:span text:style-name="Source_Text">span</text:span> controla a “ondulação”. Números pequenos fazem a curva mais sinuosa (<draw:frame draw:style-name="fr1" text:anchor-type="as-char"><draw:object xlink:href="Formula-304/" xlink:type="simple" xlink:show="embed" xlink:actuate="onLoad"/></draw:frame>), enquanto números maiores (<draw:frame draw:style-name="fr1" text:anchor-type="as-char"><draw:object xlink:href="Formula-306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251">Gráfico de linha x gráfico de tendência:<text:line-break/></text:p>
          <text:list text:style-name="L344">
            <text:list-item>
              <text:p text:style-name="P1252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252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45">
        <text:list-item>
          <text:p text:style-name="P1253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254">#Plotagem</text:p>
      <text:p text:style-name="P1255">ggplot(subset(dados, Estado %in% c("SaoPaulo")), #Subconjunto de dados de um data.frame</text:p>
      <text:p text:style-name="P1256"><text:s text:c="7"/>#O comando filtra dos dados do data.frame</text:p>
      <text:p text:style-name="P1257"><text:s text:c="7"/>aes(x = cheg_2012/1000,</text:p>
      <text:p text:style-name="P1258"><text:s text:c="11"/>y = cheg_2013/1000, </text:p>
      <text:p text:style-name="P1259"><text:s text:c="11"/>color = Estado))+ #Diferencia os grupos das variáveis regiao por cor</text:p>
      <text:p text:style-name="P1260"><text:s text:c="2"/>scale_x_continuous(limits = c(140,230), #Limites do eixo x</text:p>
      <text:p text:style-name="P1261"><text:s text:c="21"/>breaks = seq(140,230,10))+ #Espaçamento do eixo x</text:p>
      <text:p text:style-name="P1262"><text:s text:c="2"/>geom_point(size = 1.5)+ #Tamanho dos ícones (pontos)</text:p>
      <text:p text:style-name="P1263"><text:s text:c="2"/>geom_smooth(size = 1.0, span = 0.7, se = TRUE)+ </text:p>
      <text:p text:style-name="P1264"><text:s text:c="2"/>#Espessura da curva (size = 1.0)</text:p>
      <text:p text:style-name="P1265"><text:s text:c="2"/>#Curva mais suave (span = 0.7)</text:p>
      <text:p text:style-name="P1266"><text:s text:c="2"/>#Apresenta confiabilidade estimada (se = TRUE)</text:p>
      <text:p text:style-name="P1267"><text:s text:c="2"/>labs(title = "Gráfico com ajuste de curva de tendência: 2012 x 2013",</text:p>
      <text:p text:style-name="P1268"><text:s text:c="7"/>x = "Chegadas por mil em 2012",</text:p>
      <text:p text:style-name="P1269"><text:s text:c="7"/>y = "Chegadas por mil em 2013")+</text:p>
      <text:p text:style-name="P1270"><text:s text:c="2"/>theme_bw(base_size = 18)+ #Adiciona tema "black and white" e tamanho da fonte</text:p>
      <text:p text:style-name="P1271"><text:s text:c="2"/>scale_color_grey() #Aplica escalas de cinza</text:p>
      <text:p text:style-name="P1272"/>
      <text:p text:style-name="P1273">#Fechando dispositivo gráfico</text:p>
      <text:p text:style-name="P1274">dev.off()</text:p>
      <text:p text:style-name="FigureWithCaption"><draw:frame draw:name="img43" svg:width="909.4736842105264pt" svg:height="401.6842105263158pt"><draw:image xlink:href="Pictures/308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9.2.11.8 Gráfico de dispersão com linha de tendência com ggplot2<text:bookmark-end text:name="gráfico-de-dispersão-com-linha-de-tendência-com-ggplot2"/></text:h>
      <text:list text:style-name="L346">
        <text:list-item>
          <text:p text:style-name="P1275">A regressão linear calcula uma equação que minimiza a distância entre a linha ajustada e todos os pontos dos dados.<text:line-break/></text:p>
        </text:list-item>
        <text:list-item>
          <text:p text:style-name="P1275">Quando realizamos um ajuste por regressão linear observamos o gráfico de dispersão, o coeficiente de correlação e o valor de <draw:frame draw:style-name="fr1" text:anchor-type="as-char"><draw:object xlink:href="Formula-309/" xlink:type="simple" xlink:show="embed" xlink:actuate="onLoad"/></draw:frame> (coeficiente de determinação).<text:line-break/></text:p>
        </text:list-item>
      </text:list>
      <text:h text:style-name="Heading_20_5" text:outline-level="5"><text:bookmark-start text:name="coeficiente-de-reta-de-regressão"/>9.2.11.8.1 Coeficiente de reta de regressão<text:bookmark-end text:name="coeficiente-de-reta-de-regressão"/></text:h>
      <text:list text:style-name="L347">
        <text:list-item>
          <text:p text:style-name="First_20_paragraph">Regressão linear tenta traçar uma reta que melhor aproxime todos os pontos dispersos.<text:line-break/></text:p>
          <text:p text:style-name="Text_20_body"><draw:frame draw:style-name="fr2" text:anchor-type="paragraph"><draw:object xlink:href="Formula-311/" xlink:type="simple" xlink:show="embed" xlink:actuate="onLoad"/></draw:frame></text:p>
          <text:p text:style-name="Text_20_body">Onde,<text:line-break/><draw:frame draw:style-name="fr1" text:anchor-type="as-char"><draw:object xlink:href="Formula-313/" xlink:type="simple" xlink:show="embed" xlink:actuate="onLoad"/></draw:frame> é o intercepto<text:line-break/><draw:frame draw:style-name="fr1" text:anchor-type="as-char"><draw:object xlink:href="Formula-315/" xlink:type="simple" xlink:show="embed" xlink:actuate="onLoad"/></draw:frame> é o coeficiente angular.<text:line-break/></text:p>
        </text:list-item>
        <text:list-item>
          <text:p text:style-name="Text_20_body">Coeficiente angular:<text:line-break/></text:p>
          <text:p text:style-name="Text_20_body"><draw:frame draw:style-name="fr2" text:anchor-type="paragraph"><draw:object xlink:href="Formula-317/" xlink:type="simple" xlink:show="embed" xlink:actuate="onLoad"/></draw:frame></text:p>
        </text:list-item>
        <text:list-item>
          <text:p text:style-name="Text_20_body">Intercepto:<text:line-break/></text:p>
          <text:p text:style-name="Text_20_body"><draw:frame draw:style-name="fr2" text:anchor-type="paragraph"><draw:object xlink:href="Formula-319/" xlink:type="simple" xlink:show="embed" xlink:actuate="onLoad"/></draw:frame></text:p>
        </text:list-item>
        <text:list-item>
          <text:p text:style-name="P1276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</text:list-item>
      </text:list>
      <text:h text:style-name="Heading_20_5" text:outline-level="5"><text:bookmark-start text:name="coeficiente-de-correlação-linear"/>9.2.11.8.2 Coeficiente de Correlação linear<text:bookmark-end text:name="coeficiente-de-correlação-linear"/></text:h>
      <text:list text:style-name="L348">
        <text:list-item>
          <text:p text:style-name="P1277">O coeficiente de correlação tem o objetivo de entender como uma variável se comporta num cenario onde a outra variável variando. E se existe alguma relação entre a variabilidade de ambas as variáveis.<text:line-break/></text:p>
        </text:list-item>
        <text:list-item>
          <text:p text:style-name="P1277">Os coeficientes variam de 1 a -1. Quanto mais proximo dos extremos, mais forte é a relação entre as variáveis. Quanto mais proximo do centro 0, menor é a relação entre as variáveis. Em 0 não existe relação entre as variáveis.<text:line-break/></text:p>
        </text:list-item>
      </text:list>
      <text:p text:style-name="FigureWithCaption"><draw:frame draw:name="img44" svg:width="469.5652173913044pt" svg:height="127.38461538461539pt"><draw:image xlink:href="Pictures/321.png" xlink:type="simple" xlink:show="embed" xlink:actuate="onLoad"/></draw:frame></text:p>
      <text:p text:style-name="FigureCaption">Correlações fortes e fracas</text:p>
      <text:list text:style-name="L349">
        <text:list-item>
          <text:p text:style-name="P1278">A correlação proximo do valor 1, significa que a relação é positiva, ou seja, a reta de regressão é ascendente. Quando uma variável aumenta a outra aumenta também.<text:line-break/></text:p>
        </text:list-item>
        <text:list-item>
          <text:p text:style-name="P1278">A correlação proximo do valor -1, significa que a relação é Negativa, ou seja, a reta de regressão é descendente. Quando uma variável diminui a outra aumenta.<text:line-break/></text:p>
        </text:list-item>
      </text:list>
      <text:p text:style-name="FigureWithCaption"><draw:frame draw:name="img45" svg:width="417.47899159663865pt" svg:height="389.6470588235294pt"><draw:image xlink:href="Pictures/322.png" xlink:type="simple" xlink:show="embed" xlink:actuate="onLoad"/></draw:frame></text:p>
      <text:p text:style-name="FigureCaption">Tipos de Correlação</text:p>
      <text:list text:style-name="L350">
        <text:list-item>
          <text:p text:style-name="First_20_paragraph">Cálculo de correlação linear:<text:line-break/></text:p>
          <text:p text:style-name="Text_20_body"><draw:frame draw:style-name="fr2" text:anchor-type="paragraph"><draw:object xlink:href="Formula-323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325/" xlink:type="simple" xlink:show="embed" xlink:actuate="onLoad"/></draw:frame> é o número de registros/linhas.<text:line-break/><draw:frame draw:style-name="fr1" text:anchor-type="as-char"><draw:object xlink:href="Formula-327/" xlink:type="simple" xlink:show="embed" xlink:actuate="onLoad"/></draw:frame> é o vetor x.<text:line-break/><draw:frame draw:style-name="fr1" text:anchor-type="as-char"><draw:object xlink:href="Formula-329/" xlink:type="simple" xlink:show="embed" xlink:actuate="onLoad"/></draw:frame> é o vetor y.<text:line-break/><draw:frame draw:style-name="fr1" text:anchor-type="as-char"><draw:object xlink:href="Formula-331/" xlink:type="simple" xlink:show="embed" xlink:actuate="onLoad"/></draw:frame> é x vezes y.<text:line-break/></text:p>
      <text:p text:style-name="Text_20_body">Uma forma rápida e simples de resolver o cálculo é preencher a tabela de correlação linear com as informações:<text:line-break/></text:p>
      <text:p text:style-name="FigureWithCaption"><draw:frame draw:name="img46" svg:width="288.0pt" svg:height="116.16806722689076pt"><draw:image xlink:href="Pictures/333.png" xlink:type="simple" xlink:show="embed" xlink:actuate="onLoad"/></draw:frame></text:p>
      <text:p text:style-name="FigureCaption">Tabela de correlação linear</text:p>
      <text:list text:style-name="L351">
        <text:list-item>
          <text:p text:style-name="P1280"><text:span text:style-name="Source_Text">cor(x,y)</text:span><text:line-break/>Função do <text:span text:style-name="T1">R</text:span> que cálcula a correlação linear das variáveis vetor x e y. </text:p>
        </text:list-item>
      </text:list>
      <text:h text:style-name="Heading_20_5" text:outline-level="5"><text:bookmark-start text:name="coeficiente-de-determinação-r²"/>9.2.11.8.3 Coeficiente de determinação (R²)<text:bookmark-end text:name="coeficiente-de-determinação-r²"/></text:h>
      <text:list text:style-name="L352">
        <text:list-item>
          <text:p text:style-name="P1281">O <draw:frame draw:style-name="fr1" text:anchor-type="as-char"><draw:object xlink:href="Formula-334/" xlink:type="simple" xlink:show="embed" xlink:actuate="onLoad"/></draw:frame> (coeficiente de determinação) é um indicador da qualidade do ajuste, que varia de [0,1], e indica a porcentagem da variabilidade de y é explicada pela variabilidade de x.<text:line-break/></text:p>
          <text:list text:style-name="L353">
            <text:list-item>
              <text:p text:style-name="P1282"><draw:frame draw:style-name="fr1" text:anchor-type="as-char"><draw:object xlink:href="Formula-336/" xlink:type="simple" xlink:show="embed" xlink:actuate="onLoad"/></draw:frame><text:line-break/>Indica que o modelo não explica nada da variabilidade dos dados de resposta ao redor de sua média.<text:line-break/></text:p>
            </text:list-item>
            <text:list-item>
              <text:p text:style-name="P1282"><draw:frame draw:style-name="fr1" text:anchor-type="as-char"><draw:object xlink:href="Formula-338/" xlink:type="simple" xlink:show="embed" xlink:actuate="onLoad"/></draw:frame><text:line-break/>Indica que o modelo explica toda variabilidade dos dados de resposta ao redor de sua média.<text:line-break/>Teoricamente se um modelo pudesse explicar <draw:frame draw:style-name="fr1" text:anchor-type="as-char"><draw:object xlink:href="Formula-340/" xlink:type="simple" xlink:show="embed" xlink:actuate="onLoad"/></draw:frame> da variância, os valores ajustados seriam sempre iguais aos valores observados e, portanto, todos os pontos de dados cairiam na linha de regressão ajustada.<text:line-break/></text:p>
            </text:list-item>
          </text:list>
        </text:list-item>
        <text:list-item>
          <text:p text:style-name="P1281">Valores baixos de <draw:frame draw:style-name="fr1" text:anchor-type="as-char"><draw:object xlink:href="Formula-342/" xlink:type="simple" xlink:show="embed" xlink:actuate="onLoad"/></draw:frame> não são necessariamente ruins, em algumas áreas é esperado que seus valores sejam baixos.<text:line-break/>Ex.: Áreas de previsão de comportamento humano, normalmente <draw:frame draw:style-name="fr1" text:anchor-type="as-char"><draw:object xlink:href="Formula-344/" xlink:type="simple" xlink:show="embed" xlink:actuate="onLoad"/></draw:frame>.<text:line-break/></text:p>
        </text:list-item>
      </text:list>
      <text:p text:style-name="Pagebreak"/>
      <text:h text:style-name="Heading_20_5" text:outline-level="5"><text:bookmark-start text:name="gráfico-de-dispersão-com-linha-de-tendência"/>9.2.11.8.4 Gráfico de dispersão com linha de tendência<text:bookmark-end text:name="gráfico-de-dispersão-com-linha-de-tendência"/></text:h>
      <text:list text:style-name="L354">
        <text:list-item>
          <text:p text:style-name="P1283">Principais argumentos do gráfico de dispersão com linhas de tendência:<text:line-break/></text:p>
          <text:list text:style-name="L355">
            <text:list-item>
              <text:p text:style-name="P1284"><text:span text:style-name="Source_Text">geom_point()</text:span><text:line-break/>Adiciona a camada de gráfico de pontos (os pontos).<text:line-break/></text:p>
            </text:list-item>
            <text:list-item>
              <text:p text:style-name="P1284"><text:span text:style-name="Source_Text">geom_smooth()</text:span><text:line-break/></text:p>
              <text:list text:style-name="L356">
                <text:list-item>
                  <text:p text:style-name="P1285"><text:span text:style-name="Source_Text">method = lm</text:span><text:line-break/>Adiciona uma função de modelagem.<text:line-break/>Uma comum usada é de regressão linear <text:span text:style-name="Source_Text">lm</text:span>.<text:line-break/></text:p>
                </text:list-item>
              </text:list>
            </text:list-item>
            <text:list-item>
              <text:p text:style-name="P1284"><text:span text:style-name="Source_Text">sprintf()</text:span><text:line-break/>Chama uma função de <text:span text:style-name="T1">C</text:span> <text:span text:style-name="Source_Text">printf()</text:span>, que retorna um vetor de caracteres, contendo uma combinação formatada de texto e valores de variáveis.<text:line-break/></text:p>
            </text:list-item>
            <text:list-item>
              <text:p text:style-name="P1284"><text:span text:style-name="Source_Text">summary(model)</text:span><text:line-break/>Retorna resumos matemáticos da classe do argumento.<text:line-break/></text:p>
              <text:list text:style-name="L357">
                <text:list-item>
                  <text:p text:style-name="P1286"><text:span text:style-name="Source_Text">summary(model)$coefficients[2]</text:span><text:line-break/>Retorna o <text:span text:style-name="T1">intercepto</text:span> (<draw:frame draw:style-name="fr1" text:anchor-type="as-char"><draw:object xlink:href="Formula-346/" xlink:type="simple" xlink:show="embed" xlink:actuate="onLoad"/></draw:frame>) da reta de regressão linear (<draw:frame draw:style-name="fr1" text:anchor-type="as-char"><draw:object xlink:href="Formula-348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coefficients[1]</text:span><text:line-break/>Retorna o <text:span text:style-name="T1">coeficiente angular</text:span> (<draw:frame draw:style-name="fr1" text:anchor-type="as-char"><draw:object xlink:href="Formula-350/" xlink:type="simple" xlink:show="embed" xlink:actuate="onLoad"/></draw:frame>) da reta de regressão linear (<draw:frame draw:style-name="fr1" text:anchor-type="as-char"><draw:object xlink:href="Formula-352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r.squared</text:span><text:line-break/>Retorna o <text:span text:style-name="T1">coeficiente de determinação</text:span> (<draw:frame draw:style-name="fr1" text:anchor-type="as-char"><draw:object xlink:href="Formula-354/" xlink:type="simple" xlink:show="embed" xlink:actuate="onLoad"/></draw:frame>) da regressão linear.<text:line-break/></text:p>
                </text:list-item>
                <text:list-item>
                  <text:p text:style-name="P1286"><text:span text:style-name="Source_Text">cor(y,x)</text:span><text:line-break/>Retorna o <text:span text:style-name="T1">coeficiente de correlação</text:span> da regressão linear.<text:line-break/></text:p>
                </text:list-item>
              </text:list>
            </text:list-item>
          </text:list>
        </text:list-item>
      </text:list>
      <text:p text:style-name="Pagebreak"/>
      <text:list text:style-name="L358">
        <text:list-item>
          <text:p text:style-name="P1287">Exemplo - Gráfico de dispersão com linha de tendência (<text:span text:style-name="T1">regressão linear</text:span>) por <text:span text:style-name="Source_Text">ggplot2</text:span> (<text:span text:style-name="Source_Text">geom_point()+geom_smooth(method="lm")</text:span>):<text:line-break/></text:p>
        </text:list-item>
      </text:list>
      <text:p text:style-name="P1288">#Plotagem</text:p>
      <text:p text:style-name="P1289">ggplot(df, aes(x, y, color = ""))+</text:p>
      <text:p text:style-name="P1290"><text:s text:c="2"/>geom_point()+</text:p>
      <text:p text:style-name="P1291"><text:s text:c="2"/>geom_smooth(method = "lm")+ #Método lm, Regressão linear</text:p>
      <text:p text:style-name="P1292"><text:s text:c="2"/>labs(title = </text:p>
      <text:p text:style-name="P1293"><text:s text:c="9"/>sprintf("Regressão linear\nR-quadrado = %1.3f\nEquação: %1.2fX+%1.2f\nCoeficiente de correlação linear = %1.3f",</text:p>
      <text:p text:style-name="P1294"><text:s text:c="17"/>summary(model)$r.squared, #R-quadrado</text:p>
      <text:p text:style-name="P1295"><text:s text:c="17"/>summary(model)$coefficients[2], #coeficiente A de Y=AX+B</text:p>
      <text:p text:style-name="P1296"><text:s text:c="17"/>summary(model)$coefficients[1], #coeficiente B de Y=AX+B</text:p>
      <text:p text:style-name="P1297"><text:s text:c="17"/>cor(y,x)),#Coeficiente de correlação linear</text:p>
      <text:p text:style-name="P1298"><text:s text:c="7"/>color = #legenda color (reta)</text:p>
      <text:p text:style-name="P1299"><text:s text:c="9"/>sprintf("Equação: %1.2fX+%1.2f",</text:p>
      <text:p text:style-name="P1300"><text:s text:c="17"/>summary(model)$coefficients[2], #coeficiente A de Y=AX+B</text:p>
      <text:p text:style-name="P1301"><text:s text:c="17"/>summary(model)$coefficients[1]))+ #coeficiente B de Y=AX+B</text:p>
      <text:p text:style-name="P1302"><text:s text:c="9"/>#Função de C printf, que retorna um vetor de caracteres,</text:p>
      <text:p text:style-name="P1303"><text:s text:c="9"/>#contendo uma combinação de formatada de texto e valores de variáveis</text:p>
      <text:p text:style-name="P1304"><text:s text:c="9"/>#"\n" = Próxima linha</text:p>
      <text:p text:style-name="P1305"><text:s text:c="9"/>#"%1.2f" = "%" imprimir argumentos,</text:p>
      <text:p text:style-name="P1306"><text:s text:c="20"/>#"1" tamanho minimo do campo,</text:p>
      <text:p text:style-name="P1307"><text:s text:c="20"/>#"2" número de casas decimais e </text:p>
      <text:p text:style-name="P1308"><text:s text:c="20"/>#"f" ponto flutuante.</text:p>
      <text:p text:style-name="P1309"><text:s text:c="2"/>scale_color_grey()+ #Adiciona escala de cinza na variável color</text:p>
      <text:p text:style-name="P1310"><text:s text:c="2"/>scale_fill_grey()+ #Adiciona escala de cinza na variável fill</text:p>
      <text:p text:style-name="P1311"><text:s text:c="2"/>theme_bw(base_size = 18)+ #Adiciona tema "black and white" e tamanho da fonte</text:p>
      <text:p text:style-name="P1312"><text:s text:c="2"/>theme(plot.title = element_text(hjust = 0.5)) #Alinhamento horizontal do título</text:p>
      <text:p text:style-name="P1313"/>
      <text:p text:style-name="P1314">#Fechando dispositivo gráfico</text:p>
      <text:p text:style-name="P1315">dev.off()</text:p>
      <text:p text:style-name="Pagebreak"/>
      <text:p text:style-name="FigureWithCaption"><draw:frame draw:name="img47" svg:width="909.4736842105264pt" svg:height="401.6842105263158pt"><draw:image xlink:href="Pictures/356.png" xlink:type="simple" xlink:show="embed" xlink:actuate="onLoad"/></draw:frame></text:p>
      <text:p text:style-name="FigureCaption">Gráfico de dispersão com linha de tendência (<text:span text:style-name="T1">regressão linear</text:span>).</text:p>
      <text:p text:style-name="Pagebreak"/>
      <text:h text:style-name="Heading_20_4" text:outline-level="4"><text:bookmark-start text:name="efeitos"/>9.2.11.9 Efeitos<text:bookmark-end text:name="efeitos"/></text:h>
      <text:h text:style-name="Heading_20_5" text:outline-level="5"><text:bookmark-start text:name="o-efeito-jitter"/>9.2.11.9.1 O efeito jitter<text:bookmark-end text:name="o-efeito-jitter"/></text:h>
      <text:list text:style-name="L359">
        <text:list-item>
          <text:p text:style-name="P1316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316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316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316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316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8" style:rel-width="50.0%" style:rel-height="scale" svg:width="527.7486910994764pt" svg:height="326.4502617801047pt"><draw:image xlink:href="Pictures/357.png" xlink:type="simple" xlink:show="embed" xlink:actuate="onLoad"/></draw:frame></text:p>
      <text:p text:style-name="FigureCaption">Gráfico sem efeito jitter.</text:p>
      <text:p text:style-name="FigureWithCaption"><draw:frame draw:name="img49" style:rel-width="50.0%" style:rel-height="scale" svg:width="527.7486910994764pt" svg:height="326.4502617801047pt"><draw:image xlink:href="Pictures/358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9.2.11.9.2 Facetas<text:bookmark-end text:name="facetas"/></text:h>
      <text:list text:style-name="L360">
        <text:list-item>
          <text:p text:style-name="P1317">Divide o gráfico em vários painéis.<text:line-break/></text:p>
        </text:list-item>
        <text:list-item>
          <text:p text:style-name="P1317">O <text:span text:style-name="Source_Text">facet_grid()</text:span> forma uma matriz de painéis definidos por variáveis de facetação de linha e coluna.<text:line-break/></text:p>
        </text:list-item>
        <text:list-item>
          <text:p text:style-name="P1317">É mais útil quando se tem duas variáveis discretas e todas as combinações das variáveis existem nos dados.<text:line-break/></text:p>
        </text:list-item>
        <text:list-item>
          <text:p text:style-name="P1317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50" svg:width="405.09090909090907pt" svg:height="225.45454545454547pt"><draw:image xlink:href="Pictures/359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61">
        <text:list-item>
          <text:p text:style-name="P1318">Principais argumentos do <text:span text:style-name="Source_Text">facet_grid()</text:span>:<text:line-break/></text:p>
          <text:list text:style-name="L362">
            <text:list-item>
              <text:p text:style-name="P1319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319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319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319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319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63">
        <text:list-item>
          <text:p text:style-name="P1320">Exemplos - <text:span text:style-name="Source_Text">facet_grid()</text:span> alterando parâmetros:<text:line-break/></text:p>
        </text:list-item>
      </text:list>
      <text:p text:style-name="FigureWithCaption"><draw:frame draw:name="img51" style:rel-width="50.0%" style:rel-height="scale" svg:width="527.7486910994764pt" svg:height="326.4502617801047pt"><draw:image xlink:href="Pictures/360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52" style:rel-width="50.0%" style:rel-height="scale" svg:width="527.7486910994764pt" svg:height="326.4502617801047pt"><draw:image xlink:href="Pictures/361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53" style:rel-width="50.0%" style:rel-height="scale" svg:width="527.7486910994764pt" svg:height="326.4502617801047pt"><draw:image xlink:href="Pictures/362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54" style:rel-width="50.0%" style:rel-height="scale" svg:width="672.0pt" svg:height="537.0pt"><draw:image xlink:href="Pictures/363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9.2.11.9.3 O efeito de suavização smooth<text:bookmark-end text:name="o-efeito-de-suavização-smooth"/></text:h>
      <text:list text:style-name="L364">
        <text:list-item>
          <text:p text:style-name="P1321">Trata-se de um ajuste de curva de tendência entre duas variáveis numéricas.<text:line-break/></text:p>
        </text:list-item>
        <text:list-item>
          <text:p text:style-name="P1321">Usa o modelo de regressão local para gerar uma curva suavizada que melhor se ajuste aos pontos.<text:line-break/></text:p>
        </text:list-item>
        <text:list-item>
          <text:p text:style-name="P1321">Na regressão local, estima-se uma função na vizinhança de cada ponto de interesse.<text:line-break/></text:p>
        </text:list-item>
        <text:list-item>
          <text:p text:style-name="P1321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32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321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321">Principais argumentos da função <text:span text:style-name="Source_Text">geom_smooth()</text:span>:<text:line-break/></text:p>
          <text:list text:style-name="L365">
            <text:list-item>
              <text:p text:style-name="P1322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322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64/" xlink:type="simple" xlink:show="embed" xlink:actuate="onLoad"/></draw:frame>), enquanto números maiores (<draw:frame draw:style-name="fr1" text:anchor-type="as-char"><draw:object xlink:href="Formula-366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322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66">
        <text:list-item>
          <text:p text:style-name="P1323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55" style:rel-width="50.0%" style:rel-height="scale" svg:width="527.7486910994764pt" svg:height="326.4502617801047pt"><draw:image xlink:href="Pictures/368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6" style:rel-width="50.0%" style:rel-height="scale" svg:width="527.7486910994764pt" svg:height="326.4502617801047pt"><draw:image xlink:href="Pictures/369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7" style:rel-width="50.0%" style:rel-height="scale" svg:width="527.7486910994764pt" svg:height="326.4502617801047pt"><draw:image xlink:href="Pictures/370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8" style:rel-width="50.0%" style:rel-height="scale" svg:width="527.7486910994764pt" svg:height="326.4502617801047pt"><draw:image xlink:href="Pictures/371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9.2.12 Assistentes para ggplot2<text:bookmark-end text:name="assistentes-para-ggplot2"/></text:h>
      <text:list text:style-name="L367">
        <text:list-item>
          <text:p text:style-name="P1324">Modelos do pacote <text:span text:style-name="Source_Text">ggplot2</text:span>:<text:line-break/><text:a xlink:type="simple" xlink:href="https://exts.ggplot2.tidyverse.org/gallery/" office:name=""><text:span text:style-name="Definition">https://exts.ggplot2.tidyverse.org/gallery/</text:span></text:a></text:p>
        </text:list-item>
        <text:list-item>
          <text:p text:style-name="P1324">Pacotes auxiliares ao ggplot:<text:line-break/></text:p>
          <text:list text:style-name="L368">
            <text:list-item>
              <text:p text:style-name="P1325"><text:span text:style-name="Source_Text">ggThemeAssist</text:span><text:line-break/>Fornece uma interface gráfica (Addins) para editar os elementos do tema <text:span text:style-name="Source_Text">ggplot2</text:span>.<text:line-break/></text:p>
            </text:list-item>
            <text:list-item>
              <text:p text:style-name="P1325"><text:span text:style-name="Source_Text">esquisse</text:span><text:line-break/>Pacote para criação de gráficos (<text:span text:style-name="Source_Text">ggplot2</text:span>) de maneira <text:span text:style-name="T2">point and click</text:span>.<text:line-break/></text:p>
            </text:list-item>
            <text:list-item>
              <text:p text:style-name="P1325"><text:span text:style-name="Source_Text">hrbrthemes</text:span><text:line-break/>Uma compilação de temas, escalas e utilitarios extras de <text:span text:style-name="Source_Text">ggplot2</text:span>, incluindo uma função de verificação ortográfica para campos de rôtulos de plotagem.<text:line-break/></text:p>
            </text:list-item>
            <text:list-item>
              <text:p text:style-name="P1325"><text:span text:style-name="Source_Text">ggthemes</text:span><text:line-break/>Temas adicionais para gráficos <text:span text:style-name="Source_Text">ggplot2</text:span>.<text:line-break/></text:p>
            </text:list-item>
          </text:list>
        </text:list-item>
      </text:list>
      <text:p text:style-name="FigureWithCaption"><draw:frame draw:name="img59" svg:width="1112.0pt" svg:height="696.0pt"><draw:image xlink:href="Pictures/372.png" xlink:type="simple" xlink:show="embed" xlink:actuate="onLoad"/></draw:frame></text:p>
      <text:p text:style-name="FigureCaption">Pacotes auxiliares (<text:span text:style-name="Source_Text">ggThemeAssist</text:span> e <text:span text:style-name="Source_Text">esquisse</text:span>) de construção de gráfico - ggplot2 builder</text:p>
      <text:p text:style-name="Pagebreak"/>
      <text:h text:style-name="Heading_20_1" text:outline-level="1"><text:bookmark-start text:name="cap.-8---limpeza-rápida-nos-dados"/>10 CAP. 8 - LIMPEZA RÁPIDA NOS DADOS<text:bookmark-end text:name="cap.-8---limpeza-rápida-nos-dados"/></text:h>
      <text:h text:style-name="Heading_20_2" text:outline-level="2"><text:bookmark-start text:name="pactoes"/>10.1 Pactoes<text:bookmark-end text:name="pactoes"/></text:h>
      <text:list text:style-name="L369">
        <text:list-item>
          <text:p text:style-name="P1326"><text:span text:style-name="Source_Text">janitor</text:span><text:line-break/>Projetado para inspeção e limpeza de dados “sujos”.<text:line-break/></text:p>
        </text:list-item>
      </text:list>
      <text:h text:style-name="Heading_20_2" text:outline-level="2"><text:bookmark-start text:name="dados-sujos"/>10.2 Dados “sujos”<text:bookmark-end text:name="dados-sujos"/></text:h>
      <text:list text:style-name="L370">
        <text:list-item>
          <text:p text:style-name="P1327">Dados que podem apresentam diversos problemas ao utilizar dados abertos ou quando várias pessoas digitaram os dados.<text:line-break/></text:p>
        </text:list-item>
        <text:list-item>
          <text:p text:style-name="P1327">Registros que necessitam de ajustes antes de sua análise.<text:line-break/></text:p>
        </text:list-item>
      </text:list>
      <text:p text:style-name="Pagebreak"/>
      <text:h text:style-name="Heading_20_2" text:outline-level="2"><text:bookmark-start text:name="principais-funções-janitor"/>10.3 Principais funções <text:span text:style-name="Source_Text">janitor</text:span><text:bookmark-end text:name="principais-funções-janitor"/></text:h>
      <text:h text:style-name="Heading_20_3" text:outline-level="3"><text:bookmark-start text:name="limpando-nomes-do-data.frame"/>10.3.1 Limpando nomes do <text:span text:style-name="Source_Text">data.frame</text:span><text:bookmark-end text:name="limpando-nomes-do-data.frame"/></text:h>
      <text:list text:style-name="L371">
        <text:list-item>
          <text:p text:style-name="P1328">Manipulação de nomes problematicos de variáveis (<text:span text:style-name="Source_Text">clean_names()</text:span>).<text:line-break/></text:p>
        </text:list-item>
        <text:list-item>
          <text:p text:style-name="P1328">O que a função <text:span text:style-name="Source_Text">clean.names()</text:span> faz?<text:line-break/></text:p>
          <text:list text:style-name="L372">
            <text:list-item>
              <text:p text:style-name="P1329">Retorna nomes somente com letras em caixa baixa e com “_” como separador.<text:line-break/></text:p>
            </text:list-item>
            <text:list-item>
              <text:p text:style-name="P1329">Manipula caracteres especiais e espaços.<text:line-break/></text:p>
            </text:list-item>
            <text:list-item>
              <text:p text:style-name="P1329">Inclui números para nomes duplicados.<text:line-break/></text:p>
            </text:list-item>
            <text:list-item>
              <text:p text:style-name="P1329">Converte o símbolo “%” para “percent” preservando o sentido.<text:line-break/></text:p>
            </text:list-item>
          </text:list>
        </text:list-item>
        <text:list-item>
          <text:p text:style-name="P1328">Existe um função no pacote básico do R que também faz limpeza de nomes (corrige nomes) <text:span text:style-name="Source_Text">make.names()</text:span>. Porém ela é muito básica, não sendo assim a solução ideal:<text:line-break/></text:p>
          <text:list text:style-name="L373">
            <text:list-item>
              <text:p text:style-name="P1330">Elimina espaços e substitui por pontos.<text:line-break/></text:p>
            </text:list-item>
            <text:list-item>
              <text:p text:style-name="P1330">Substitui símbolos por pontos.<text:line-break/></text:p>
            </text:list-item>
          </text:list>
        </text:list-item>
        <text:list-item>
          <text:p text:style-name="P1328">Exemplo - Limpando nomes do <text:span text:style-name="Source_Text">data.frame</text:span>:<text:line-break/></text:p>
        </text:list-item>
      </text:list>
      <text:p text:style-name="P1331">#Dados</text:p>
      <text:p text:style-name="P1332">dfp &lt;- as.data.frame(matrix(ncol = 6))</text:p>
      <text:p text:style-name="P1333">names(dfp) &lt;- c("OriGem",</text:p>
      <text:p text:style-name="P1334"><text:s text:c="16"/>"REPETE",</text:p>
      <text:p text:style-name="P1335"><text:s text:c="16"/>"REPETE",</text:p>
      <text:p text:style-name="P1336"><text:s text:c="16"/>"% de acertos",</text:p>
      <text:p text:style-name="P1337"><text:s text:c="16"/>"R!$@$&amp;*",</text:p>
      <text:p text:style-name="P1338"><text:s text:c="16"/>"")</text:p>
      <text:p text:style-name="P1339">dfp</text:p>
      <text:p text:style-name="P1340">#OriGem REPETE REPETE % de acertos R!$@$&amp;* <text:s text:c="2"/></text:p>
      <text:p text:style-name="P1341">#1 <text:s text:c="4"/>NA <text:s text:c="4"/>NA <text:s text:c="4"/>NA <text:s text:c="10"/>NA <text:s text:c="5"/>NA NA</text:p>
      <text:p text:style-name="P1342"/>
      <text:p text:style-name="P1343">#Limpando nomes</text:p>
      <text:p text:style-name="P1344">clean_names(dfp)</text:p>
      <text:p text:style-name="P1345">#ori_gem repete repete_2 percent_de_acertos <text:s text:c="1"/>r <text:s text:c="1"/>x</text:p>
      <text:p text:style-name="P1346">#1 <text:s text:c="5"/>NA <text:s text:c="4"/>NA <text:s text:c="6"/>NA <text:s text:c="16"/>NA NA NA</text:p>
      <text:p text:style-name="P1347"/>
      <text:p text:style-name="P1348">#Comparando com a função básica do R make.names</text:p>
      <text:p text:style-name="P1349">make.names(names(dfp))</text:p>
      <text:p text:style-name="P1350">#[1] "OriGem" <text:s text:c="7"/>"REPETE" <text:s text:c="7"/>"REPETE" <text:s text:c="7"/>"X..de.acertos"</text:p>
      <text:p text:style-name="P1351">#[5] "R......" <text:s text:c="6"/>"X" <text:s text:c="1"/></text:p>
      <text:p text:style-name="Pagebreak"/>
      <text:h text:style-name="Heading_20_3" text:outline-level="3"><text:bookmark-start text:name="remova-colunas-ou-linhas-inútes"/>10.3.2 Remova colunas ou linhas inútes<text:bookmark-end text:name="remova-colunas-ou-linhas-inútes"/></text:h>
      <text:p text:style-name="Pagebreak"/>
      <text:h text:style-name="Heading_20_1" text:outline-level="1"><text:bookmark-start text:name="andamento-dos-estudos"/>11 ANDAMENTO DOS ESTUDOS<text:bookmark-end text:name="andamento-dos-estudos"/></text:h>
      <text:p text:style-name="First_20_paragraph">Assunto em andamento:<text:line-break/></text:p>
      <text:p text:style-name="Text_20_body">Atualmente estou estudando Cap.8, Limpeza rápida nos dados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7-24T11:18:29Z</meta:creation-date>
    <dc:date>2023-07-24T11:18:29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4 julh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4/content.xml><?xml version="1.0" encoding="utf-8"?>
<math xmlns="http://www.w3.org/1998/Math/MathML" display="inline">
  <mrow>
    <mn>0</mn>
    <mo>&gt;</mo>
    <mi>x</mi>
    <mo>&gt;</mo>
    <mn>1</mn>
  </mrow>
</math>
</file>

<file path=Formula-306/content.xml><?xml version="1.0" encoding="utf-8"?>
<math xmlns="http://www.w3.org/1998/Math/MathML" display="inline">
  <mrow>
    <mo>∼</mo>
    <mn>1</mn>
  </mrow>
</math>
</file>

<file path=Formula-309/content.xml><?xml version="1.0" encoding="utf-8"?>
<math xmlns="http://www.w3.org/1998/Math/MathML" display="inline">
  <msup>
    <mi>R</mi>
    <mn>2</mn>
  </msup>
</math>
</file>

<file path=Formula-31/content.xml><?xml version="1.0" encoding="utf-8"?>
<math xmlns="http://www.w3.org/1998/Math/MathML" display="inline">
  <mfrac>
    <mn>1</mn>
    <mn>2</mn>
  </mfrac>
</math>
</file>

<file path=Formula-311/content.xml><?xml version="1.0" encoding="utf-8"?>
<math xmlns="http://www.w3.org/1998/Math/MathML" display="block">
  <mrow>
    <mi>y</mi>
    <mo>=</mo>
    <mi>A</mi>
    <mo>+</mo>
    <mi>B</mi>
    <mi>x</mi>
  </mrow>
</math>
</file>

<file path=Formula-313/content.xml><?xml version="1.0" encoding="utf-8"?>
<math xmlns="http://www.w3.org/1998/Math/MathML" display="inline">
  <mi>A</mi>
</math>
</file>

<file path=Formula-315/content.xml><?xml version="1.0" encoding="utf-8"?>
<math xmlns="http://www.w3.org/1998/Math/MathML" display="inline">
  <mi>B</mi>
</math>
</file>

<file path=Formula-317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319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323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325/content.xml><?xml version="1.0" encoding="utf-8"?>
<math xmlns="http://www.w3.org/1998/Math/MathML" display="inline">
  <mi>n</mi>
</math>
</file>

<file path=Formula-327/content.xml><?xml version="1.0" encoding="utf-8"?>
<math xmlns="http://www.w3.org/1998/Math/MathML" display="inline">
  <msub>
    <mi>x</mi>
    <mi>i</mi>
  </msub>
</math>
</file>

<file path=Formula-329/content.xml><?xml version="1.0" encoding="utf-8"?>
<math xmlns="http://www.w3.org/1998/Math/MathML" display="inline">
  <msub>
    <mi>y</mi>
    <mi>i</mi>
  </msub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31/content.xml><?xml version="1.0" encoding="utf-8"?>
<math xmlns="http://www.w3.org/1998/Math/MathML" display="inline">
  <mrow>
    <mi>x</mi>
    <mi>y</mi>
  </mrow>
</math>
</file>

<file path=Formula-334/content.xml><?xml version="1.0" encoding="utf-8"?>
<math xmlns="http://www.w3.org/1998/Math/MathML" display="inline">
  <msup>
    <mi>R</mi>
    <mn>2</mn>
  </msup>
</math>
</file>

<file path=Formula-336/content.xml><?xml version="1.0" encoding="utf-8"?>
<math xmlns="http://www.w3.org/1998/Math/MathML" display="inline">
  <mrow>
    <mn>0</mn>
    <mi>%</mi>
  </mrow>
</math>
</file>

<file path=Formula-338/content.xml><?xml version="1.0" encoding="utf-8"?>
<math xmlns="http://www.w3.org/1998/Math/MathML" display="inline">
  <mrow>
    <mn>100</mn>
    <mi>%</mi>
  </mrow>
</math>
</file>

<file path=Formula-340/content.xml><?xml version="1.0" encoding="utf-8"?>
<math xmlns="http://www.w3.org/1998/Math/MathML" display="inline">
  <mrow>
    <mn>100</mn>
    <mi>%</mi>
  </mrow>
</math>
</file>

<file path=Formula-342/content.xml><?xml version="1.0" encoding="utf-8"?>
<math xmlns="http://www.w3.org/1998/Math/MathML" display="inline">
  <msup>
    <mi>R</mi>
    <mn>2</mn>
  </msup>
</math>
</file>

<file path=Formula-344/content.xml><?xml version="1.0" encoding="utf-8"?>
<math xmlns="http://www.w3.org/1998/Math/MathML" display="inline">
  <mrow>
    <msup>
      <mi>R</mi>
      <mn>2</mn>
    </msup>
    <mo>&lt;</mo>
    <mn>50</mn>
    <mi>%</mi>
  </mrow>
</math>
</file>

<file path=Formula-346/content.xml><?xml version="1.0" encoding="utf-8"?>
<math xmlns="http://www.w3.org/1998/Math/MathML" display="inline">
  <mi>A</mi>
</math>
</file>

<file path=Formula-348/content.xml><?xml version="1.0" encoding="utf-8"?>
<math xmlns="http://www.w3.org/1998/Math/MathML" display="inline">
  <mrow>
    <mi>y</mi>
    <mo>=</mo>
    <mi>A</mi>
    <mo>+</mo>
    <mi>B</mi>
    <mi>x</mi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50/content.xml><?xml version="1.0" encoding="utf-8"?>
<math xmlns="http://www.w3.org/1998/Math/MathML" display="inline">
  <mi>B</mi>
</math>
</file>

<file path=Formula-352/content.xml><?xml version="1.0" encoding="utf-8"?>
<math xmlns="http://www.w3.org/1998/Math/MathML" display="inline">
  <mrow>
    <mi>y</mi>
    <mo>=</mo>
    <mi>A</mi>
    <mo>+</mo>
    <mi>B</mi>
    <mi>x</mi>
  </mrow>
</math>
</file>

<file path=Formula-354/content.xml><?xml version="1.0" encoding="utf-8"?>
<math xmlns="http://www.w3.org/1998/Math/MathML" display="inline">
  <msup>
    <mi>R</mi>
    <mn>2</mn>
  </msup>
</math>
</file>

<file path=Formula-364/content.xml><?xml version="1.0" encoding="utf-8"?>
<math xmlns="http://www.w3.org/1998/Math/MathML" display="inline">
  <mrow>
    <mn>0</mn>
    <mo>&gt;</mo>
    <mi>x</mi>
    <mo>&gt;</mo>
    <mn>1</mn>
  </mrow>
</math>
</file>

<file path=Formula-366/content.xml><?xml version="1.0" encoding="utf-8"?>
<math xmlns="http://www.w3.org/1998/Math/MathML" display="inline">
  <mrow>
    <mo>∼</mo>
    <mn>1</mn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